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2.0012994225" calcext:value-type="float">
            <text:p>12.00129942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2.2462461822" calcext:value-type="float">
            <text:p>12.2462461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2.49619231" calcext:value-type="float">
            <text:p>12.4961923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2.7512398433" calcext:value-type="float">
            <text:p>12.751239843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3.0114929019" calcext:value-type="float">
            <text:p>13.01149290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3.2770577305" calcext:value-type="float">
            <text:p>13.27705773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3.5480427426" calcext:value-type="float">
            <text:p>13.548042742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3.8245585641" calcext:value-type="float">
            <text:p>13.824558564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4.106718079" calcext:value-type="float">
            <text:p>14.10671807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427827" calcext:value-type="float">
            <text:p>11.7028427827</text:p>
          </table:table-cell>
          <table:table-cell office:value-type="float" office:value="0.0000860484116076" calcext:value-type="float">
            <text:p>8.60484116076E-05</text:p>
          </table:table-cell>
          <table:table-cell office:value-type="float" office:value="11.7027567343" calcext:value-type="float">
            <text:p>11.7027567343</text:p>
          </table:table-cell>
          <table:table-cell office:value-type="float" office:value="14.3946364753" calcext:value-type="float">
            <text:p>14.39463647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7869884" calcext:value-type="float">
            <text:p>11.7027869884</text:p>
          </table:table-cell>
          <table:table-cell office:value-type="float" office:value="0.00120843583441" calcext:value-type="float">
            <text:p>0.0012084358</text:p>
          </table:table-cell>
          <table:table-cell office:value-type="float" office:value="11.7015785526" calcext:value-type="float">
            <text:p>11.7015785526</text:p>
          </table:table-cell>
          <table:table-cell office:value-type="float" office:value="14.6884312917" calcext:value-type="float">
            <text:p>14.688431291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7058189" calcext:value-type="float">
            <text:p>11.7027058189</text:p>
          </table:table-cell>
          <table:table-cell office:value-type="float" office:value="0.00442118568167" calcext:value-type="float">
            <text:p>0.0044211857</text:p>
          </table:table-cell>
          <table:table-cell office:value-type="float" office:value="11.6982846332" calcext:value-type="float">
            <text:p>11.6982846332</text:p>
          </table:table-cell>
          <table:table-cell office:value-type="float" office:value="14.9882224662" calcext:value-type="float">
            <text:p>14.988222466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615791" calcext:value-type="float">
            <text:p>11.702615791</text:p>
          </table:table-cell>
          <table:table-cell office:value-type="float" office:value="0.0102293610431" calcext:value-type="float">
            <text:p>0.010229361</text:p>
          </table:table-cell>
          <table:table-cell office:value-type="float" office:value="11.69238643" calcext:value-type="float">
            <text:p>11.69238643</text:p>
          </table:table-cell>
          <table:table-cell office:value-type="float" office:value="15.2941323845" calcext:value-type="float">
            <text:p>15.29413238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292618" calcext:value-type="float">
            <text:p>11.7025292618</text:p>
          </table:table-cell>
          <table:table-cell office:value-type="float" office:value="0.0187080320658" calcext:value-type="float">
            <text:p>0.0187080321</text:p>
          </table:table-cell>
          <table:table-cell office:value-type="float" office:value="11.6838212298" calcext:value-type="float">
            <text:p>11.6838212298</text:p>
          </table:table-cell>
          <table:table-cell office:value-type="float" office:value="15.6062859303" calcext:value-type="float">
            <text:p>15.606285930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4549971" calcext:value-type="float">
            <text:p>11.7024549971</text:p>
          </table:table-cell>
          <table:table-cell office:value-type="float" office:value="0.0296171197653" calcext:value-type="float">
            <text:p>0.0296171198</text:p>
          </table:table-cell>
          <table:table-cell office:value-type="float" office:value="11.6728378773" calcext:value-type="float">
            <text:p>11.6728378773</text:p>
          </table:table-cell>
          <table:table-cell office:value-type="float" office:value="15.9248105362" calcext:value-type="float">
            <text:p>15.924810536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3986666" calcext:value-type="float">
            <text:p>11.7023986666</text:p>
          </table:table-cell>
          <table:table-cell office:value-type="float" office:value="0.0425007533346" calcext:value-type="float">
            <text:p>0.0425007533</text:p>
          </table:table-cell>
          <table:table-cell office:value-type="float" office:value="11.6598979133" calcext:value-type="float">
            <text:p>11.6598979133</text:p>
          </table:table-cell>
          <table:table-cell office:value-type="float" office:value="16.2498362357" calcext:value-type="float">
            <text:p>16.249836235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3633502" calcext:value-type="float">
            <text:p>11.7023633502</text:p>
          </table:table-cell>
          <table:table-cell office:value-type="float" office:value="0.0567720622134" calcext:value-type="float">
            <text:p>0.0567720622</text:p>
          </table:table-cell>
          <table:table-cell office:value-type="float" office:value="11.645591288" calcext:value-type="float">
            <text:p>11.645591288</text:p>
          </table:table-cell>
          <table:table-cell office:value-type="float" office:value="16.5814957161" calcext:value-type="float">
            <text:p>16.581495716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3499678" calcext:value-type="float">
            <text:p>11.7023499678</text:p>
          </table:table-cell>
          <table:table-cell office:value-type="float" office:value="0.071784275282" calcext:value-type="float">
            <text:p>0.0717842753</text:p>
          </table:table-cell>
          <table:table-cell office:value-type="float" office:value="11.6305656926" calcext:value-type="float">
            <text:p>11.6305656926</text:p>
          </table:table-cell>
          <table:table-cell office:value-type="float" office:value="16.9199243731" calcext:value-type="float">
            <text:p>16.919924373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3576905" calcext:value-type="float">
            <text:p>11.7023576905</text:p>
          </table:table-cell>
          <table:table-cell office:value-type="float" office:value="0.0868890501549" calcext:value-type="float">
            <text:p>0.0868890502</text:p>
          </table:table-cell>
          <table:table-cell office:value-type="float" office:value="11.6154686404" calcext:value-type="float">
            <text:p>11.6154686404</text:p>
          </table:table-cell>
          <table:table-cell office:value-type="float" office:value="17.2652603657" calcext:value-type="float">
            <text:p>17.265260365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3843456" calcext:value-type="float">
            <text:p>11.7023843456</text:p>
          </table:table-cell>
          <table:table-cell office:value-type="float" office:value="0.101482927434" calcext:value-type="float">
            <text:p>0.1014829274</text:p>
          </table:table-cell>
          <table:table-cell office:value-type="float" office:value="11.6009014182" calcext:value-type="float">
            <text:p>11.6009014182</text:p>
          </table:table-cell>
          <table:table-cell office:value-type="float" office:value="17.6176446727" calcext:value-type="float">
            <text:p>17.61764467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4267474" calcext:value-type="float">
            <text:p>11.7024267474</text:p>
          </table:table-cell>
          <table:table-cell office:value-type="float" office:value="0.115042813923" calcext:value-type="float">
            <text:p>0.1150428139</text:p>
          </table:table-cell>
          <table:table-cell office:value-type="float" office:value="11.5873839335" calcext:value-type="float">
            <text:p>11.5873839335</text:p>
          </table:table-cell>
          <table:table-cell office:value-type="float" office:value="17.9772211505" calcext:value-type="float">
            <text:p>17.97722115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4810321" calcext:value-type="float">
            <text:p>11.7024810321</text:p>
          </table:table-cell>
          <table:table-cell office:value-type="float" office:value="0.127151393038" calcext:value-type="float">
            <text:p>0.127151393</text:p>
          </table:table-cell>
          <table:table-cell office:value-type="float" office:value="11.575329639" calcext:value-type="float">
            <text:p>11.575329639</text:p>
          </table:table-cell>
          <table:table-cell office:value-type="float" office:value="18.3441365914" calcext:value-type="float">
            <text:p>18.344136591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5429322" calcext:value-type="float">
            <text:p>11.7025429322</text:p>
          </table:table-cell>
          <table:table-cell office:value-type="float" office:value="0.137513362146" calcext:value-type="float">
            <text:p>0.1375133621</text:p>
          </table:table-cell>
          <table:table-cell office:value-type="float" office:value="11.56502957" calcext:value-type="float">
            <text:p>11.56502957</text:p>
          </table:table-cell>
          <table:table-cell office:value-type="float" office:value="18.7185407836" calcext:value-type="float">
            <text:p>18.718540783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6080657" calcext:value-type="float">
            <text:p>11.7026080657</text:p>
          </table:table-cell>
          <table:table-cell office:value-type="float" office:value="0.145963416147" calcext:value-type="float">
            <text:p>0.1459634161</text:p>
          </table:table-cell>
          <table:table-cell office:value-type="float" office:value="11.5566446495" calcext:value-type="float">
            <text:p>11.5566446495</text:p>
          </table:table-cell>
          <table:table-cell office:value-type="float" office:value="19.1005865729" calcext:value-type="float">
            <text:p>19.100586572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672144" calcext:value-type="float">
            <text:p>11.702672144</text:p>
          </table:table-cell>
          <table:table-cell office:value-type="float" office:value="0.152466840482" calcext:value-type="float">
            <text:p>0.1524668405</text:p>
          </table:table-cell>
          <table:table-cell office:value-type="float" office:value="11.5502053036" calcext:value-type="float">
            <text:p>11.5502053036</text:p>
          </table:table-cell>
          <table:table-cell office:value-type="float" office:value="19.4904299243" calcext:value-type="float">
            <text:p>19.49042992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7311569" calcext:value-type="float">
            <text:p>11.7027311569</text:p>
          </table:table-cell>
          <table:table-cell office:value-type="float" office:value="0.157113681769" calcext:value-type="float">
            <text:p>0.1571136818</text:p>
          </table:table-cell>
          <table:table-cell office:value-type="float" office:value="11.5456174752" calcext:value-type="float">
            <text:p>11.5456174752</text:p>
          </table:table-cell>
          <table:table-cell office:value-type="float" office:value="19.8882299863" calcext:value-type="float">
            <text:p>19.88822998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7815918" calcext:value-type="float">
            <text:p>11.7027815918</text:p>
          </table:table-cell>
          <table:table-cell office:value-type="float" office:value="0.160107293896" calcext:value-type="float">
            <text:p>0.1601072939</text:p>
          </table:table-cell>
          <table:table-cell office:value-type="float" office:value="11.5426742979" calcext:value-type="float">
            <text:p>11.5426742979</text:p>
          </table:table-cell>
          <table:table-cell office:value-type="float" office:value="20.2941491555" calcext:value-type="float">
            <text:p>20.29414915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8549532" calcext:value-type="float">
            <text:p>11.7028549532</text:p>
          </table:table-cell>
          <table:table-cell office:value-type="float" office:value="0.161782530705" calcext:value-type="float">
            <text:p>0.1617825307</text:p>
          </table:table-cell>
          <table:table-cell office:value-type="float" office:value="11.5410724225" calcext:value-type="float">
            <text:p>11.5410724225</text:p>
          </table:table-cell>
          <table:table-cell office:value-type="float" office:value="20.7083531429" calcext:value-type="float">
            <text:p>20.70835314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3125633" calcext:value-type="float">
            <text:p>11.703125633</text:p>
          </table:table-cell>
          <table:table-cell office:value-type="float" office:value="0.163274519394" calcext:value-type="float">
            <text:p>0.1632745194</text:p>
          </table:table-cell>
          <table:table-cell office:value-type="float" office:value="11.5398511136" calcext:value-type="float">
            <text:p>11.5398511136</text:p>
          </table:table-cell>
          <table:table-cell office:value-type="float" office:value="21.131011042" calcext:value-type="float">
            <text:p>21.13101104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3527029" calcext:value-type="float">
            <text:p>11.703527029</text:p>
          </table:table-cell>
          <table:table-cell office:value-type="float" office:value="0.166119406965" calcext:value-type="float">
            <text:p>0.166119407</text:p>
          </table:table-cell>
          <table:table-cell office:value-type="float" office:value="11.537407622" calcext:value-type="float">
            <text:p>11.537407622</text:p>
          </table:table-cell>
          <table:table-cell office:value-type="float" office:value="21.5622953972" calcext:value-type="float">
            <text:p>21.56229539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39715999" calcext:value-type="float">
            <text:p>11.7039715999</text:p>
          </table:table-cell>
          <table:table-cell office:value-type="float" office:value="0.17135649571" calcext:value-type="float">
            <text:p>0.1713564957</text:p>
          </table:table-cell>
          <table:table-cell office:value-type="float" office:value="11.5326151042" calcext:value-type="float">
            <text:p>11.5326151042</text:p>
          </table:table-cell>
          <table:table-cell office:value-type="float" office:value="22.0023822746" calcext:value-type="float">
            <text:p>22.002382274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.1972538161" calcext:value-type="float">
            <text:p>14.1972538161</text:p>
          </table:table-cell>
          <table:table-cell office:value-type="float" office:value="0.156446163903" calcext:value-type="float">
            <text:p>0.1564461639</text:p>
          </table:table-cell>
          <table:table-cell office:value-type="float" office:value="14.0408076522" calcext:value-type="float">
            <text:p>14.0408076522</text:p>
          </table:table-cell>
          <table:table-cell office:value-type="float" office:value="22.4514513339" calcext:value-type="float">
            <text:p>22.451451333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.198521557" calcext:value-type="float">
            <text:p>14.198521557</text:p>
          </table:table-cell>
          <table:table-cell office:value-type="float" office:value="0.172745352256" calcext:value-type="float">
            <text:p>0.1727453523</text:p>
          </table:table-cell>
          <table:table-cell office:value-type="float" office:value="14.0257762048" calcext:value-type="float">
            <text:p>14.0257762048</text:p>
          </table:table-cell>
          <table:table-cell office:value-type="float" office:value="22.9096859017" calcext:value-type="float">
            <text:p>22.909685901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2002629956" calcext:value-type="float">
            <text:p>14.2002629956</text:p>
          </table:table-cell>
          <table:table-cell office:value-type="float" office:value="0.194648113252" calcext:value-type="float">
            <text:p>0.1946481133</text:p>
          </table:table-cell>
          <table:table-cell office:value-type="float" office:value="14.0056148823" calcext:value-type="float">
            <text:p>14.0056148823</text:p>
          </table:table-cell>
          <table:table-cell office:value-type="float" office:value="23.3772730461" calcext:value-type="float">
            <text:p>23.377273046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2020677283" calcext:value-type="float">
            <text:p>14.2020677283</text:p>
          </table:table-cell>
          <table:table-cell office:value-type="float" office:value="0.226564070808" calcext:value-type="float">
            <text:p>0.2265640708</text:p>
          </table:table-cell>
          <table:table-cell office:value-type="float" office:value="13.9755036575" calcext:value-type="float">
            <text:p>13.9755036575</text:p>
          </table:table-cell>
          <table:table-cell office:value-type="float" office:value="23.8544036534" calcext:value-type="float">
            <text:p>23.85440365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.2034619287" calcext:value-type="float">
            <text:p>14.2034619287</text:p>
          </table:table-cell>
          <table:table-cell office:value-type="float" office:value="0.26675209995" calcext:value-type="float">
            <text:p>0.2667521</text:p>
          </table:table-cell>
          <table:table-cell office:value-type="float" office:value="13.9367098288" calcext:value-type="float">
            <text:p>13.9367098288</text:p>
          </table:table-cell>
          <table:table-cell office:value-type="float" office:value="24.3412725059" calcext:value-type="float">
            <text:p>24.341272505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2040100385" calcext:value-type="float">
            <text:p>14.2040100385</text:p>
          </table:table-cell>
          <table:table-cell office:value-type="float" office:value="0.311263726646" calcext:value-type="float">
            <text:p>0.3112637266</text:p>
          </table:table-cell>
          <table:table-cell office:value-type="float" office:value="13.8927463118" calcext:value-type="float">
            <text:p>13.8927463118</text:p>
          </table:table-cell>
          <table:table-cell office:value-type="float" office:value="24.8380783614" calcext:value-type="float">
            <text:p>24.838078361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2034068649" calcext:value-type="float">
            <text:p>14.2034068649</text:p>
          </table:table-cell>
          <table:table-cell office:value-type="float" office:value="0.354470905548" calcext:value-type="float">
            <text:p>0.3544709055</text:p>
          </table:table-cell>
          <table:table-cell office:value-type="float" office:value="13.8489359593" calcext:value-type="float">
            <text:p>13.8489359593</text:p>
          </table:table-cell>
          <table:table-cell office:value-type="float" office:value="25.3450240342" calcext:value-type="float">
            <text:p>25.345024034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2015939943" calcext:value-type="float">
            <text:p>14.2015939943</text:p>
          </table:table-cell>
          <table:table-cell office:value-type="float" office:value="0.390220108922" calcext:value-type="float">
            <text:p>0.3902201089</text:p>
          </table:table-cell>
          <table:table-cell office:value-type="float" office:value="13.8113738853" calcext:value-type="float">
            <text:p>13.8113738853</text:p>
          </table:table-cell>
          <table:table-cell office:value-type="float" office:value="25.8623164782" calcext:value-type="float">
            <text:p>25.862316478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1988892975" calcext:value-type="float">
            <text:p>14.1988892975</text:p>
          </table:table-cell>
          <table:table-cell office:value-type="float" office:value="0.41364082651" calcext:value-type="float">
            <text:p>0.4136408265</text:p>
          </table:table-cell>
          <table:table-cell office:value-type="float" office:value="13.785248471" calcext:value-type="float">
            <text:p>13.785248471</text:p>
          </table:table-cell>
          <table:table-cell office:value-type="float" office:value="26.3901668714" calcext:value-type="float">
            <text:p>26.39016687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1961428013" calcext:value-type="float">
            <text:p>14.1961428013</text:p>
          </table:table-cell>
          <table:table-cell office:value-type="float" office:value="0.423840819662" calcext:value-type="float">
            <text:p>0.4238408197</text:p>
          </table:table-cell>
          <table:table-cell office:value-type="float" office:value="13.7723019816" calcext:value-type="float">
            <text:p>13.7723019816</text:p>
          </table:table-cell>
          <table:table-cell office:value-type="float" office:value="26.9287907015" calcext:value-type="float">
            <text:p>26.928790701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1948969696" calcext:value-type="float">
            <text:p>14.1948969696</text:p>
          </table:table-cell>
          <table:table-cell office:value-type="float" office:value="0.427483839225" calcext:value-type="float">
            <text:p>0.4274838392</text:p>
          </table:table-cell>
          <table:table-cell office:value-type="float" office:value="13.7674131303" calcext:value-type="float">
            <text:p>13.7674131303</text:p>
          </table:table-cell>
          <table:table-cell office:value-type="float" office:value="27.4784078547" calcext:value-type="float">
            <text:p>27.47840785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1948333266" calcext:value-type="float">
            <text:p>14.1948333266</text:p>
          </table:table-cell>
          <table:table-cell office:value-type="float" office:value="0.431921326617" calcext:value-type="float">
            <text:p>0.4319213266</text:p>
          </table:table-cell>
          <table:table-cell office:value-type="float" office:value="13.762912" calcext:value-type="float">
            <text:p>13.762912</text:p>
          </table:table-cell>
          <table:table-cell office:value-type="float" office:value="28.039242705" calcext:value-type="float">
            <text:p>28.0392427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1947744519" calcext:value-type="float">
            <text:p>14.1947744519</text:p>
          </table:table-cell>
          <table:table-cell office:value-type="float" office:value="0.436156857943" calcext:value-type="float">
            <text:p>0.4361568579</text:p>
          </table:table-cell>
          <table:table-cell office:value-type="float" office:value="13.7586175939" calcext:value-type="float">
            <text:p>13.7586175939</text:p>
          </table:table-cell>
          <table:table-cell office:value-type="float" office:value="28.6115242056" calcext:value-type="float">
            <text:p>28.611524205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1947206636" calcext:value-type="float">
            <text:p>14.1947206636</text:p>
          </table:table-cell>
          <table:table-cell office:value-type="float" office:value="0.440222665352" calcext:value-type="float">
            <text:p>0.4402226654</text:p>
          </table:table-cell>
          <table:table-cell office:value-type="float" office:value="13.7544979983" calcext:value-type="float">
            <text:p>13.7544979983</text:p>
          </table:table-cell>
          <table:table-cell office:value-type="float" office:value="29.1954859831" calcext:value-type="float">
            <text:p>29.19548598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1946710865" calcext:value-type="float">
            <text:p>14.1946710865</text:p>
          </table:table-cell>
          <table:table-cell office:value-type="float" office:value="0.444079079006" calcext:value-type="float">
            <text:p>0.444079079</text:p>
          </table:table-cell>
          <table:table-cell office:value-type="float" office:value="13.7505920075" calcext:value-type="float">
            <text:p>13.7505920075</text:p>
          </table:table-cell>
          <table:table-cell office:value-type="float" office:value="29.791366432" calcext:value-type="float">
            <text:p>29.79136643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1946231968" calcext:value-type="float">
            <text:p>14.1946231968</text:p>
          </table:table-cell>
          <table:table-cell office:value-type="float" office:value="0.447672004283" calcext:value-type="float">
            <text:p>0.4476720043</text:p>
          </table:table-cell>
          <table:table-cell office:value-type="float" office:value="13.7469511925" calcext:value-type="float">
            <text:p>13.7469511925</text:p>
          </table:table-cell>
          <table:table-cell office:value-type="float" office:value="30.3994088128" calcext:value-type="float">
            <text:p>30.399408812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1945790656" calcext:value-type="float">
            <text:p>14.1945790656</text:p>
          </table:table-cell>
          <table:table-cell office:value-type="float" office:value="0.450854023028" calcext:value-type="float">
            <text:p>0.450854023</text:p>
          </table:table-cell>
          <table:table-cell office:value-type="float" office:value="13.7437250426" calcext:value-type="float">
            <text:p>13.7437250426</text:p>
          </table:table-cell>
          <table:table-cell office:value-type="float" office:value="31.0198613506" calcext:value-type="float">
            <text:p>31.019861350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1945423752" calcext:value-type="float">
            <text:p>14.1945423752</text:p>
          </table:table-cell>
          <table:table-cell office:value-type="float" office:value="0.453803068268" calcext:value-type="float">
            <text:p>0.4538030683</text:p>
          </table:table-cell>
          <table:table-cell office:value-type="float" office:value="13.740739307" calcext:value-type="float">
            <text:p>13.740739307</text:p>
          </table:table-cell>
          <table:table-cell office:value-type="float" office:value="31.6529773371" calcext:value-type="float">
            <text:p>31.652977337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194507013" calcext:value-type="float">
            <text:p>14.194507013</text:p>
          </table:table-cell>
          <table:table-cell office:value-type="float" office:value="0.45649595465" calcext:value-type="float">
            <text:p>0.4564959547</text:p>
          </table:table-cell>
          <table:table-cell office:value-type="float" office:value="13.7380110584" calcext:value-type="float">
            <text:p>13.7380110584</text:p>
          </table:table-cell>
          <table:table-cell office:value-type="float" office:value="32.2990152334" calcext:value-type="float">
            <text:p>32.29901523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6982048453" calcext:value-type="float">
            <text:p>22.6982048453</text:p>
          </table:table-cell>
          <table:table-cell office:value-type="float" office:value="1.03452584992" calcext:value-type="float">
            <text:p>1.0345258499</text:p>
          </table:table-cell>
          <table:table-cell office:value-type="float" office:value="21.6636789954" calcext:value-type="float">
            <text:p>21.6636789954</text:p>
          </table:table-cell>
          <table:table-cell office:value-type="float" office:value="32.958238776" calcext:value-type="float">
            <text:p>32.95823877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6977919886" calcext:value-type="float">
            <text:p>22.6977919886</text:p>
          </table:table-cell>
          <table:table-cell office:value-type="float" office:value="1.04584103185" calcext:value-type="float">
            <text:p>1.0458410319</text:p>
          </table:table-cell>
          <table:table-cell office:value-type="float" office:value="21.6519509568" calcext:value-type="float">
            <text:p>21.6519509568</text:p>
          </table:table-cell>
          <table:table-cell office:value-type="float" office:value="33.6309170842" calcext:value-type="float">
            <text:p>33.630917084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6971771031" calcext:value-type="float">
            <text:p>22.6971771031</text:p>
          </table:table-cell>
          <table:table-cell office:value-type="float" office:value="1.0549322689" calcext:value-type="float">
            <text:p>1.0549322689</text:p>
          </table:table-cell>
          <table:table-cell office:value-type="float" office:value="21.6422448342" calcext:value-type="float">
            <text:p>21.6422448342</text:p>
          </table:table-cell>
          <table:table-cell office:value-type="float" office:value="34.31732477" calcext:value-type="float">
            <text:p>34.3173247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6966806644" calcext:value-type="float">
            <text:p>22.6966806644</text:p>
          </table:table-cell>
          <table:table-cell office:value-type="float" office:value="1.06161004801" calcext:value-type="float">
            <text:p>1.061610048</text:p>
          </table:table-cell>
          <table:table-cell office:value-type="float" office:value="21.6350706164" calcext:value-type="float">
            <text:p>21.6350706164</text:p>
          </table:table-cell>
          <table:table-cell office:value-type="float" office:value="35.0177420504" calcext:value-type="float">
            <text:p>35.01774205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6962827818" calcext:value-type="float">
            <text:p>22.6962827818</text:p>
          </table:table-cell>
          <table:table-cell office:value-type="float" office:value="1.06603429909" calcext:value-type="float">
            <text:p>1.0660342991</text:p>
          </table:table-cell>
          <table:table-cell office:value-type="float" office:value="21.6302484827" calcext:value-type="float">
            <text:p>21.6302484827</text:p>
          </table:table-cell>
          <table:table-cell office:value-type="float" office:value="35.7324548613" calcext:value-type="float">
            <text:p>35.73245486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6959799838" calcext:value-type="float">
            <text:p>22.6959799838</text:p>
          </table:table-cell>
          <table:table-cell office:value-type="float" office:value="1.06832870401" calcext:value-type="float">
            <text:p>1.068328704</text:p>
          </table:table-cell>
          <table:table-cell office:value-type="float" office:value="21.6276512798" calcext:value-type="float">
            <text:p>21.6276512798</text:p>
          </table:table-cell>
          <table:table-cell office:value-type="float" office:value="36.4617549749" calcext:value-type="float">
            <text:p>36.461754974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6956347861" calcext:value-type="float">
            <text:p>22.6956347861</text:p>
          </table:table-cell>
          <table:table-cell office:value-type="float" office:value="1.06622706146" calcext:value-type="float">
            <text:p>1.0662270615</text:p>
          </table:table-cell>
          <table:table-cell office:value-type="float" office:value="21.6294077247" calcext:value-type="float">
            <text:p>21.6294077247</text:p>
          </table:table-cell>
          <table:table-cell office:value-type="float" office:value="37.2059401184" calcext:value-type="float">
            <text:p>37.20594011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6954197319" calcext:value-type="float">
            <text:p>22.6954197319</text:p>
          </table:table-cell>
          <table:table-cell office:value-type="float" office:value="1.05823347001" calcext:value-type="float">
            <text:p>1.05823347</text:p>
          </table:table-cell>
          <table:table-cell office:value-type="float" office:value="21.6371862619" calcext:value-type="float">
            <text:p>21.6371862619</text:p>
          </table:table-cell>
          <table:table-cell office:value-type="float" office:value="37.9653140953" calcext:value-type="float">
            <text:p>37.965314095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6999884083" calcext:value-type="float">
            <text:p>22.6999884083</text:p>
          </table:table-cell>
          <table:table-cell office:value-type="float" office:value="1.05882875823" calcext:value-type="float">
            <text:p>1.0588287582</text:p>
          </table:table-cell>
          <table:table-cell office:value-type="float" office:value="21.64115965" calcext:value-type="float">
            <text:p>21.64115965</text:p>
          </table:table-cell>
          <table:table-cell office:value-type="float" office:value="38.7401869103" calcext:value-type="float">
            <text:p>38.740186910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7111414974" calcext:value-type="float">
            <text:p>22.7111414974</text:p>
          </table:table-cell>
          <table:table-cell office:value-type="float" office:value="1.09840406098" calcext:value-type="float">
            <text:p>1.098404061</text:p>
          </table:table-cell>
          <table:table-cell office:value-type="float" office:value="21.6127374364" calcext:value-type="float">
            <text:p>21.6127374364</text:p>
          </table:table-cell>
          <table:table-cell office:value-type="float" office:value="39.5308748948" calcext:value-type="float">
            <text:p>39.53087489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7214396095" calcext:value-type="float">
            <text:p>22.7214396095</text:p>
          </table:table-cell>
          <table:table-cell office:value-type="float" office:value="1.19878610455" calcext:value-type="float">
            <text:p>1.1987861046</text:p>
          </table:table-cell>
          <table:table-cell office:value-type="float" office:value="21.522653505" calcext:value-type="float">
            <text:p>21.522653505</text:p>
          </table:table-cell>
          <table:table-cell office:value-type="float" office:value="40.3377008368" calcext:value-type="float">
            <text:p>40.337700836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7235708244" calcext:value-type="float">
            <text:p>22.7235708244</text:p>
          </table:table-cell>
          <table:table-cell office:value-type="float" office:value="1.33123434101" calcext:value-type="float">
            <text:p>1.331234341</text:p>
          </table:table-cell>
          <table:table-cell office:value-type="float" office:value="21.3923364834" calcext:value-type="float">
            <text:p>21.3923364834</text:p>
          </table:table-cell>
          <table:table-cell office:value-type="float" office:value="41.1609941122" calcext:value-type="float">
            <text:p>41.160994112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7110344011" calcext:value-type="float">
            <text:p>22.7110344011</text:p>
          </table:table-cell>
          <table:table-cell office:value-type="float" office:value="1.44249003047" calcext:value-type="float">
            <text:p>1.4424900305</text:p>
          </table:table-cell>
          <table:table-cell office:value-type="float" office:value="21.2685443706" calcext:value-type="float">
            <text:p>21.2685443706</text:p>
          </table:table-cell>
          <table:table-cell office:value-type="float" office:value="42.0010908198" calcext:value-type="float">
            <text:p>42.001090819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6952220936" calcext:value-type="float">
            <text:p>22.6952220936</text:p>
          </table:table-cell>
          <table:table-cell office:value-type="float" office:value="1.47760158918" calcext:value-type="float">
            <text:p>1.4776015892</text:p>
          </table:table-cell>
          <table:table-cell office:value-type="float" office:value="21.2176205044" calcext:value-type="float">
            <text:p>21.2176205044</text:p>
          </table:table-cell>
          <table:table-cell office:value-type="float" office:value="42.8583339179" calcext:value-type="float">
            <text:p>42.858333917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694190236" calcext:value-type="float">
            <text:p>22.694190236</text:p>
          </table:table-cell>
          <table:table-cell office:value-type="float" office:value="1.47902782132" calcext:value-type="float">
            <text:p>1.4790278213</text:p>
          </table:table-cell>
          <table:table-cell office:value-type="float" office:value="21.2151624147" calcext:value-type="float">
            <text:p>21.2151624147</text:p>
          </table:table-cell>
          <table:table-cell office:value-type="float" office:value="43.7330733646" calcext:value-type="float">
            <text:p>43.73307336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694055375" calcext:value-type="float">
            <text:p>22.694055375</text:p>
          </table:table-cell>
          <table:table-cell office:value-type="float" office:value="1.47859491039" calcext:value-type="float">
            <text:p>1.4785949104</text:p>
          </table:table-cell>
          <table:table-cell office:value-type="float" office:value="21.2154604646" calcext:value-type="float">
            <text:p>21.2154604646</text:p>
          </table:table-cell>
          <table:table-cell office:value-type="float" office:value="44.6256662608" calcext:value-type="float">
            <text:p>44.62566626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6938926264" calcext:value-type="float">
            <text:p>22.6938926264</text:p>
          </table:table-cell>
          <table:table-cell office:value-type="float" office:value="1.47888437088" calcext:value-type="float">
            <text:p>1.4788843709</text:p>
          </table:table-cell>
          <table:table-cell office:value-type="float" office:value="21.2150082555" calcext:value-type="float">
            <text:p>21.2150082555</text:p>
          </table:table-cell>
          <table:table-cell office:value-type="float" office:value="45.5364769958" calcext:value-type="float">
            <text:p>45.536476995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6937769899" calcext:value-type="float">
            <text:p>22.6937769899</text:p>
          </table:table-cell>
          <table:table-cell office:value-type="float" office:value="1.48501516129" calcext:value-type="float">
            <text:p>1.4850151613</text:p>
          </table:table-cell>
          <table:table-cell office:value-type="float" office:value="21.2087618286" calcext:value-type="float">
            <text:p>21.2087618286</text:p>
          </table:table-cell>
          <table:table-cell office:value-type="float" office:value="46.465877396" calcext:value-type="float">
            <text:p>46.46587739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693697693" calcext:value-type="float">
            <text:p>22.693697693</text:p>
          </table:table-cell>
          <table:table-cell office:value-type="float" office:value="1.48784901712" calcext:value-type="float">
            <text:p>1.4878490171</text:p>
          </table:table-cell>
          <table:table-cell office:value-type="float" office:value="21.2058486759" calcext:value-type="float">
            <text:p>21.2058486759</text:p>
          </table:table-cell>
          <table:table-cell office:value-type="float" office:value="47.4142468768" calcext:value-type="float">
            <text:p>47.414246876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6934686964" calcext:value-type="float">
            <text:p>22.6934686964</text:p>
          </table:table-cell>
          <table:table-cell office:value-type="float" office:value="1.4887169004" calcext:value-type="float">
            <text:p>1.4887169004</text:p>
          </table:table-cell>
          <table:table-cell office:value-type="float" office:value="21.204751796" calcext:value-type="float">
            <text:p>21.204751796</text:p>
          </table:table-cell>
          <table:table-cell office:value-type="float" office:value="48.3819725975" calcext:value-type="float">
            <text:p>48.38197259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6932933371" calcext:value-type="float">
            <text:p>22.6932933371</text:p>
          </table:table-cell>
          <table:table-cell office:value-type="float" office:value="1.48950446447" calcext:value-type="float">
            <text:p>1.4895044645</text:p>
          </table:table-cell>
          <table:table-cell office:value-type="float" office:value="21.2037888726" calcext:value-type="float">
            <text:p>21.2037888726</text:p>
          </table:table-cell>
          <table:table-cell office:value-type="float" office:value="49.3694496194" calcext:value-type="float">
            <text:p>49.369449619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6931439484" calcext:value-type="float">
            <text:p>22.6931439484</text:p>
          </table:table-cell>
          <table:table-cell office:value-type="float" office:value="1.49026404935" calcext:value-type="float">
            <text:p>1.4902640494</text:p>
          </table:table-cell>
          <table:table-cell office:value-type="float" office:value="21.202879899" calcext:value-type="float">
            <text:p>21.202879899</text:p>
          </table:table-cell>
          <table:table-cell office:value-type="float" office:value="50.377081067" calcext:value-type="float">
            <text:p>50.37708106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6930110833" calcext:value-type="float">
            <text:p>22.6930110833</text:p>
          </table:table-cell>
          <table:table-cell office:value-type="float" office:value="1.49099116636" calcext:value-type="float">
            <text:p>1.4909911664</text:p>
          </table:table-cell>
          <table:table-cell office:value-type="float" office:value="21.202019917" calcext:value-type="float">
            <text:p>21.202019917</text:p>
          </table:table-cell>
          <table:table-cell office:value-type="float" office:value="51.4052782924" calcext:value-type="float">
            <text:p>51.405278292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6928890543" calcext:value-type="float">
            <text:p>22.6928890543</text:p>
          </table:table-cell>
          <table:table-cell office:value-type="float" office:value="1.49156799597" calcext:value-type="float">
            <text:p>1.491567996</text:p>
          </table:table-cell>
          <table:table-cell office:value-type="float" office:value="21.2013210583" calcext:value-type="float">
            <text:p>21.2013210583</text:p>
          </table:table-cell>
          <table:table-cell office:value-type="float" office:value="52.4544610437" calcext:value-type="float">
            <text:p>52.454461043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692788007" calcext:value-type="float">
            <text:p>22.692788007</text:p>
          </table:table-cell>
          <table:table-cell office:value-type="float" office:value="1.49224980288" calcext:value-type="float">
            <text:p>1.4922498029</text:p>
          </table:table-cell>
          <table:table-cell office:value-type="float" office:value="21.2005382041" calcext:value-type="float">
            <text:p>21.2005382041</text:p>
          </table:table-cell>
          <table:table-cell office:value-type="float" office:value="53.5250576357" calcext:value-type="float">
            <text:p>53.52505763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6926953073" calcext:value-type="float">
            <text:p>22.6926953073</text:p>
          </table:table-cell>
          <table:table-cell office:value-type="float" office:value="1.49329885003" calcext:value-type="float">
            <text:p>1.49329885</text:p>
          </table:table-cell>
          <table:table-cell office:value-type="float" office:value="21.1993964572" calcext:value-type="float">
            <text:p>21.1993964572</text:p>
          </table:table-cell>
          <table:table-cell office:value-type="float" office:value="54.6175051254" calcext:value-type="float">
            <text:p>54.617505125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2.6925523297" calcext:value-type="float">
            <text:p>22.6925523297</text:p>
          </table:table-cell>
          <table:table-cell office:value-type="float" office:value="1.49341833145" calcext:value-type="float">
            <text:p>1.4934183315</text:p>
          </table:table-cell>
          <table:table-cell office:value-type="float" office:value="21.1991339982" calcext:value-type="float">
            <text:p>21.1991339982</text:p>
          </table:table-cell>
          <table:table-cell office:value-type="float" office:value="55.7322494901" calcext:value-type="float">
            <text:p>55.732249490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2.692405705" calcext:value-type="float">
            <text:p>22.692405705</text:p>
          </table:table-cell>
          <table:table-cell office:value-type="float" office:value="1.49131337051" calcext:value-type="float">
            <text:p>1.4913133705</text:p>
          </table:table-cell>
          <table:table-cell office:value-type="float" office:value="21.2010923345" calcext:value-type="float">
            <text:p>21.2010923345</text:p>
          </table:table-cell>
          <table:table-cell office:value-type="float" office:value="56.8697458095" calcext:value-type="float">
            <text:p>56.869745809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2.6922456351" calcext:value-type="float">
            <text:p>22.6922456351</text:p>
          </table:table-cell>
          <table:table-cell office:value-type="float" office:value="1.48660067796" calcext:value-type="float">
            <text:p>1.486600678</text:p>
          </table:table-cell>
          <table:table-cell office:value-type="float" office:value="21.2056449571" calcext:value-type="float">
            <text:p>21.2056449571</text:p>
          </table:table-cell>
          <table:table-cell office:value-type="float" office:value="58.0304584513" calcext:value-type="float">
            <text:p>58.030458451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2.6923124023" calcext:value-type="float">
            <text:p>22.6923124023</text:p>
          </table:table-cell>
          <table:table-cell office:value-type="float" office:value="1.4783267293" calcext:value-type="float">
            <text:p>1.4783267293</text:p>
          </table:table-cell>
          <table:table-cell office:value-type="float" office:value="21.213985673" calcext:value-type="float">
            <text:p>21.213985673</text:p>
          </table:table-cell>
          <table:table-cell office:value-type="float" office:value="59.2148612612" calcext:value-type="float">
            <text:p>59.21486126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2.565480987" calcext:value-type="float">
            <text:p>42.565480987</text:p>
          </table:table-cell>
          <table:table-cell office:value-type="float" office:value="3.6236416643" calcext:value-type="float">
            <text:p>3.6236416643</text:p>
          </table:table-cell>
          <table:table-cell office:value-type="float" office:value="38.9418393227" calcext:value-type="float">
            <text:p>38.9418393227</text:p>
          </table:table-cell>
          <table:table-cell office:value-type="float" office:value="60.4234377559" calcext:value-type="float">
            <text:p>60.423437755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2.5646513446" calcext:value-type="float">
            <text:p>42.5646513446</text:p>
          </table:table-cell>
          <table:table-cell office:value-type="float" office:value="3.63643977686" calcext:value-type="float">
            <text:p>3.6364397769</text:p>
          </table:table-cell>
          <table:table-cell office:value-type="float" office:value="38.9282115677" calcext:value-type="float">
            <text:p>38.9282115677</text:p>
          </table:table-cell>
          <table:table-cell office:value-type="float" office:value="61.656681321" calcext:value-type="float">
            <text:p>61.65668132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2.5641106086" calcext:value-type="float">
            <text:p>42.5641106086</text:p>
          </table:table-cell>
          <table:table-cell office:value-type="float" office:value="3.64475697906" calcext:value-type="float">
            <text:p>3.6447569791</text:p>
          </table:table-cell>
          <table:table-cell office:value-type="float" office:value="38.9193536295" calcext:value-type="float">
            <text:p>38.9193536295</text:p>
          </table:table-cell>
          <table:table-cell office:value-type="float" office:value="62.9150954117" calcext:value-type="float">
            <text:p>62.915095411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2.563867931" calcext:value-type="float">
            <text:p>42.563867931</text:p>
          </table:table-cell>
          <table:table-cell office:value-type="float" office:value="3.65188207734" calcext:value-type="float">
            <text:p>3.6518820773</text:p>
          </table:table-cell>
          <table:table-cell office:value-type="float" office:value="38.9119858537" calcext:value-type="float">
            <text:p>38.9119858537</text:p>
          </table:table-cell>
          <table:table-cell office:value-type="float" office:value="64.199193759" calcext:value-type="float">
            <text:p>64.19919375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2.5635704773" calcext:value-type="float">
            <text:p>42.5635704773</text:p>
          </table:table-cell>
          <table:table-cell office:value-type="float" office:value="3.65643877642" calcext:value-type="float">
            <text:p>3.6564387764</text:p>
          </table:table-cell>
          <table:table-cell office:value-type="float" office:value="38.9071317008" calcext:value-type="float">
            <text:p>38.9071317008</text:p>
          </table:table-cell>
          <table:table-cell office:value-type="float" office:value="65.5095005791" calcext:value-type="float">
            <text:p>65.50950057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2.5633370065" calcext:value-type="float">
            <text:p>42.5633370065</text:p>
          </table:table-cell>
          <table:table-cell office:value-type="float" office:value="3.660259465" calcext:value-type="float">
            <text:p>3.660259465</text:p>
          </table:table-cell>
          <table:table-cell office:value-type="float" office:value="38.9030775415" calcext:value-type="float">
            <text:p>38.9030775415</text:p>
          </table:table-cell>
          <table:table-cell office:value-type="float" office:value="66.8465507874" calcext:value-type="float">
            <text:p>66.84655078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2.5631059307" calcext:value-type="float">
            <text:p>42.5631059307</text:p>
          </table:table-cell>
          <table:table-cell office:value-type="float" office:value="3.66316698866" calcext:value-type="float">
            <text:p>3.6631669887</text:p>
          </table:table-cell>
          <table:table-cell office:value-type="float" office:value="38.899938942" calcext:value-type="float">
            <text:p>38.899938942</text:p>
          </table:table-cell>
          <table:table-cell office:value-type="float" office:value="68.210890217" calcext:value-type="float">
            <text:p>68.21089021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2.5629695496" calcext:value-type="float">
            <text:p>42.5629695496</text:p>
          </table:table-cell>
          <table:table-cell office:value-type="float" office:value="3.66556659755" calcext:value-type="float">
            <text:p>3.6655665976</text:p>
          </table:table-cell>
          <table:table-cell office:value-type="float" office:value="38.8974029521" calcext:value-type="float">
            <text:p>38.8974029521</text:p>
          </table:table-cell>
          <table:table-cell office:value-type="float" office:value="69.6030758415" calcext:value-type="float">
            <text:p>69.603075841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2.5626452233" calcext:value-type="float">
            <text:p>42.5626452233</text:p>
          </table:table-cell>
          <table:table-cell office:value-type="float" office:value="3.66762024807" calcext:value-type="float">
            <text:p>3.6676202481</text:p>
          </table:table-cell>
          <table:table-cell office:value-type="float" office:value="38.8950249753" calcext:value-type="float">
            <text:p>38.8950249753</text:p>
          </table:table-cell>
          <table:table-cell office:value-type="float" office:value="71.0236760022" calcext:value-type="float">
            <text:p>71.023676002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2.5624198499" calcext:value-type="float">
            <text:p>42.5624198499</text:p>
          </table:table-cell>
          <table:table-cell office:value-type="float" office:value="3.66841434104" calcext:value-type="float">
            <text:p>3.668414341</text:p>
          </table:table-cell>
          <table:table-cell office:value-type="float" office:value="38.8940055089" calcext:value-type="float">
            <text:p>38.8940055089</text:p>
          </table:table-cell>
          <table:table-cell office:value-type="float" office:value="72.4732706404" calcext:value-type="float">
            <text:p>72.47327064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2.5618105597" calcext:value-type="float">
            <text:p>42.5618105597</text:p>
          </table:table-cell>
          <table:table-cell office:value-type="float" office:value="3.66487814872" calcext:value-type="float">
            <text:p>3.6648781487</text:p>
          </table:table-cell>
          <table:table-cell office:value-type="float" office:value="38.896932411" calcext:value-type="float">
            <text:p>38.896932411</text:p>
          </table:table-cell>
          <table:table-cell office:value-type="float" office:value="73.9524515341" calcext:value-type="float">
            <text:p>73.952451534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2.5659438769" calcext:value-type="float">
            <text:p>42.5659438769</text:p>
          </table:table-cell>
          <table:table-cell office:value-type="float" office:value="3.65361005883" calcext:value-type="float">
            <text:p>3.6536100588</text:p>
          </table:table-cell>
          <table:table-cell office:value-type="float" office:value="38.912333818" calcext:value-type="float">
            <text:p>38.912333818</text:p>
          </table:table-cell>
          <table:table-cell office:value-type="float" office:value="75.4618225391" calcext:value-type="float">
            <text:p>75.461822539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2.5637019437" calcext:value-type="float">
            <text:p>42.5637019437</text:p>
          </table:table-cell>
          <table:table-cell office:value-type="float" office:value="3.65374237153" calcext:value-type="float">
            <text:p>3.6537423715</text:p>
          </table:table-cell>
          <table:table-cell office:value-type="float" office:value="38.9099595721" calcext:value-type="float">
            <text:p>38.9099595721</text:p>
          </table:table-cell>
          <table:table-cell office:value-type="float" office:value="77.0019998363" calcext:value-type="float">
            <text:p>77.00199983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2.5618211471" calcext:value-type="float">
            <text:p>42.5618211471</text:p>
          </table:table-cell>
          <table:table-cell office:value-type="float" office:value="3.64969432169" calcext:value-type="float">
            <text:p>3.6496943217</text:p>
          </table:table-cell>
          <table:table-cell office:value-type="float" office:value="38.9121268254" calcext:value-type="float">
            <text:p>38.9121268254</text:p>
          </table:table-cell>
          <table:table-cell office:value-type="float" office:value="78.5736121828" calcext:value-type="float">
            <text:p>78.573612182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2.5601259305" calcext:value-type="float">
            <text:p>42.5601259305</text:p>
          </table:table-cell>
          <table:table-cell office:value-type="float" office:value="3.63520892978" calcext:value-type="float">
            <text:p>3.6352089298</text:p>
          </table:table-cell>
          <table:table-cell office:value-type="float" office:value="38.9249170008" calcext:value-type="float">
            <text:p>38.9249170008</text:p>
          </table:table-cell>
          <table:table-cell office:value-type="float" office:value="80.1773011685" calcext:value-type="float">
            <text:p>80.177301168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2.5633026032" calcext:value-type="float">
            <text:p>42.5633026032</text:p>
          </table:table-cell>
          <table:table-cell office:value-type="float" office:value="3.59232443292" calcext:value-type="float">
            <text:p>3.5923244329</text:p>
          </table:table-cell>
          <table:table-cell office:value-type="float" office:value="38.9709781703" calcext:value-type="float">
            <text:p>38.9709781703</text:p>
          </table:table-cell>
          <table:table-cell office:value-type="float" office:value="81.8137214782" calcext:value-type="float">
            <text:p>81.81372147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2.6252529663" calcext:value-type="float">
            <text:p>42.6252529663</text:p>
          </table:table-cell>
          <table:table-cell office:value-type="float" office:value="3.78744599285" calcext:value-type="float">
            <text:p>3.7874459929</text:p>
          </table:table-cell>
          <table:table-cell office:value-type="float" office:value="38.8378069735" calcext:value-type="float">
            <text:p>38.8378069735</text:p>
          </table:table-cell>
          <table:table-cell office:value-type="float" office:value="83.483541159" calcext:value-type="float">
            <text:p>83.48354115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2.6497241717" calcext:value-type="float">
            <text:p>42.6497241717</text:p>
          </table:table-cell>
          <table:table-cell office:value-type="float" office:value="4.34659787117" calcext:value-type="float">
            <text:p>4.3465978712</text:p>
          </table:table-cell>
          <table:table-cell office:value-type="float" office:value="38.3031263005" calcext:value-type="float">
            <text:p>38.3031263005</text:p>
          </table:table-cell>
          <table:table-cell office:value-type="float" office:value="85.1874418926" calcext:value-type="float">
            <text:p>85.187441892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2.5605255201" calcext:value-type="float">
            <text:p>42.5605255201</text:p>
          </table:table-cell>
          <table:table-cell office:value-type="float" office:value="4.67327604805" calcext:value-type="float">
            <text:p>4.6732760481</text:p>
          </table:table-cell>
          <table:table-cell office:value-type="float" office:value="37.8872494721" calcext:value-type="float">
            <text:p>37.8872494721</text:p>
          </table:table-cell>
          <table:table-cell office:value-type="float" office:value="86.9261192741" calcext:value-type="float">
            <text:p>86.926119274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2.5565149026" calcext:value-type="float">
            <text:p>42.5565149026</text:p>
          </table:table-cell>
          <table:table-cell office:value-type="float" office:value="4.68260388355" calcext:value-type="float">
            <text:p>4.6826038836</text:p>
          </table:table-cell>
          <table:table-cell office:value-type="float" office:value="37.873911019" calcext:value-type="float">
            <text:p>37.873911019</text:p>
          </table:table-cell>
          <table:table-cell office:value-type="float" office:value="88.7002830955" calcext:value-type="float">
            <text:p>88.7002830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1154968394" calcext:value-type="float">
            <text:p>78.1154968394</text:p>
          </table:table-cell>
          <table:table-cell office:value-type="float" office:value="7.59151115773" calcext:value-type="float">
            <text:p>7.5915111577</text:p>
          </table:table-cell>
          <table:table-cell office:value-type="float" office:value="70.5239856816" calcext:value-type="float">
            <text:p>70.5239856816</text:p>
          </table:table-cell>
          <table:table-cell office:value-type="float" office:value="90.5106576357" calcext:value-type="float">
            <text:p>90.510657635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78.1135243884" calcext:value-type="float">
            <text:p>78.1135243884</text:p>
          </table:table-cell>
          <table:table-cell office:value-type="float" office:value="7.56976944195" calcext:value-type="float">
            <text:p>7.569769442</text:p>
          </table:table-cell>
          <table:table-cell office:value-type="float" office:value="70.5437549464" calcext:value-type="float">
            <text:p>70.5437549464</text:p>
          </table:table-cell>
          <table:table-cell office:value-type="float" office:value="92.3579819562" calcext:value-type="float">
            <text:p>92.357981956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8.1103988199" calcext:value-type="float">
            <text:p>78.1103988199</text:p>
          </table:table-cell>
          <table:table-cell office:value-type="float" office:value="7.53732007407" calcext:value-type="float">
            <text:p>7.5373200741</text:p>
          </table:table-cell>
          <table:table-cell office:value-type="float" office:value="70.5730787458" calcext:value-type="float">
            <text:p>70.5730787458</text:p>
          </table:table-cell>
          <table:table-cell office:value-type="float" office:value="94.2430102028" calcext:value-type="float">
            <text:p>94.243010202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78.1109615032" calcext:value-type="float">
            <text:p>78.1109615032</text:p>
          </table:table-cell>
          <table:table-cell office:value-type="float" office:value="7.52289433632" calcext:value-type="float">
            <text:p>7.5228943363</text:p>
          </table:table-cell>
          <table:table-cell office:value-type="float" office:value="70.5880671669" calcext:value-type="float">
            <text:p>70.5880671669</text:p>
          </table:table-cell>
          <table:table-cell office:value-type="float" office:value="96.1665119134" calcext:value-type="float">
            <text:p>96.16651191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8.1101300537" calcext:value-type="float">
            <text:p>78.1101300537</text:p>
          </table:table-cell>
          <table:table-cell office:value-type="float" office:value="7.52451801579" calcext:value-type="float">
            <text:p>7.5245180158</text:p>
          </table:table-cell>
          <table:table-cell office:value-type="float" office:value="70.5856120379" calcext:value-type="float">
            <text:p>70.5856120379</text:p>
          </table:table-cell>
          <table:table-cell office:value-type="float" office:value="98.1292723321" calcext:value-type="float">
            <text:p>98.12927233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8.1099295533" calcext:value-type="float">
            <text:p>78.1099295533</text:p>
          </table:table-cell>
          <table:table-cell office:value-type="float" office:value="7.52726587979" calcext:value-type="float">
            <text:p>7.5272658798</text:p>
          </table:table-cell>
          <table:table-cell office:value-type="float" office:value="70.5826636735" calcext:value-type="float">
            <text:p>70.5826636735</text:p>
          </table:table-cell>
          <table:table-cell office:value-type="float" office:value="100.13209273" calcext:value-type="float">
            <text:p>100.1320927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78.1090276818" calcext:value-type="float">
            <text:p>78.1090276818</text:p>
          </table:table-cell>
          <table:table-cell office:value-type="float" office:value="7.53621547275" calcext:value-type="float">
            <text:p>7.5362154728</text:p>
          </table:table-cell>
          <table:table-cell office:value-type="float" office:value="70.5728122091" calcext:value-type="float">
            <text:p>70.5728122091</text:p>
          </table:table-cell>
          <table:table-cell office:value-type="float" office:value="102.175790732" calcext:value-type="float">
            <text:p>102.17579073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78.1085179738" calcext:value-type="float">
            <text:p>78.1085179738</text:p>
          </table:table-cell>
          <table:table-cell office:value-type="float" office:value="7.54287412427" calcext:value-type="float">
            <text:p>7.5428741243</text:p>
          </table:table-cell>
          <table:table-cell office:value-type="float" office:value="70.5656438495" calcext:value-type="float">
            <text:p>70.5656438495</text:p>
          </table:table-cell>
          <table:table-cell office:value-type="float" office:value="104.261200651" calcext:value-type="float">
            <text:p>104.26120065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8.1099303884" calcext:value-type="float">
            <text:p>78.1099303884</text:p>
          </table:table-cell>
          <table:table-cell office:value-type="float" office:value="7.56108883793" calcext:value-type="float">
            <text:p>7.5610888379</text:p>
          </table:table-cell>
          <table:table-cell office:value-type="float" office:value="70.5488415504" calcext:value-type="float">
            <text:p>70.5488415504</text:p>
          </table:table-cell>
          <table:table-cell office:value-type="float" office:value="106.389173827" calcext:value-type="float">
            <text:p>106.38917382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8.109309204" calcext:value-type="float">
            <text:p>78.109309204</text:p>
          </table:table-cell>
          <table:table-cell office:value-type="float" office:value="7.58513629913" calcext:value-type="float">
            <text:p>7.5851362991</text:p>
          </table:table-cell>
          <table:table-cell office:value-type="float" office:value="70.5241729048" calcext:value-type="float">
            <text:p>70.5241729048</text:p>
          </table:table-cell>
          <table:table-cell office:value-type="float" office:value="108.560578979" calcext:value-type="float">
            <text:p>108.56057897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8.1091119573" calcext:value-type="float">
            <text:p>78.1091119573</text:p>
          </table:table-cell>
          <table:table-cell office:value-type="float" office:value="7.57421420923" calcext:value-type="float">
            <text:p>7.5742142092</text:p>
          </table:table-cell>
          <table:table-cell office:value-type="float" office:value="70.5348977481" calcext:value-type="float">
            <text:p>70.5348977481</text:p>
          </table:table-cell>
          <table:table-cell office:value-type="float" office:value="110.776302553" calcext:value-type="float">
            <text:p>110.77630255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8.1090178296" calcext:value-type="float">
            <text:p>78.1090178296</text:p>
          </table:table-cell>
          <table:table-cell office:value-type="float" office:value="7.52953037235" calcext:value-type="float">
            <text:p>7.5295303724</text:p>
          </table:table-cell>
          <table:table-cell office:value-type="float" office:value="70.5794874572" calcext:value-type="float">
            <text:p>70.5794874572</text:p>
          </table:table-cell>
          <table:table-cell office:value-type="float" office:value="113.037249088" calcext:value-type="float">
            <text:p>113.03724908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78.1079838346" calcext:value-type="float">
            <text:p>78.1079838346</text:p>
          </table:table-cell>
          <table:table-cell office:value-type="float" office:value="7.46144303053" calcext:value-type="float">
            <text:p>7.4614430305</text:p>
          </table:table-cell>
          <table:table-cell office:value-type="float" office:value="70.646540804" calcext:value-type="float">
            <text:p>70.646540804</text:p>
          </table:table-cell>
          <table:table-cell office:value-type="float" office:value="115.344341588" calcext:value-type="float">
            <text:p>115.34434158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78.1056385986" calcext:value-type="float">
            <text:p>78.1056385986</text:p>
          </table:table-cell>
          <table:table-cell office:value-type="float" office:value="7.31773987027" calcext:value-type="float">
            <text:p>7.3177398703</text:p>
          </table:table-cell>
          <table:table-cell office:value-type="float" office:value="70.7878987283" calcext:value-type="float">
            <text:p>70.7878987283</text:p>
          </table:table-cell>
          <table:table-cell office:value-type="float" office:value="117.698521891" calcext:value-type="float">
            <text:p>117.69852189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8.1095222194" calcext:value-type="float">
            <text:p>78.1095222194</text:p>
          </table:table-cell>
          <table:table-cell office:value-type="float" office:value="7.22465865642" calcext:value-type="float">
            <text:p>7.2246586564</text:p>
          </table:table-cell>
          <table:table-cell office:value-type="float" office:value="70.8848635629" calcext:value-type="float">
            <text:p>70.8848635629</text:p>
          </table:table-cell>
          <table:table-cell office:value-type="float" office:value="120.100751062" calcext:value-type="float">
            <text:p>120.10075106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8.0988508126" calcext:value-type="float">
            <text:p>78.0988508126</text:p>
          </table:table-cell>
          <table:table-cell office:value-type="float" office:value="7.21124069847" calcext:value-type="float">
            <text:p>7.2112406985</text:p>
          </table:table-cell>
          <table:table-cell office:value-type="float" office:value="70.8876101142" calcext:value-type="float">
            <text:p>70.8876101142</text:p>
          </table:table-cell>
          <table:table-cell office:value-type="float" office:value="122.552009777" calcext:value-type="float">
            <text:p>122.55200977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8.3181555781" calcext:value-type="float">
            <text:p>78.3181555781</text:p>
          </table:table-cell>
          <table:table-cell office:value-type="float" office:value="7.54511817645" calcext:value-type="float">
            <text:p>7.5451181765</text:p>
          </table:table-cell>
          <table:table-cell office:value-type="float" office:value="70.7730374017" calcext:value-type="float">
            <text:p>70.7730374017</text:p>
          </table:table-cell>
          <table:table-cell office:value-type="float" office:value="125.053298731" calcext:value-type="float">
            <text:p>125.05329873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8.1441281696" calcext:value-type="float">
            <text:p>78.1441281696</text:p>
          </table:table-cell>
          <table:table-cell office:value-type="float" office:value="9.0235138433" calcext:value-type="float">
            <text:p>9.0235138433</text:p>
          </table:table-cell>
          <table:table-cell office:value-type="float" office:value="69.1206143263" calcext:value-type="float">
            <text:p>69.1206143263</text:p>
          </table:table-cell>
          <table:table-cell office:value-type="float" office:value="127.605639043" calcext:value-type="float">
            <text:p>127.60563904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8.0874570387" calcext:value-type="float">
            <text:p>78.0874570387</text:p>
          </table:table-cell>
          <table:table-cell office:value-type="float" office:value="9.0373728743" calcext:value-type="float">
            <text:p>9.0373728743</text:p>
          </table:table-cell>
          <table:table-cell office:value-type="float" office:value="69.0500841644" calcext:value-type="float">
            <text:p>69.0500841644</text:p>
          </table:table-cell>
          <table:table-cell office:value-type="float" office:value="130.210072671" calcext:value-type="float">
            <text:p>130.21007267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78.0844939673" calcext:value-type="float">
            <text:p>78.0844939673</text:p>
          </table:table-cell>
          <table:table-cell office:value-type="float" office:value="9.03999244894" calcext:value-type="float">
            <text:p>9.0399924489</text:p>
          </table:table-cell>
          <table:table-cell office:value-type="float" office:value="69.0445015184" calcext:value-type="float">
            <text:p>69.0445015184</text:p>
          </table:table-cell>
          <table:table-cell office:value-type="float" office:value="132.867662841" calcext:value-type="float">
            <text:p>132.8676628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8.0814802166" calcext:value-type="float">
            <text:p>78.0814802166</text:p>
          </table:table-cell>
          <table:table-cell office:value-type="float" office:value="9.03967442244" calcext:value-type="float">
            <text:p>9.0396744224</text:p>
          </table:table-cell>
          <table:table-cell office:value-type="float" office:value="69.0418057942" calcext:value-type="float">
            <text:p>69.0418057942</text:p>
          </table:table-cell>
          <table:table-cell office:value-type="float" office:value="135.579494479" calcext:value-type="float">
            <text:p>135.57949447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78.0784133025" calcext:value-type="float">
            <text:p>78.0784133025</text:p>
          </table:table-cell>
          <table:table-cell office:value-type="float" office:value="9.0394407712" calcext:value-type="float">
            <text:p>9.0394407712</text:p>
          </table:table-cell>
          <table:table-cell office:value-type="float" office:value="69.0389725313" calcext:value-type="float">
            <text:p>69.0389725313</text:p>
          </table:table-cell>
          <table:table-cell office:value-type="float" office:value="138.346674655" calcext:value-type="float">
            <text:p>138.34667465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8.0758544274" calcext:value-type="float">
            <text:p>78.0758544274</text:p>
          </table:table-cell>
          <table:table-cell office:value-type="float" office:value="9.03849655307" calcext:value-type="float">
            <text:p>9.0384965531</text:p>
          </table:table-cell>
          <table:table-cell office:value-type="float" office:value="69.0373578743" calcext:value-type="float">
            <text:p>69.0373578743</text:p>
          </table:table-cell>
          <table:table-cell office:value-type="float" office:value="141.170333033" calcext:value-type="float">
            <text:p>141.17033303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8.0735458456" calcext:value-type="float">
            <text:p>78.0735458456</text:p>
          </table:table-cell>
          <table:table-cell office:value-type="float" office:value="9.03797820768" calcext:value-type="float">
            <text:p>9.0379782077</text:p>
          </table:table-cell>
          <table:table-cell office:value-type="float" office:value="69.0355676379" calcext:value-type="float">
            <text:p>69.0355676379</text:p>
          </table:table-cell>
          <table:table-cell office:value-type="float" office:value="144.051622335" calcext:value-type="float">
            <text:p>144.05162233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78.0713417949" calcext:value-type="float">
            <text:p>78.0713417949</text:p>
          </table:table-cell>
          <table:table-cell office:value-type="float" office:value="9.0378927108" calcext:value-type="float">
            <text:p>9.0378927108</text:p>
          </table:table-cell>
          <table:table-cell office:value-type="float" office:value="69.0334490841" calcext:value-type="float">
            <text:p>69.0334490841</text:p>
          </table:table-cell>
          <table:table-cell office:value-type="float" office:value="146.991718809" calcext:value-type="float">
            <text:p>146.99171880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78.0692811853" calcext:value-type="float">
            <text:p>78.0692811853</text:p>
          </table:table-cell>
          <table:table-cell office:value-type="float" office:value="9.03765476616" calcext:value-type="float">
            <text:p>9.0376547662</text:p>
          </table:table-cell>
          <table:table-cell office:value-type="float" office:value="69.0316264192" calcext:value-type="float">
            <text:p>69.0316264192</text:p>
          </table:table-cell>
          <table:table-cell office:value-type="float" office:value="149.99182271" calcext:value-type="float">
            <text:p>149.9918227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78.067334651" calcext:value-type="float">
            <text:p>78.067334651</text:p>
          </table:table-cell>
          <table:table-cell office:value-type="float" office:value="9.03675732348" calcext:value-type="float">
            <text:p>9.0367573235</text:p>
          </table:table-cell>
          <table:table-cell office:value-type="float" office:value="69.0305773276" calcext:value-type="float">
            <text:p>69.0305773276</text:p>
          </table:table-cell>
          <table:table-cell office:value-type="float" office:value="153.053158792" calcext:value-type="float">
            <text:p>153.05315879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78.0655038345" calcext:value-type="float">
            <text:p>78.0655038345</text:p>
          </table:table-cell>
          <table:table-cell office:value-type="float" office:value="9.03606849284" calcext:value-type="float">
            <text:p>9.0360684928</text:p>
          </table:table-cell>
          <table:table-cell office:value-type="float" office:value="69.0294353417" calcext:value-type="float">
            <text:p>69.0294353417</text:p>
          </table:table-cell>
          <table:table-cell office:value-type="float" office:value="156.176976803" calcext:value-type="float">
            <text:p>156.17697680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78.0637745562" calcext:value-type="float">
            <text:p>78.0637745562</text:p>
          </table:table-cell>
          <table:table-cell office:value-type="float" office:value="9.03628078311" calcext:value-type="float">
            <text:p>9.0362807831</text:p>
          </table:table-cell>
          <table:table-cell office:value-type="float" office:value="69.0274937731" calcext:value-type="float">
            <text:p>69.0274937731</text:p>
          </table:table-cell>
          <table:table-cell office:value-type="float" office:value="159.364552003" calcext:value-type="float">
            <text:p>159.36455200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78.0620838356" calcext:value-type="float">
            <text:p>78.0620838356</text:p>
          </table:table-cell>
          <table:table-cell office:value-type="float" office:value="9.036307543" calcext:value-type="float">
            <text:p>9.036307543</text:p>
          </table:table-cell>
          <table:table-cell office:value-type="float" office:value="69.0257762926" calcext:value-type="float">
            <text:p>69.0257762926</text:p>
          </table:table-cell>
          <table:table-cell office:value-type="float" office:value="162.617185675" calcext:value-type="float">
            <text:p>162.6171856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7.467256439" calcext:value-type="float">
            <text:p>147.467256439</text:p>
          </table:table-cell>
          <table:table-cell office:value-type="float" office:value="17.690324572" calcext:value-type="float">
            <text:p>17.690324572</text:p>
          </table:table-cell>
          <table:table-cell office:value-type="float" office:value="129.776931867" calcext:value-type="float">
            <text:p>129.776931867</text:p>
          </table:table-cell>
          <table:table-cell office:value-type="float" office:value="165.936205665" calcext:value-type="float">
            <text:p>165.93620566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47.465916058" calcext:value-type="float">
            <text:p>147.465916058</text:p>
          </table:table-cell>
          <table:table-cell office:value-type="float" office:value="17.6827552474" calcext:value-type="float">
            <text:p>17.6827552474</text:p>
          </table:table-cell>
          <table:table-cell office:value-type="float" office:value="129.783160811" calcext:value-type="float">
            <text:p>129.783160811</text:p>
          </table:table-cell>
          <table:table-cell office:value-type="float" office:value="169.32296692" calcext:value-type="float">
            <text:p>169.3229669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47.464920338" calcext:value-type="float">
            <text:p>147.464920338</text:p>
          </table:table-cell>
          <table:table-cell office:value-type="float" office:value="17.6744483563" calcext:value-type="float">
            <text:p>17.6744483563</text:p>
          </table:table-cell>
          <table:table-cell office:value-type="float" office:value="129.790471982" calcext:value-type="float">
            <text:p>129.790471982</text:p>
          </table:table-cell>
          <table:table-cell office:value-type="float" office:value="172.778852038" calcext:value-type="float">
            <text:p>172.77885203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47.464161369" calcext:value-type="float">
            <text:p>147.464161369</text:p>
          </table:table-cell>
          <table:table-cell office:value-type="float" office:value="17.6637210229" calcext:value-type="float">
            <text:p>17.6637210229</text:p>
          </table:table-cell>
          <table:table-cell office:value-type="float" office:value="129.800440346" calcext:value-type="float">
            <text:p>129.800440346</text:p>
          </table:table-cell>
          <table:table-cell office:value-type="float" office:value="176.305271841" calcext:value-type="float">
            <text:p>176.30527184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47.463561491" calcext:value-type="float">
            <text:p>147.463561491</text:p>
          </table:table-cell>
          <table:table-cell office:value-type="float" office:value="17.6604723802" calcext:value-type="float">
            <text:p>17.6604723802</text:p>
          </table:table-cell>
          <table:table-cell office:value-type="float" office:value="129.803089111" calcext:value-type="float">
            <text:p>129.803089111</text:p>
          </table:table-cell>
          <table:table-cell office:value-type="float" office:value="179.903665942" calcext:value-type="float">
            <text:p>179.90366594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47.46318464" calcext:value-type="float">
            <text:p>147.46318464</text:p>
          </table:table-cell>
          <table:table-cell office:value-type="float" office:value="17.6584929237" calcext:value-type="float">
            <text:p>17.6584929237</text:p>
          </table:table-cell>
          <table:table-cell office:value-type="float" office:value="129.804691716" calcext:value-type="float">
            <text:p>129.804691716</text:p>
          </table:table-cell>
          <table:table-cell office:value-type="float" office:value="183.575503338" calcext:value-type="float">
            <text:p>183.57550333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47.462714846" calcext:value-type="float">
            <text:p>147.462714846</text:p>
          </table:table-cell>
          <table:table-cell office:value-type="float" office:value="17.6617318842" calcext:value-type="float">
            <text:p>17.6617318842</text:p>
          </table:table-cell>
          <table:table-cell office:value-type="float" office:value="129.800982962" calcext:value-type="float">
            <text:p>129.800982962</text:p>
          </table:table-cell>
          <table:table-cell office:value-type="float" office:value="187.322283008" calcext:value-type="float">
            <text:p>187.322283008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47.462801921" calcext:value-type="float">
            <text:p>147.462801921</text:p>
          </table:table-cell>
          <table:table-cell office:value-type="float" office:value="17.6592454095" calcext:value-type="float">
            <text:p>17.6592454095</text:p>
          </table:table-cell>
          <table:table-cell office:value-type="float" office:value="129.803556512" calcext:value-type="float">
            <text:p>129.803556512</text:p>
          </table:table-cell>
          <table:table-cell office:value-type="float" office:value="191.145534526" calcext:value-type="float">
            <text:p>191.14553452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47.462595182" calcext:value-type="float">
            <text:p>147.462595182</text:p>
          </table:table-cell>
          <table:table-cell office:value-type="float" office:value="17.5354526361" calcext:value-type="float">
            <text:p>17.5354526361</text:p>
          </table:table-cell>
          <table:table-cell office:value-type="float" office:value="129.927142546" calcext:value-type="float">
            <text:p>129.927142546</text:p>
          </table:table-cell>
          <table:table-cell office:value-type="float" office:value="195.046818683" calcext:value-type="float">
            <text:p>195.04681868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47.462139568" calcext:value-type="float">
            <text:p>147.462139568</text:p>
          </table:table-cell>
          <table:table-cell office:value-type="float" office:value="17.5833470558" calcext:value-type="float">
            <text:p>17.5833470558</text:p>
          </table:table-cell>
          <table:table-cell office:value-type="float" office:value="129.878792512" calcext:value-type="float">
            <text:p>129.878792512</text:p>
          </table:table-cell>
          <table:table-cell office:value-type="float" office:value="199.027728128" calcext:value-type="float">
            <text:p>199.0277281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7.460786387" calcext:value-type="float">
            <text:p>147.460786387</text:p>
          </table:table-cell>
          <table:table-cell office:value-type="float" office:value="17.5817161226" calcext:value-type="float">
            <text:p>17.5817161226</text:p>
          </table:table-cell>
          <table:table-cell office:value-type="float" office:value="129.879070265" calcext:value-type="float">
            <text:p>129.879070265</text:p>
          </table:table-cell>
          <table:table-cell office:value-type="float" office:value="203.089888013" calcext:value-type="float">
            <text:p>203.08988801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47.462047662" calcext:value-type="float">
            <text:p>147.462047662</text:p>
          </table:table-cell>
          <table:table-cell office:value-type="float" office:value="17.5794420144" calcext:value-type="float">
            <text:p>17.5794420144</text:p>
          </table:table-cell>
          <table:table-cell office:value-type="float" office:value="129.882605648" calcext:value-type="float">
            <text:p>129.882605648</text:p>
          </table:table-cell>
          <table:table-cell office:value-type="float" office:value="207.234956662" calcext:value-type="float">
            <text:p>207.23495666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47.455447313" calcext:value-type="float">
            <text:p>147.455447313</text:p>
          </table:table-cell>
          <table:table-cell office:value-type="float" office:value="17.5180954055" calcext:value-type="float">
            <text:p>17.5180954055</text:p>
          </table:table-cell>
          <table:table-cell office:value-type="float" office:value="129.937351907" calcext:value-type="float">
            <text:p>129.937351907</text:p>
          </table:table-cell>
          <table:table-cell office:value-type="float" office:value="211.464626245" calcext:value-type="float">
            <text:p>211.46462624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47.458732676" calcext:value-type="float">
            <text:p>147.458732676</text:p>
          </table:table-cell>
          <table:table-cell office:value-type="float" office:value="17.490985338" calcext:value-type="float">
            <text:p>17.490985338</text:p>
          </table:table-cell>
          <table:table-cell office:value-type="float" office:value="129.967747338" calcext:value-type="float">
            <text:p>129.967747338</text:p>
          </table:table-cell>
          <table:table-cell office:value-type="float" office:value="215.780623468" calcext:value-type="float">
            <text:p>215.78062346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47.458768618" calcext:value-type="float">
            <text:p>147.458768618</text:p>
          </table:table-cell>
          <table:table-cell office:value-type="float" office:value="17.4950914199" calcext:value-type="float">
            <text:p>17.4950914199</text:p>
          </table:table-cell>
          <table:table-cell office:value-type="float" office:value="129.963677198" calcext:value-type="float">
            <text:p>129.963677198</text:p>
          </table:table-cell>
          <table:table-cell office:value-type="float" office:value="220.18471028" calcext:value-type="float">
            <text:p>220.1847102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47.464326051" calcext:value-type="float">
            <text:p>147.464326051</text:p>
          </table:table-cell>
          <table:table-cell office:value-type="float" office:value="17.5045705836" calcext:value-type="float">
            <text:p>17.5045705836</text:p>
          </table:table-cell>
          <table:table-cell office:value-type="float" office:value="129.959755468" calcext:value-type="float">
            <text:p>129.959755468</text:p>
          </table:table-cell>
          <table:table-cell office:value-type="float" office:value="224.678684591" calcext:value-type="float">
            <text:p>224.67868459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47.463722342" calcext:value-type="float">
            <text:p>147.463722342</text:p>
          </table:table-cell>
          <table:table-cell office:value-type="float" office:value="17.5614113664" calcext:value-type="float">
            <text:p>17.5614113664</text:p>
          </table:table-cell>
          <table:table-cell office:value-type="float" office:value="129.902310975" calcext:value-type="float">
            <text:p>129.902310975</text:p>
          </table:table-cell>
          <table:table-cell office:value-type="float" office:value="229.264381007" calcext:value-type="float">
            <text:p>229.26438100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47.463521055" calcext:value-type="float">
            <text:p>147.463521055</text:p>
          </table:table-cell>
          <table:table-cell office:value-type="float" office:value="17.6273275848" calcext:value-type="float">
            <text:p>17.6273275848</text:p>
          </table:table-cell>
          <table:table-cell office:value-type="float" office:value="129.83619347" calcext:value-type="float">
            <text:p>129.83619347</text:p>
          </table:table-cell>
          <table:table-cell office:value-type="float" office:value="233.943671578" calcext:value-type="float">
            <text:p>233.94367157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47.453342688" calcext:value-type="float">
            <text:p>147.453342688</text:p>
          </table:table-cell>
          <table:table-cell office:value-type="float" office:value="17.6380098651" calcext:value-type="float">
            <text:p>17.6380098651</text:p>
          </table:table-cell>
          <table:table-cell office:value-type="float" office:value="129.815332823" calcext:value-type="float">
            <text:p>129.815332823</text:p>
          </table:table-cell>
          <table:table-cell office:value-type="float" office:value="238.718466563" calcext:value-type="float">
            <text:p>238.71846656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47.446804272" calcext:value-type="float">
            <text:p>147.446804272</text:p>
          </table:table-cell>
          <table:table-cell office:value-type="float" office:value="17.7193441442" calcext:value-type="float">
            <text:p>17.7193441442</text:p>
          </table:table-cell>
          <table:table-cell office:value-type="float" office:value="129.727460128" calcext:value-type="float">
            <text:p>129.727460128</text:p>
          </table:table-cell>
          <table:table-cell office:value-type="float" office:value="243.590715208" calcext:value-type="float">
            <text:p>243.5907152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8.562406545" calcext:value-type="float">
            <text:p>248.562406545</text:p>
          </table:table-cell>
          <table:table-cell office:value-type="float" office:value="36.8406547904" calcext:value-type="float">
            <text:p>36.8406547904</text:p>
          </table:table-cell>
          <table:table-cell office:value-type="float" office:value="211.721751755" calcext:value-type="float">
            <text:p>211.721751755</text:p>
          </table:table-cell>
          <table:table-cell office:value-type="float" office:value="248.562406545" calcext:value-type="float">
            <text:p>248.56240654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48.296566262" calcext:value-type="float">
            <text:p>248.296566262</text:p>
          </table:table-cell>
          <table:table-cell office:value-type="float" office:value="39.3190855003" calcext:value-type="float">
            <text:p>39.3190855003</text:p>
          </table:table-cell>
          <table:table-cell office:value-type="float" office:value="208.977480761" calcext:value-type="float">
            <text:p>208.977480761</text:p>
          </table:table-cell>
          <table:table-cell office:value-type="float" office:value="253.635570201" calcext:value-type="float">
            <text:p>253.63557020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48.02457312" calcext:value-type="float">
            <text:p>248.02457312</text:p>
          </table:table-cell>
          <table:table-cell office:value-type="float" office:value="39.2271091878" calcext:value-type="float">
            <text:p>39.2271091878</text:p>
          </table:table-cell>
          <table:table-cell office:value-type="float" office:value="208.797463933" calcext:value-type="float">
            <text:p>208.797463933</text:p>
          </table:table-cell>
          <table:table-cell office:value-type="float" office:value="258.812277228" calcext:value-type="float">
            <text:p>258.81227722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47.840864497" calcext:value-type="float">
            <text:p>247.840864497</text:p>
          </table:table-cell>
          <table:table-cell office:value-type="float" office:value="39.1708446101" calcext:value-type="float">
            <text:p>39.1708446101</text:p>
          </table:table-cell>
          <table:table-cell office:value-type="float" office:value="208.670019886" calcext:value-type="float">
            <text:p>208.670019886</text:p>
          </table:table-cell>
          <table:table-cell office:value-type="float" office:value="264.094640948" calcext:value-type="float">
            <text:p>264.09464094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47.696554255" calcext:value-type="float">
            <text:p>247.696554255</text:p>
          </table:table-cell>
          <table:table-cell office:value-type="float" office:value="39.1376815832" calcext:value-type="float">
            <text:p>39.1376815832</text:p>
          </table:table-cell>
          <table:table-cell office:value-type="float" office:value="208.558872672" calcext:value-type="float">
            <text:p>208.558872672</text:p>
          </table:table-cell>
          <table:table-cell office:value-type="float" office:value="269.484817816" calcext:value-type="float">
            <text:p>269.48481781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47.575766677" calcext:value-type="float">
            <text:p>247.575766677</text:p>
          </table:table-cell>
          <table:table-cell office:value-type="float" office:value="39.0939080632" calcext:value-type="float">
            <text:p>39.0939080632</text:p>
          </table:table-cell>
          <table:table-cell office:value-type="float" office:value="208.481858614" calcext:value-type="float">
            <text:p>208.481858614</text:p>
          </table:table-cell>
          <table:table-cell office:value-type="float" office:value="274.985008302" calcext:value-type="float">
            <text:p>274.98500830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47.470666591" calcext:value-type="float">
            <text:p>247.470666591</text:p>
          </table:table-cell>
          <table:table-cell office:value-type="float" office:value="39.061426008" calcext:value-type="float">
            <text:p>39.061426008</text:p>
          </table:table-cell>
          <table:table-cell office:value-type="float" office:value="208.409240583" calcext:value-type="float">
            <text:p>208.409240583</text:p>
          </table:table-cell>
          <table:table-cell office:value-type="float" office:value="280.597457784" calcext:value-type="float">
            <text:p>280.59745778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47.378612854" calcext:value-type="float">
            <text:p>247.378612854</text:p>
          </table:table-cell>
          <table:table-cell office:value-type="float" office:value="39.058840748" calcext:value-type="float">
            <text:p>39.058840748</text:p>
          </table:table-cell>
          <table:table-cell office:value-type="float" office:value="208.319772106" calcext:value-type="float">
            <text:p>208.319772106</text:p>
          </table:table-cell>
          <table:table-cell office:value-type="float" office:value="286.324457472" calcext:value-type="float">
            <text:p>286.32445747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47.29266693" calcext:value-type="float">
            <text:p>247.29266693</text:p>
          </table:table-cell>
          <table:table-cell office:value-type="float" office:value="39.0395115397" calcext:value-type="float">
            <text:p>39.0395115397</text:p>
          </table:table-cell>
          <table:table-cell office:value-type="float" office:value="208.253155391" calcext:value-type="float">
            <text:p>208.253155391</text:p>
          </table:table-cell>
          <table:table-cell office:value-type="float" office:value="292.168345338" calcext:value-type="float">
            <text:p>292.16834533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47.214144682" calcext:value-type="float">
            <text:p>247.214144682</text:p>
          </table:table-cell>
          <table:table-cell office:value-type="float" office:value="39.0200196575" calcext:value-type="float">
            <text:p>39.0200196575</text:p>
          </table:table-cell>
          <table:table-cell office:value-type="float" office:value="208.194125025" calcext:value-type="float">
            <text:p>208.194125025</text:p>
          </table:table-cell>
          <table:table-cell office:value-type="float" office:value="298.131507071" calcext:value-type="float">
            <text:p>298.1315070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47.141997145" calcext:value-type="float">
            <text:p>247.141997145</text:p>
          </table:table-cell>
          <table:table-cell office:value-type="float" office:value="39.0055293728" calcext:value-type="float">
            <text:p>39.0055293728</text:p>
          </table:table-cell>
          <table:table-cell office:value-type="float" office:value="208.136467772" calcext:value-type="float">
            <text:p>208.136467772</text:p>
          </table:table-cell>
          <table:table-cell office:value-type="float" office:value="304.216377053" calcext:value-type="float">
            <text:p>304.21637705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47.074302816" calcext:value-type="float">
            <text:p>247.074302816</text:p>
          </table:table-cell>
          <table:table-cell office:value-type="float" office:value="38.9873249925" calcext:value-type="float">
            <text:p>38.9873249925</text:p>
          </table:table-cell>
          <table:table-cell office:value-type="float" office:value="208.086977824" calcext:value-type="float">
            <text:p>208.086977824</text:p>
          </table:table-cell>
          <table:table-cell office:value-type="float" office:value="310.425439353" calcext:value-type="float">
            <text:p>310.42543935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47.007208257" calcext:value-type="float">
            <text:p>247.007208257</text:p>
          </table:table-cell>
          <table:table-cell office:value-type="float" office:value="38.7494583109" calcext:value-type="float">
            <text:p>38.7494583109</text:p>
          </table:table-cell>
          <table:table-cell office:value-type="float" office:value="208.257749946" calcext:value-type="float">
            <text:p>208.257749946</text:p>
          </table:table-cell>
          <table:table-cell office:value-type="float" office:value="316.761228737" calcext:value-type="float">
            <text:p>316.76122873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46.944420518" calcext:value-type="float">
            <text:p>246.944420518</text:p>
          </table:table-cell>
          <table:table-cell office:value-type="float" office:value="38.735533174" calcext:value-type="float">
            <text:p>38.735533174</text:p>
          </table:table-cell>
          <table:table-cell office:value-type="float" office:value="208.208887344" calcext:value-type="float">
            <text:p>208.208887344</text:p>
          </table:table-cell>
          <table:table-cell office:value-type="float" office:value="323.226331709" calcext:value-type="float">
            <text:p>323.22633170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46.881674647" calcext:value-type="float">
            <text:p>246.881674647</text:p>
          </table:table-cell>
          <table:table-cell office:value-type="float" office:value="38.5740351899" calcext:value-type="float">
            <text:p>38.5740351899</text:p>
          </table:table-cell>
          <table:table-cell office:value-type="float" office:value="208.307639457" calcext:value-type="float">
            <text:p>208.307639457</text:p>
          </table:table-cell>
          <table:table-cell office:value-type="float" office:value="329.823387561" calcext:value-type="float">
            <text:p>329.82338756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46.824029125" calcext:value-type="float">
            <text:p>246.824029125</text:p>
          </table:table-cell>
          <table:table-cell office:value-type="float" office:value="38.5530844566" calcext:value-type="float">
            <text:p>38.5530844566</text:p>
          </table:table-cell>
          <table:table-cell office:value-type="float" office:value="208.270944668" calcext:value-type="float">
            <text:p>208.270944668</text:p>
          </table:table-cell>
          <table:table-cell office:value-type="float" office:value="336.555089453" calcext:value-type="float">
            <text:p>336.55508945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46.790977629" calcext:value-type="float">
            <text:p>246.790977629</text:p>
          </table:table-cell>
          <table:table-cell office:value-type="float" office:value="38.5915656708" calcext:value-type="float">
            <text:p>38.5915656708</text:p>
          </table:table-cell>
          <table:table-cell office:value-type="float" office:value="208.199411959" calcext:value-type="float">
            <text:p>208.199411959</text:p>
          </table:table-cell>
          <table:table-cell office:value-type="float" office:value="343.424185516" calcext:value-type="float">
            <text:p>343.424185516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46.715172447" calcext:value-type="float">
            <text:p>246.715172447</text:p>
          </table:table-cell>
          <table:table-cell office:value-type="float" office:value="38.6410891338" calcext:value-type="float">
            <text:p>38.6410891338</text:p>
          </table:table-cell>
          <table:table-cell office:value-type="float" office:value="208.074083313" calcext:value-type="float">
            <text:p>208.074083313</text:p>
          </table:table-cell>
          <table:table-cell office:value-type="float" office:value="350.433479965" calcext:value-type="float">
            <text:p>350.43347996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49.345422548" calcext:value-type="float">
            <text:p>249.345422548</text:p>
          </table:table-cell>
          <table:table-cell office:value-type="float" office:value="39.9720989912" calcext:value-type="float">
            <text:p>39.9720989912</text:p>
          </table:table-cell>
          <table:table-cell office:value-type="float" office:value="209.373323557" calcext:value-type="float">
            <text:p>209.373323557</text:p>
          </table:table-cell>
          <table:table-cell office:value-type="float" office:value="357.585834253" calcext:value-type="float">
            <text:p>357.58583425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46.040804135" calcext:value-type="float">
            <text:p>246.040804135</text:p>
          </table:table-cell>
          <table:table-cell office:value-type="float" office:value="43.5972536049" calcext:value-type="float">
            <text:p>43.5972536049</text:p>
          </table:table-cell>
          <table:table-cell office:value-type="float" office:value="202.44355053" calcext:value-type="float">
            <text:p>202.44355053</text:p>
          </table:table-cell>
          <table:table-cell office:value-type="float" office:value="364.884168234" calcext:value-type="float">
            <text:p>364.88416823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45.634181468" calcext:value-type="float">
            <text:p>245.634181468</text:p>
          </table:table-cell>
          <table:table-cell office:value-type="float" office:value="43.5409889748" calcext:value-type="float">
            <text:p>43.5409889748</text:p>
          </table:table-cell>
          <table:table-cell office:value-type="float" office:value="202.093192493" calcext:value-type="float">
            <text:p>202.093192493</text:p>
          </table:table-cell>
          <table:table-cell office:value-type="float" office:value="372.331461357" calcext:value-type="float">
            <text:p>372.33146135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45.327901119" calcext:value-type="float">
            <text:p>245.327901119</text:p>
          </table:table-cell>
          <table:table-cell office:value-type="float" office:value="43.4964375337" calcext:value-type="float">
            <text:p>43.4964375337</text:p>
          </table:table-cell>
          <table:table-cell office:value-type="float" office:value="201.831463585" calcext:value-type="float">
            <text:p>201.831463585</text:p>
          </table:table-cell>
          <table:table-cell office:value-type="float" office:value="379.930753881" calcext:value-type="float">
            <text:p>379.93075388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45.076623615" calcext:value-type="float">
            <text:p>245.076623615</text:p>
          </table:table-cell>
          <table:table-cell office:value-type="float" office:value="43.4588255496" calcext:value-type="float">
            <text:p>43.4588255496</text:p>
          </table:table-cell>
          <table:table-cell office:value-type="float" office:value="201.617798066" calcext:value-type="float">
            <text:p>201.617798066</text:p>
          </table:table-cell>
          <table:table-cell office:value-type="float" office:value="387.685148115" calcext:value-type="float">
            <text:p>387.68514811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44.860459979" calcext:value-type="float">
            <text:p>244.860459979</text:p>
          </table:table-cell>
          <table:table-cell office:value-type="float" office:value="43.4239290933" calcext:value-type="float">
            <text:p>43.4239290933</text:p>
          </table:table-cell>
          <table:table-cell office:value-type="float" office:value="201.436530886" calcext:value-type="float">
            <text:p>201.436530886</text:p>
          </table:table-cell>
          <table:table-cell office:value-type="float" office:value="395.597809691" calcext:value-type="float">
            <text:p>395.59780969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44.669374664" calcext:value-type="float">
            <text:p>244.669374664</text:p>
          </table:table-cell>
          <table:table-cell office:value-type="float" office:value="43.3902953926" calcext:value-type="float">
            <text:p>43.3902953926</text:p>
          </table:table-cell>
          <table:table-cell office:value-type="float" office:value="201.279079271" calcext:value-type="float">
            <text:p>201.279079271</text:p>
          </table:table-cell>
          <table:table-cell office:value-type="float" office:value="403.671968846" calcext:value-type="float">
            <text:p>403.67196884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44.496910446" calcext:value-type="float">
            <text:p>244.496910446</text:p>
          </table:table-cell>
          <table:table-cell office:value-type="float" office:value="43.3561860858" calcext:value-type="float">
            <text:p>43.3561860858</text:p>
          </table:table-cell>
          <table:table-cell office:value-type="float" office:value="201.14072436" calcext:value-type="float">
            <text:p>201.14072436</text:p>
          </table:table-cell>
          <table:table-cell office:value-type="float" office:value="411.91092175" calcext:value-type="float">
            <text:p>411.9109217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44.339104728" calcext:value-type="float">
            <text:p>244.339104728</text:p>
          </table:table-cell>
          <table:table-cell office:value-type="float" office:value="43.3261949696" calcext:value-type="float">
            <text:p>43.3261949696</text:p>
          </table:table-cell>
          <table:table-cell office:value-type="float" office:value="201.012909758" calcext:value-type="float">
            <text:p>201.012909758</text:p>
          </table:table-cell>
          <table:table-cell office:value-type="float" office:value="420.318031846" calcext:value-type="float">
            <text:p>420.31803184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44.193031021" calcext:value-type="float">
            <text:p>244.193031021</text:p>
          </table:table-cell>
          <table:table-cell office:value-type="float" office:value="43.2930395919" calcext:value-type="float">
            <text:p>43.2930395919</text:p>
          </table:table-cell>
          <table:table-cell office:value-type="float" office:value="200.899991429" calcext:value-type="float">
            <text:p>200.899991429</text:p>
          </table:table-cell>
          <table:table-cell office:value-type="float" office:value="428.896731227" calcext:value-type="float">
            <text:p>428.89673122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44.056809806" calcext:value-type="float">
            <text:p>244.056809806</text:p>
          </table:table-cell>
          <table:table-cell office:value-type="float" office:value="43.2553545663" calcext:value-type="float">
            <text:p>43.2553545663</text:p>
          </table:table-cell>
          <table:table-cell office:value-type="float" office:value="200.80145524" calcext:value-type="float">
            <text:p>200.80145524</text:p>
          </table:table-cell>
          <table:table-cell office:value-type="float" office:value="437.650522032" calcext:value-type="float">
            <text:p>437.650522032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43.928139989" calcext:value-type="float">
            <text:p>243.928139989</text:p>
          </table:table-cell>
          <table:table-cell office:value-type="float" office:value="43.2314318476" calcext:value-type="float">
            <text:p>43.2314318476</text:p>
          </table:table-cell>
          <table:table-cell office:value-type="float" office:value="200.696708142" calcext:value-type="float">
            <text:p>200.696708142</text:p>
          </table:table-cell>
          <table:table-cell office:value-type="float" office:value="446.582977882" calcext:value-type="float">
            <text:p>446.5829778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62.298983482" calcext:value-type="float">
            <text:p>462.298983482</text:p>
          </table:table-cell>
          <table:table-cell office:value-type="float" office:value="83.4061249346" calcext:value-type="float">
            <text:p>83.4061249346</text:p>
          </table:table-cell>
          <table:table-cell office:value-type="float" office:value="378.892858547" calcext:value-type="float">
            <text:p>378.892858547</text:p>
          </table:table-cell>
          <table:table-cell office:value-type="float" office:value="455.697745333" calcext:value-type="float">
            <text:p>455.69774533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62.173816365" calcext:value-type="float">
            <text:p>462.173816365</text:p>
          </table:table-cell>
          <table:table-cell office:value-type="float" office:value="83.3722423571" calcext:value-type="float">
            <text:p>83.3722423571</text:p>
          </table:table-cell>
          <table:table-cell office:value-type="float" office:value="378.801574008" calcext:value-type="float">
            <text:p>378.801574008</text:p>
          </table:table-cell>
          <table:table-cell office:value-type="float" office:value="464.998545368" calcext:value-type="float">
            <text:p>464.998545368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62.057262628" calcext:value-type="float">
            <text:p>462.057262628</text:p>
          </table:table-cell>
          <table:table-cell office:value-type="float" office:value="83.3544894589" calcext:value-type="float">
            <text:p>83.3544894589</text:p>
          </table:table-cell>
          <table:table-cell office:value-type="float" office:value="378.70277317" calcext:value-type="float">
            <text:p>378.70277317</text:p>
          </table:table-cell>
          <table:table-cell office:value-type="float" office:value="474.489174917" calcext:value-type="float">
            <text:p>474.48917491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61.947103501" calcext:value-type="float">
            <text:p>461.947103501</text:p>
          </table:table-cell>
          <table:table-cell office:value-type="float" office:value="83.3400459073" calcext:value-type="float">
            <text:p>83.3400459073</text:p>
          </table:table-cell>
          <table:table-cell office:value-type="float" office:value="378.607057594" calcext:value-type="float">
            <text:p>378.607057594</text:p>
          </table:table-cell>
          <table:table-cell office:value-type="float" office:value="484.173508404" calcext:value-type="float">
            <text:p>484.1735084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61.839587377" calcext:value-type="float">
            <text:p>461.839587377</text:p>
          </table:table-cell>
          <table:table-cell office:value-type="float" office:value="83.3204612301" calcext:value-type="float">
            <text:p>83.3204612301</text:p>
          </table:table-cell>
          <table:table-cell office:value-type="float" office:value="378.519126147" calcext:value-type="float">
            <text:p>378.519126147</text:p>
          </table:table-cell>
          <table:table-cell office:value-type="float" office:value="494.05549933" calcext:value-type="float">
            <text:p>494.0554993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61.736017638" calcext:value-type="float">
            <text:p>461.736017638</text:p>
          </table:table-cell>
          <table:table-cell office:value-type="float" office:value="83.2982831784" calcext:value-type="float">
            <text:p>83.2982831784</text:p>
          </table:table-cell>
          <table:table-cell office:value-type="float" office:value="378.43773446" calcext:value-type="float">
            <text:p>378.43773446</text:p>
          </table:table-cell>
          <table:table-cell office:value-type="float" office:value="504.139181887" calcext:value-type="float">
            <text:p>504.13918188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461.635319384" calcext:value-type="float">
            <text:p>461.635319384</text:p>
          </table:table-cell>
          <table:table-cell office:value-type="float" office:value="83.2804966474" calcext:value-type="float">
            <text:p>83.2804966474</text:p>
          </table:table-cell>
          <table:table-cell office:value-type="float" office:value="378.354822737" calcext:value-type="float">
            <text:p>378.354822737</text:p>
          </table:table-cell>
          <table:table-cell office:value-type="float" office:value="514.428672605" calcext:value-type="float">
            <text:p>514.42867260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461.512481713" calcext:value-type="float">
            <text:p>461.512481713</text:p>
          </table:table-cell>
          <table:table-cell office:value-type="float" office:value="82.9838471373" calcext:value-type="float">
            <text:p>82.9838471373</text:p>
          </table:table-cell>
          <table:table-cell office:value-type="float" office:value="378.528634575" calcext:value-type="float">
            <text:p>378.528634575</text:p>
          </table:table-cell>
          <table:table-cell office:value-type="float" office:value="524.928172033" calcext:value-type="float">
            <text:p>524.92817203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461.373132003" calcext:value-type="float">
            <text:p>461.373132003</text:p>
          </table:table-cell>
          <table:table-cell office:value-type="float" office:value="82.9133425114" calcext:value-type="float">
            <text:p>82.9133425114</text:p>
          </table:table-cell>
          <table:table-cell office:value-type="float" office:value="378.459789492" calcext:value-type="float">
            <text:p>378.459789492</text:p>
          </table:table-cell>
          <table:table-cell office:value-type="float" office:value="535.641966453" calcext:value-type="float">
            <text:p>535.64196645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461.248909408" calcext:value-type="float">
            <text:p>461.248909408</text:p>
          </table:table-cell>
          <table:table-cell office:value-type="float" office:value="82.8627033578" calcext:value-type="float">
            <text:p>82.8627033578</text:p>
          </table:table-cell>
          <table:table-cell office:value-type="float" office:value="378.38620605" calcext:value-type="float">
            <text:p>378.38620605</text:p>
          </table:table-cell>
          <table:table-cell office:value-type="float" office:value="546.57442963" calcext:value-type="float">
            <text:p>546.5744296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61.129876846" calcext:value-type="float">
            <text:p>461.129876846</text:p>
          </table:table-cell>
          <table:table-cell office:value-type="float" office:value="82.8056064384" calcext:value-type="float">
            <text:p>82.8056064384</text:p>
          </table:table-cell>
          <table:table-cell office:value-type="float" office:value="378.324270408" calcext:value-type="float">
            <text:p>378.324270408</text:p>
          </table:table-cell>
          <table:table-cell office:value-type="float" office:value="557.730024597" calcext:value-type="float">
            <text:p>557.73002459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60.883906145" calcext:value-type="float">
            <text:p>460.883906145</text:p>
          </table:table-cell>
          <table:table-cell office:value-type="float" office:value="82.3149641353" calcext:value-type="float">
            <text:p>82.3149641353</text:p>
          </table:table-cell>
          <table:table-cell office:value-type="float" office:value="378.568942009" calcext:value-type="float">
            <text:p>378.568942009</text:p>
          </table:table-cell>
          <table:table-cell office:value-type="float" office:value="569.11330548" calcext:value-type="float">
            <text:p>569.1133054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60.744529635" calcext:value-type="float">
            <text:p>460.744529635</text:p>
          </table:table-cell>
          <table:table-cell office:value-type="float" office:value="82.1858093723" calcext:value-type="float">
            <text:p>82.1858093723</text:p>
          </table:table-cell>
          <table:table-cell office:value-type="float" office:value="378.558720263" calcext:value-type="float">
            <text:p>378.558720263</text:p>
          </table:table-cell>
          <table:table-cell office:value-type="float" office:value="580.728919352" calcext:value-type="float">
            <text:p>580.72891935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460.53685703" calcext:value-type="float">
            <text:p>460.53685703</text:p>
          </table:table-cell>
          <table:table-cell office:value-type="float" office:value="82.0730435305" calcext:value-type="float">
            <text:p>82.0730435305</text:p>
          </table:table-cell>
          <table:table-cell office:value-type="float" office:value="378.4638135" calcext:value-type="float">
            <text:p>378.4638135</text:p>
          </table:table-cell>
          <table:table-cell office:value-type="float" office:value="592.581608133" calcext:value-type="float">
            <text:p>592.581608133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460.336640852" calcext:value-type="float">
            <text:p>460.336640852</text:p>
          </table:table-cell>
          <table:table-cell office:value-type="float" office:value="81.9590071856" calcext:value-type="float">
            <text:p>81.9590071856</text:p>
          </table:table-cell>
          <table:table-cell office:value-type="float" office:value="378.377633666" calcext:value-type="float">
            <text:p>378.377633666</text:p>
          </table:table-cell>
          <table:table-cell office:value-type="float" office:value="604.676210528" calcext:value-type="float">
            <text:p>604.67621052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60.148737235" calcext:value-type="float">
            <text:p>460.148737235</text:p>
          </table:table-cell>
          <table:table-cell office:value-type="float" office:value="81.859688498" calcext:value-type="float">
            <text:p>81.859688498</text:p>
          </table:table-cell>
          <table:table-cell office:value-type="float" office:value="378.289048737" calcext:value-type="float">
            <text:p>378.289048737</text:p>
          </table:table-cell>
          <table:table-cell office:value-type="float" office:value="617.017663998" calcext:value-type="float">
            <text:p>617.01766399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459.963511732" calcext:value-type="float">
            <text:p>459.963511732</text:p>
          </table:table-cell>
          <table:table-cell office:value-type="float" office:value="81.7645018856" calcext:value-type="float">
            <text:p>81.7645018856</text:p>
          </table:table-cell>
          <table:table-cell office:value-type="float" office:value="378.199009846" calcext:value-type="float">
            <text:p>378.199009846</text:p>
          </table:table-cell>
          <table:table-cell office:value-type="float" office:value="629.611006779" calcext:value-type="float">
            <text:p>629.61100677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459.763267441" calcext:value-type="float">
            <text:p>459.763267441</text:p>
          </table:table-cell>
          <table:table-cell office:value-type="float" office:value="81.6197648219" calcext:value-type="float">
            <text:p>81.6197648219</text:p>
          </table:table-cell>
          <table:table-cell office:value-type="float" office:value="378.14350262" calcext:value-type="float">
            <text:p>378.14350262</text:p>
          </table:table-cell>
          <table:table-cell office:value-type="float" office:value="642.461379935" calcext:value-type="float">
            <text:p>642.46137993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59.580331349" calcext:value-type="float">
            <text:p>459.580331349</text:p>
          </table:table-cell>
          <table:table-cell office:value-type="float" office:value="81.1405755654" calcext:value-type="float">
            <text:p>81.1405755654</text:p>
          </table:table-cell>
          <table:table-cell office:value-type="float" office:value="378.439755783" calcext:value-type="float">
            <text:p>378.439755783</text:p>
          </table:table-cell>
          <table:table-cell office:value-type="float" office:value="655.574029464" calcext:value-type="float">
            <text:p>655.57402946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459.38414388" calcext:value-type="float">
            <text:p>459.38414388</text:p>
          </table:table-cell>
          <table:table-cell office:value-type="float" office:value="80.8067350482" calcext:value-type="float">
            <text:p>80.8067350482</text:p>
          </table:table-cell>
          <table:table-cell office:value-type="float" office:value="378.577408831" calcext:value-type="float">
            <text:p>378.577408831</text:p>
          </table:table-cell>
          <table:table-cell office:value-type="float" office:value="668.95430843" calcext:value-type="float">
            <text:p>668.95430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.147470618" calcext:value-type="float">
            <text:p>365.147470618</text:p>
          </table:table-cell>
          <table:table-cell office:value-type="float" office:value="122.510356267" calcext:value-type="float">
            <text:p>122.510356267</text:p>
          </table:table-cell>
          <table:table-cell office:value-type="float" office:value="242.637114351" calcext:value-type="float">
            <text:p>242.637114351</text:p>
          </table:table-cell>
          <table:table-cell office:value-type="float" office:value="682.607679155" calcext:value-type="float">
            <text:p>682.60767915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64.919200347" calcext:value-type="float">
            <text:p>364.919200347</text:p>
          </table:table-cell>
          <table:table-cell office:value-type="float" office:value="122.970309496" calcext:value-type="float">
            <text:p>122.970309496</text:p>
          </table:table-cell>
          <table:table-cell office:value-type="float" office:value="241.948890851" calcext:value-type="float">
            <text:p>241.948890851</text:p>
          </table:table-cell>
          <table:table-cell office:value-type="float" office:value="696.539715448" calcext:value-type="float">
            <text:p>696.53971544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64.598883381" calcext:value-type="float">
            <text:p>364.598883381</text:p>
          </table:table-cell>
          <table:table-cell office:value-type="float" office:value="127.969729212" calcext:value-type="float">
            <text:p>127.969729212</text:p>
          </table:table-cell>
          <table:table-cell office:value-type="float" office:value="236.629154169" calcext:value-type="float">
            <text:p>236.629154169</text:p>
          </table:table-cell>
          <table:table-cell office:value-type="float" office:value="710.756104878" calcext:value-type="float">
            <text:p>710.75610487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64.468912747" calcext:value-type="float">
            <text:p>364.468912747</text:p>
          </table:table-cell>
          <table:table-cell office:value-type="float" office:value="127.864615788" calcext:value-type="float">
            <text:p>127.864615788</text:p>
          </table:table-cell>
          <table:table-cell office:value-type="float" office:value="236.604296959" calcext:value-type="float">
            <text:p>236.604296959</text:p>
          </table:table-cell>
          <table:table-cell office:value-type="float" office:value="725.2626511" calcext:value-type="float">
            <text:p>725.262651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64.350047005" calcext:value-type="float">
            <text:p>364.350047005</text:p>
          </table:table-cell>
          <table:table-cell office:value-type="float" office:value="127.775960127" calcext:value-type="float">
            <text:p>127.775960127</text:p>
          </table:table-cell>
          <table:table-cell office:value-type="float" office:value="236.574086878" calcext:value-type="float">
            <text:p>236.574086878</text:p>
          </table:table-cell>
          <table:table-cell office:value-type="float" office:value="740.065276218" calcext:value-type="float">
            <text:p>740.06527621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64.238497348" calcext:value-type="float">
            <text:p>364.238497348</text:p>
          </table:table-cell>
          <table:table-cell office:value-type="float" office:value="127.692505283" calcext:value-type="float">
            <text:p>127.692505283</text:p>
          </table:table-cell>
          <table:table-cell office:value-type="float" office:value="236.545992065" calcext:value-type="float">
            <text:p>236.545992065</text:p>
          </table:table-cell>
          <table:table-cell office:value-type="float" office:value="755.170023208" calcext:value-type="float">
            <text:p>755.1700232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64.093619436" calcext:value-type="float">
            <text:p>364.093619436</text:p>
          </table:table-cell>
          <table:table-cell office:value-type="float" office:value="127.630675519" calcext:value-type="float">
            <text:p>127.630675519</text:p>
          </table:table-cell>
          <table:table-cell office:value-type="float" office:value="236.462943916" calcext:value-type="float">
            <text:p>236.462943916</text:p>
          </table:table-cell>
          <table:table-cell office:value-type="float" office:value="770.583058385" calcext:value-type="float">
            <text:p>770.58305838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63.969602625" calcext:value-type="float">
            <text:p>363.969602625</text:p>
          </table:table-cell>
          <table:table-cell office:value-type="float" office:value="127.551645367" calcext:value-type="float">
            <text:p>127.551645367</text:p>
          </table:table-cell>
          <table:table-cell office:value-type="float" office:value="236.417957258" calcext:value-type="float">
            <text:p>236.417957258</text:p>
          </table:table-cell>
          <table:table-cell office:value-type="float" office:value="786.310673916" calcext:value-type="float">
            <text:p>786.31067391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63.848558322" calcext:value-type="float">
            <text:p>363.848558322</text:p>
          </table:table-cell>
          <table:table-cell office:value-type="float" office:value="127.5110597" calcext:value-type="float">
            <text:p>127.5110597</text:p>
          </table:table-cell>
          <table:table-cell office:value-type="float" office:value="236.337498622" calcext:value-type="float">
            <text:p>236.337498622</text:p>
          </table:table-cell>
          <table:table-cell office:value-type="float" office:value="802.359290392" calcext:value-type="float">
            <text:p>802.35929039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63.734793736" calcext:value-type="float">
            <text:p>363.734793736</text:p>
          </table:table-cell>
          <table:table-cell office:value-type="float" office:value="127.479662362" calcext:value-type="float">
            <text:p>127.479662362</text:p>
          </table:table-cell>
          <table:table-cell office:value-type="float" office:value="236.255131374" calcext:value-type="float">
            <text:p>236.255131374</text:p>
          </table:table-cell>
          <table:table-cell office:value-type="float" office:value="818.73545945" calcext:value-type="float">
            <text:p>818.735459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63.626512132" calcext:value-type="float">
            <text:p>363.626512132</text:p>
          </table:table-cell>
          <table:table-cell office:value-type="float" office:value="127.414989382" calcext:value-type="float">
            <text:p>127.414989382</text:p>
          </table:table-cell>
          <table:table-cell office:value-type="float" office:value="236.21152275" calcext:value-type="float">
            <text:p>236.21152275</text:p>
          </table:table-cell>
          <table:table-cell office:value-type="float" office:value="835.445866443" calcext:value-type="float">
            <text:p>835.4458664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63.445198964" calcext:value-type="float">
            <text:p>363.445198964</text:p>
          </table:table-cell>
          <table:table-cell office:value-type="float" office:value="126.809921862" calcext:value-type="float">
            <text:p>126.809921862</text:p>
          </table:table-cell>
          <table:table-cell office:value-type="float" office:value="236.635277102" calcext:value-type="float">
            <text:p>236.635277102</text:p>
          </table:table-cell>
          <table:table-cell office:value-type="float" office:value="852.497333175" calcext:value-type="float">
            <text:p>852.49733317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63.134812567" calcext:value-type="float">
            <text:p>363.134812567</text:p>
          </table:table-cell>
          <table:table-cell office:value-type="float" office:value="126.491901319" calcext:value-type="float">
            <text:p>126.491901319</text:p>
          </table:table-cell>
          <table:table-cell office:value-type="float" office:value="236.642911248" calcext:value-type="float">
            <text:p>236.642911248</text:p>
          </table:table-cell>
          <table:table-cell office:value-type="float" office:value="869.896820682" calcext:value-type="float">
            <text:p>869.89682068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62.82549637" calcext:value-type="float">
            <text:p>362.82549637</text:p>
          </table:table-cell>
          <table:table-cell office:value-type="float" office:value="126.259106205" calcext:value-type="float">
            <text:p>126.259106205</text:p>
          </table:table-cell>
          <table:table-cell office:value-type="float" office:value="236.566390166" calcext:value-type="float">
            <text:p>236.566390166</text:p>
          </table:table-cell>
          <table:table-cell office:value-type="float" office:value="887.651432074" calcext:value-type="float">
            <text:p>887.65143207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61.905330732" calcext:value-type="float">
            <text:p>361.905330732</text:p>
          </table:table-cell>
          <table:table-cell office:value-type="float" office:value="124.52790107" calcext:value-type="float">
            <text:p>124.52790107</text:p>
          </table:table-cell>
          <table:table-cell office:value-type="float" office:value="237.377429661" calcext:value-type="float">
            <text:p>237.377429661</text:p>
          </table:table-cell>
          <table:table-cell office:value-type="float" office:value="905.768415438" calcext:value-type="float">
            <text:p>905.76841543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61.009237037" calcext:value-type="float">
            <text:p>361.009237037</text:p>
          </table:table-cell>
          <table:table-cell office:value-type="float" office:value="123.72589921" calcext:value-type="float">
            <text:p>123.72589921</text:p>
          </table:table-cell>
          <table:table-cell office:value-type="float" office:value="237.283337827" calcext:value-type="float">
            <text:p>237.283337827</text:p>
          </table:table-cell>
          <table:table-cell office:value-type="float" office:value="924.255166792" calcext:value-type="float">
            <text:p>924.25516679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60.170420292" calcext:value-type="float">
            <text:p>360.170420292</text:p>
          </table:table-cell>
          <table:table-cell office:value-type="float" office:value="122.993756981" calcext:value-type="float">
            <text:p>122.993756981</text:p>
          </table:table-cell>
          <table:table-cell office:value-type="float" office:value="237.176663311" calcext:value-type="float">
            <text:p>237.176663311</text:p>
          </table:table-cell>
          <table:table-cell office:value-type="float" office:value="943.119233109" calcext:value-type="float">
            <text:p>943.11923310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59.168114701" calcext:value-type="float">
            <text:p>359.168114701</text:p>
          </table:table-cell>
          <table:table-cell office:value-type="float" office:value="121.431214597" calcext:value-type="float">
            <text:p>121.431214597</text:p>
          </table:table-cell>
          <table:table-cell office:value-type="float" office:value="237.736900104" calcext:value-type="float">
            <text:p>237.736900104</text:p>
          </table:table-cell>
          <table:table-cell office:value-type="float" office:value="962.368315394" calcext:value-type="float">
            <text:p>962.36831539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58.299212654" calcext:value-type="float">
            <text:p>358.299212654</text:p>
          </table:table-cell>
          <table:table-cell office:value-type="float" office:value="120.241379763" calcext:value-type="float">
            <text:p>120.241379763</text:p>
          </table:table-cell>
          <table:table-cell office:value-type="float" office:value="238.057832891" calcext:value-type="float">
            <text:p>238.057832891</text:p>
          </table:table-cell>
          <table:table-cell office:value-type="float" office:value="982.01027183" calcext:value-type="float">
            <text:p>982.0102718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56.861368009" calcext:value-type="float">
            <text:p>356.861368009</text:p>
          </table:table-cell>
          <table:table-cell office:value-type="float" office:value="119.804693579" calcext:value-type="float">
            <text:p>119.804693579</text:p>
          </table:table-cell>
          <table:table-cell office:value-type="float" office:value="237.05667443" calcext:value-type="float">
            <text:p>237.05667443</text:p>
          </table:table-cell>
          <table:table-cell office:value-type="float" office:value="1002.05312099" calcext:value-type="float">
            <text:p>1002.053120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55.770023528" calcext:value-type="float">
            <text:p>355.770023528</text:p>
          </table:table-cell>
          <table:table-cell office:value-type="float" office:value="123.654890502" calcext:value-type="float">
            <text:p>123.654890502</text:p>
          </table:table-cell>
          <table:table-cell office:value-type="float" office:value="232.115133027" calcext:value-type="float">
            <text:p>232.115133027</text:p>
          </table:table-cell>
          <table:table-cell office:value-type="float" office:value="1022.5050451" calcext:value-type="float">
            <text:p>1022.505045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54.671613603" calcext:value-type="float">
            <text:p>354.671613603</text:p>
          </table:table-cell>
          <table:table-cell office:value-type="float" office:value="122.87361618" calcext:value-type="float">
            <text:p>122.87361618</text:p>
          </table:table-cell>
          <table:table-cell office:value-type="float" office:value="231.797997423" calcext:value-type="float">
            <text:p>231.797997423</text:p>
          </table:table-cell>
          <table:table-cell office:value-type="float" office:value="1043.37439338" calcext:value-type="float">
            <text:p>1043.3743933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53.697511053" calcext:value-type="float">
            <text:p>353.697511053</text:p>
          </table:table-cell>
          <table:table-cell office:value-type="float" office:value="122.094113475" calcext:value-type="float">
            <text:p>122.094113475</text:p>
          </table:table-cell>
          <table:table-cell office:value-type="float" office:value="231.603397578" calcext:value-type="float">
            <text:p>231.603397578</text:p>
          </table:table-cell>
          <table:table-cell office:value-type="float" office:value="1064.66968548" calcext:value-type="float">
            <text:p>1064.6696854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52.773562167" calcext:value-type="float">
            <text:p>352.773562167</text:p>
          </table:table-cell>
          <table:table-cell office:value-type="float" office:value="121.355415114" calcext:value-type="float">
            <text:p>121.355415114</text:p>
          </table:table-cell>
          <table:table-cell office:value-type="float" office:value="231.418147053" calcext:value-type="float">
            <text:p>231.418147053</text:p>
          </table:table-cell>
          <table:table-cell office:value-type="float" office:value="1086.39961491" calcext:value-type="float">
            <text:p>1086.399614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51.892170278" calcext:value-type="float">
            <text:p>351.892170278</text:p>
          </table:table-cell>
          <table:table-cell office:value-type="float" office:value="120.650815086" calcext:value-type="float">
            <text:p>120.650815086</text:p>
          </table:table-cell>
          <table:table-cell office:value-type="float" office:value="231.241355192" calcext:value-type="float">
            <text:p>231.241355192</text:p>
          </table:table-cell>
          <table:table-cell office:value-type="float" office:value="1108.57305263" calcext:value-type="float">
            <text:p>1108.5730526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51.051743206" calcext:value-type="float">
            <text:p>351.051743206</text:p>
          </table:table-cell>
          <table:table-cell office:value-type="float" office:value="119.971096708" calcext:value-type="float">
            <text:p>119.971096708</text:p>
          </table:table-cell>
          <table:table-cell office:value-type="float" office:value="231.080646498" calcext:value-type="float">
            <text:p>231.080646498</text:p>
          </table:table-cell>
          <table:table-cell office:value-type="float" office:value="1131.19905066" calcext:value-type="float">
            <text:p>1131.1990506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50.24764234" calcext:value-type="float">
            <text:p>350.24764234</text:p>
          </table:table-cell>
          <table:table-cell office:value-type="float" office:value="119.319976505" calcext:value-type="float">
            <text:p>119.319976505</text:p>
          </table:table-cell>
          <table:table-cell office:value-type="float" office:value="230.927665835" calcext:value-type="float">
            <text:p>230.927665835</text:p>
          </table:table-cell>
          <table:table-cell office:value-type="float" office:value="1154.28684576" calcext:value-type="float">
            <text:p>1154.2868457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49.477007312" calcext:value-type="float">
            <text:p>349.477007312</text:p>
          </table:table-cell>
          <table:table-cell office:value-type="float" office:value="118.701714452" calcext:value-type="float">
            <text:p>118.701714452</text:p>
          </table:table-cell>
          <table:table-cell office:value-type="float" office:value="230.775292859" calcext:value-type="float">
            <text:p>230.775292859</text:p>
          </table:table-cell>
          <table:table-cell office:value-type="float" office:value="1177.84586321" calcext:value-type="float">
            <text:p>1177.8458632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48.737164514" calcext:value-type="float">
            <text:p>348.737164514</text:p>
          </table:table-cell>
          <table:table-cell office:value-type="float" office:value="118.103944669" calcext:value-type="float">
            <text:p>118.103944669</text:p>
          </table:table-cell>
          <table:table-cell office:value-type="float" office:value="230.633219845" calcext:value-type="float">
            <text:p>230.633219845</text:p>
          </table:table-cell>
          <table:table-cell office:value-type="float" office:value="1201.88572068" calcext:value-type="float">
            <text:p>1201.8857206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48.050547414" calcext:value-type="float">
            <text:p>348.050547414</text:p>
          </table:table-cell>
          <table:table-cell office:value-type="float" office:value="117.533764218" calcext:value-type="float">
            <text:p>117.533764218</text:p>
          </table:table-cell>
          <table:table-cell office:value-type="float" office:value="230.516783196" calcext:value-type="float">
            <text:p>230.516783196</text:p>
          </table:table-cell>
          <table:table-cell office:value-type="float" office:value="1226.41623212" calcext:value-type="float">
            <text:p>1226.4162321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47.330456051" calcext:value-type="float">
            <text:p>347.330456051</text:p>
          </table:table-cell>
          <table:table-cell office:value-type="float" office:value="116.990135388" calcext:value-type="float">
            <text:p>116.990135388</text:p>
          </table:table-cell>
          <table:table-cell office:value-type="float" office:value="230.340320663" calcext:value-type="float">
            <text:p>230.340320663</text:p>
          </table:table-cell>
          <table:table-cell office:value-type="float" office:value="1251.44741178" calcext:value-type="float">
            <text:p>1251.4474117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59.245111683" calcext:value-type="float">
            <text:p>659.245111683</text:p>
          </table:table-cell>
          <table:table-cell office:value-type="float" office:value="223.529893156" calcext:value-type="float">
            <text:p>223.529893156</text:p>
          </table:table-cell>
          <table:table-cell office:value-type="float" office:value="435.715218527" calcext:value-type="float">
            <text:p>435.715218527</text:p>
          </table:table-cell>
          <table:table-cell office:value-type="float" office:value="1276.98947832" calcext:value-type="float">
            <text:p>1276.9894783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59.058725429" calcext:value-type="float">
            <text:p>659.058725429</text:p>
          </table:table-cell>
          <table:table-cell office:value-type="float" office:value="223.452683475" calcext:value-type="float">
            <text:p>223.452683475</text:p>
          </table:table-cell>
          <table:table-cell office:value-type="float" office:value="435.606041955" calcext:value-type="float">
            <text:p>435.606041955</text:p>
          </table:table-cell>
          <table:table-cell office:value-type="float" office:value="1303.05285894" calcext:value-type="float">
            <text:p>1303.0528589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58.905680235" calcext:value-type="float">
            <text:p>658.905680235</text:p>
          </table:table-cell>
          <table:table-cell office:value-type="float" office:value="223.180535526" calcext:value-type="float">
            <text:p>223.180535526</text:p>
          </table:table-cell>
          <table:table-cell office:value-type="float" office:value="435.725144709" calcext:value-type="float">
            <text:p>435.725144709</text:p>
          </table:table-cell>
          <table:table-cell office:value-type="float" office:value="1329.64819368" calcext:value-type="float">
            <text:p>1329.6481936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658.763329783" calcext:value-type="float">
            <text:p>658.763329783</text:p>
          </table:table-cell>
          <table:table-cell office:value-type="float" office:value="223.123556554" calcext:value-type="float">
            <text:p>223.123556554</text:p>
          </table:table-cell>
          <table:table-cell office:value-type="float" office:value="435.639773229" calcext:value-type="float">
            <text:p>435.639773229</text:p>
          </table:table-cell>
          <table:table-cell office:value-type="float" office:value="1356.78633973" calcext:value-type="float">
            <text:p>1356.7863397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658.608918235" calcext:value-type="float">
            <text:p>658.608918235</text:p>
          </table:table-cell>
          <table:table-cell office:value-type="float" office:value="223.061100021" calcext:value-type="float">
            <text:p>223.061100021</text:p>
          </table:table-cell>
          <table:table-cell office:value-type="float" office:value="435.547818214" calcext:value-type="float">
            <text:p>435.547818214</text:p>
          </table:table-cell>
          <table:table-cell office:value-type="float" office:value="1384.47837588" calcext:value-type="float">
            <text:p>1384.4783758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658.411908806" calcext:value-type="float">
            <text:p>658.411908806</text:p>
          </table:table-cell>
          <table:table-cell office:value-type="float" office:value="222.70136783" calcext:value-type="float">
            <text:p>222.70136783</text:p>
          </table:table-cell>
          <table:table-cell office:value-type="float" office:value="435.710540976" calcext:value-type="float">
            <text:p>435.710540976</text:p>
          </table:table-cell>
          <table:table-cell office:value-type="float" office:value="1412.73560704" calcext:value-type="float">
            <text:p>1412.7356070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658.158274434" calcext:value-type="float">
            <text:p>658.158274434</text:p>
          </table:table-cell>
          <table:table-cell office:value-type="float" office:value="222.557726019" calcext:value-type="float">
            <text:p>222.557726019</text:p>
          </table:table-cell>
          <table:table-cell office:value-type="float" office:value="435.600548416" calcext:value-type="float">
            <text:p>435.600548416</text:p>
          </table:table-cell>
          <table:table-cell office:value-type="float" office:value="1441.56956885" calcext:value-type="float">
            <text:p>1441.569568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657.788482882" calcext:value-type="float">
            <text:p>657.788482882</text:p>
          </table:table-cell>
          <table:table-cell office:value-type="float" office:value="222.427107929" calcext:value-type="float">
            <text:p>222.427107929</text:p>
          </table:table-cell>
          <table:table-cell office:value-type="float" office:value="435.361374953" calcext:value-type="float">
            <text:p>435.361374953</text:p>
          </table:table-cell>
          <table:table-cell office:value-type="float" office:value="1470.99203239" calcext:value-type="float">
            <text:p>1470.9920323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657.393695598" calcext:value-type="float">
            <text:p>657.393695598</text:p>
          </table:table-cell>
          <table:table-cell office:value-type="float" office:value="222.221670083" calcext:value-type="float">
            <text:p>222.221670083</text:p>
          </table:table-cell>
          <table:table-cell office:value-type="float" office:value="435.172025516" calcext:value-type="float">
            <text:p>435.172025516</text:p>
          </table:table-cell>
          <table:table-cell office:value-type="float" office:value="1501.01500899" calcext:value-type="float">
            <text:p>1501.0150089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56.86775625" calcext:value-type="float">
            <text:p>656.86775625</text:p>
          </table:table-cell>
          <table:table-cell office:value-type="float" office:value="222.011365073" calcext:value-type="float">
            <text:p>222.011365073</text:p>
          </table:table-cell>
          <table:table-cell office:value-type="float" office:value="434.856391177" calcext:value-type="float">
            <text:p>434.856391177</text:p>
          </table:table-cell>
          <table:table-cell office:value-type="float" office:value="1531.65075515" calcext:value-type="float">
            <text:p>1531.65075515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56.323594397" calcext:value-type="float">
            <text:p>656.323594397</text:p>
          </table:table-cell>
          <table:table-cell office:value-type="float" office:value="221.42183211" calcext:value-type="float">
            <text:p>221.42183211</text:p>
          </table:table-cell>
          <table:table-cell office:value-type="float" office:value="434.901762287" calcext:value-type="float">
            <text:p>434.901762287</text:p>
          </table:table-cell>
          <table:table-cell office:value-type="float" office:value="1562.91177749" calcext:value-type="float">
            <text:p>1562.9117774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655.723942075" calcext:value-type="float">
            <text:p>655.723942075</text:p>
          </table:table-cell>
          <table:table-cell office:value-type="float" office:value="220.767142562" calcext:value-type="float">
            <text:p>220.767142562</text:p>
          </table:table-cell>
          <table:table-cell office:value-type="float" office:value="434.956799513" calcext:value-type="float">
            <text:p>434.956799513</text:p>
          </table:table-cell>
          <table:table-cell office:value-type="float" office:value="1594.81083792" calcext:value-type="float">
            <text:p>1594.8108379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655.083562096" calcext:value-type="float">
            <text:p>655.083562096</text:p>
          </table:table-cell>
          <table:table-cell office:value-type="float" office:value="220.434553461" calcext:value-type="float">
            <text:p>220.434553461</text:p>
          </table:table-cell>
          <table:table-cell office:value-type="float" office:value="434.649008634" calcext:value-type="float">
            <text:p>434.649008634</text:p>
          </table:table-cell>
          <table:table-cell office:value-type="float" office:value="1627.3609588" calcext:value-type="float">
            <text:p>1627.360958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654.395941911" calcext:value-type="float">
            <text:p>654.395941911</text:p>
          </table:table-cell>
          <table:table-cell office:value-type="float" office:value="220.160264561" calcext:value-type="float">
            <text:p>220.160264561</text:p>
          </table:table-cell>
          <table:table-cell office:value-type="float" office:value="434.235677349" calcext:value-type="float">
            <text:p>434.235677349</text:p>
          </table:table-cell>
          <table:table-cell office:value-type="float" office:value="1660.5754283" calcext:value-type="float">
            <text:p>1660.575428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53.692883204" calcext:value-type="float">
            <text:p>653.692883204</text:p>
          </table:table-cell>
          <table:table-cell office:value-type="float" office:value="219.741324868" calcext:value-type="float">
            <text:p>219.741324868</text:p>
          </table:table-cell>
          <table:table-cell office:value-type="float" office:value="433.951558336" calcext:value-type="float">
            <text:p>433.951558336</text:p>
          </table:table-cell>
          <table:table-cell office:value-type="float" office:value="1694.46780579" calcext:value-type="float">
            <text:p>1694.4678057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52.998524579" calcext:value-type="float">
            <text:p>652.998524579</text:p>
          </table:table-cell>
          <table:table-cell office:value-type="float" office:value="219.36923642" calcext:value-type="float">
            <text:p>219.36923642</text:p>
          </table:table-cell>
          <table:table-cell office:value-type="float" office:value="433.629288159" calcext:value-type="float">
            <text:p>433.629288159</text:p>
          </table:table-cell>
          <table:table-cell office:value-type="float" office:value="1729.05192737" calcext:value-type="float">
            <text:p>1729.0519273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651.739037109" calcext:value-type="float">
            <text:p>651.739037109</text:p>
          </table:table-cell>
          <table:table-cell office:value-type="float" office:value="217.645229164" calcext:value-type="float">
            <text:p>217.645229164</text:p>
          </table:table-cell>
          <table:table-cell office:value-type="float" office:value="434.093807945" calcext:value-type="float">
            <text:p>434.093807945</text:p>
          </table:table-cell>
          <table:table-cell office:value-type="float" office:value="1764.34191155" calcext:value-type="float">
            <text:p>1764.3419115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649.514545959" calcext:value-type="float">
            <text:p>649.514545959</text:p>
          </table:table-cell>
          <table:table-cell office:value-type="float" office:value="215.728842894" calcext:value-type="float">
            <text:p>215.728842894</text:p>
          </table:table-cell>
          <table:table-cell office:value-type="float" office:value="433.785703065" calcext:value-type="float">
            <text:p>433.785703065</text:p>
          </table:table-cell>
          <table:table-cell office:value-type="float" office:value="1800.35216502" calcext:value-type="float">
            <text:p>1800.3521650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643.539024121" calcext:value-type="float">
            <text:p>643.539024121</text:p>
          </table:table-cell>
          <table:table-cell office:value-type="float" office:value="209.118576579" calcext:value-type="float">
            <text:p>209.118576579</text:p>
          </table:table-cell>
          <table:table-cell office:value-type="float" office:value="434.420447542" calcext:value-type="float">
            <text:p>434.420447542</text:p>
          </table:table-cell>
          <table:table-cell office:value-type="float" office:value="1837.09738848" calcext:value-type="float">
            <text:p>1837.0973884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8.445247623" calcext:value-type="float">
            <text:p>588.445247623</text:p>
          </table:table-cell>
          <table:table-cell office:value-type="float" office:value="307.46746069" calcext:value-type="float">
            <text:p>307.46746069</text:p>
          </table:table-cell>
          <table:table-cell office:value-type="float" office:value="280.977786933" calcext:value-type="float">
            <text:p>280.977786933</text:p>
          </table:table-cell>
          <table:table-cell office:value-type="float" office:value="1874.59258267" calcext:value-type="float">
            <text:p>1874.59258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4:31.82532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15:54.221102083</dc:date>
    <meta:editing-duration>PT26M34S</meta:editing-duration>
    <meta:editing-cycles>3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28.57% Impedance Mismatch m=n=0.6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7cm" svg:width="9.129cm" svg:height="5.303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2.0012994225">
                <text:p>12.0012994225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2.2462461822">
                <text:p>12.246246182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2.49619231">
                <text:p>12.4961923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2.7512398433">
                <text:p>12.751239843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3.0114929019">
                <text:p>13.011492901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3.2770577305">
                <text:p>13.277057730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3.5480427426">
                <text:p>13.548042742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3.8245585641">
                <text:p>13.824558564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4.106718079">
                <text:p>14.10671807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427827">
                <text:p>11.7028427827</text:p>
              </table:table-cell>
              <table:table-cell office:value-type="float" office:value="0.0000860484116076">
                <text:p>0.0000860484116076</text:p>
              </table:table-cell>
              <table:table-cell office:value-type="float" office:value="11.7027567343">
                <text:p>11.7027567343</text:p>
              </table:table-cell>
              <table:table-cell office:value-type="float" office:value="14.3946364753">
                <text:p>14.394636475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7869884">
                <text:p>11.7027869884</text:p>
              </table:table-cell>
              <table:table-cell office:value-type="float" office:value="0.00120843583441">
                <text:p>0.00120843583441</text:p>
              </table:table-cell>
              <table:table-cell office:value-type="float" office:value="11.7015785526">
                <text:p>11.7015785526</text:p>
              </table:table-cell>
              <table:table-cell office:value-type="float" office:value="14.6884312917">
                <text:p>14.688431291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7058189">
                <text:p>11.7027058189</text:p>
              </table:table-cell>
              <table:table-cell office:value-type="float" office:value="0.00442118568167">
                <text:p>0.00442118568167</text:p>
              </table:table-cell>
              <table:table-cell office:value-type="float" office:value="11.6982846332">
                <text:p>11.6982846332</text:p>
              </table:table-cell>
              <table:table-cell office:value-type="float" office:value="14.9882224662">
                <text:p>14.988222466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615791">
                <text:p>11.702615791</text:p>
              </table:table-cell>
              <table:table-cell office:value-type="float" office:value="0.0102293610431">
                <text:p>0.0102293610431</text:p>
              </table:table-cell>
              <table:table-cell office:value-type="float" office:value="11.69238643">
                <text:p>11.69238643</text:p>
              </table:table-cell>
              <table:table-cell office:value-type="float" office:value="15.2941323845">
                <text:p>15.294132384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292618">
                <text:p>11.7025292618</text:p>
              </table:table-cell>
              <table:table-cell office:value-type="float" office:value="0.0187080320658">
                <text:p>0.0187080320658</text:p>
              </table:table-cell>
              <table:table-cell office:value-type="float" office:value="11.6838212298">
                <text:p>11.6838212298</text:p>
              </table:table-cell>
              <table:table-cell office:value-type="float" office:value="15.6062859303">
                <text:p>15.606285930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4549971">
                <text:p>11.7024549971</text:p>
              </table:table-cell>
              <table:table-cell office:value-type="float" office:value="0.0296171197653">
                <text:p>0.0296171197653</text:p>
              </table:table-cell>
              <table:table-cell office:value-type="float" office:value="11.6728378773">
                <text:p>11.6728378773</text:p>
              </table:table-cell>
              <table:table-cell office:value-type="float" office:value="15.9248105362">
                <text:p>15.924810536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3986666">
                <text:p>11.7023986666</text:p>
              </table:table-cell>
              <table:table-cell office:value-type="float" office:value="0.0425007533346">
                <text:p>0.0425007533346</text:p>
              </table:table-cell>
              <table:table-cell office:value-type="float" office:value="11.6598979133">
                <text:p>11.6598979133</text:p>
              </table:table-cell>
              <table:table-cell office:value-type="float" office:value="16.2498362357">
                <text:p>16.249836235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3633502">
                <text:p>11.7023633502</text:p>
              </table:table-cell>
              <table:table-cell office:value-type="float" office:value="0.0567720622134">
                <text:p>0.0567720622134</text:p>
              </table:table-cell>
              <table:table-cell office:value-type="float" office:value="11.645591288">
                <text:p>11.645591288</text:p>
              </table:table-cell>
              <table:table-cell office:value-type="float" office:value="16.5814957161">
                <text:p>16.581495716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3499678">
                <text:p>11.7023499678</text:p>
              </table:table-cell>
              <table:table-cell office:value-type="float" office:value="0.071784275282">
                <text:p>0.071784275282</text:p>
              </table:table-cell>
              <table:table-cell office:value-type="float" office:value="11.6305656926">
                <text:p>11.6305656926</text:p>
              </table:table-cell>
              <table:table-cell office:value-type="float" office:value="16.9199243731">
                <text:p>16.919924373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3576905">
                <text:p>11.7023576905</text:p>
              </table:table-cell>
              <table:table-cell office:value-type="float" office:value="0.0868890501549">
                <text:p>0.0868890501549</text:p>
              </table:table-cell>
              <table:table-cell office:value-type="float" office:value="11.6154686404">
                <text:p>11.6154686404</text:p>
              </table:table-cell>
              <table:table-cell office:value-type="float" office:value="17.2652603657">
                <text:p>17.265260365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3843456">
                <text:p>11.7023843456</text:p>
              </table:table-cell>
              <table:table-cell office:value-type="float" office:value="0.101482927434">
                <text:p>0.101482927434</text:p>
              </table:table-cell>
              <table:table-cell office:value-type="float" office:value="11.6009014182">
                <text:p>11.6009014182</text:p>
              </table:table-cell>
              <table:table-cell office:value-type="float" office:value="17.6176446727">
                <text:p>17.61764467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4267474">
                <text:p>11.7024267474</text:p>
              </table:table-cell>
              <table:table-cell office:value-type="float" office:value="0.115042813923">
                <text:p>0.115042813923</text:p>
              </table:table-cell>
              <table:table-cell office:value-type="float" office:value="11.5873839335">
                <text:p>11.5873839335</text:p>
              </table:table-cell>
              <table:table-cell office:value-type="float" office:value="17.9772211505">
                <text:p>17.977221150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4810321">
                <text:p>11.7024810321</text:p>
              </table:table-cell>
              <table:table-cell office:value-type="float" office:value="0.127151393038">
                <text:p>0.127151393038</text:p>
              </table:table-cell>
              <table:table-cell office:value-type="float" office:value="11.575329639">
                <text:p>11.575329639</text:p>
              </table:table-cell>
              <table:table-cell office:value-type="float" office:value="18.3441365914">
                <text:p>18.344136591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5429322">
                <text:p>11.7025429322</text:p>
              </table:table-cell>
              <table:table-cell office:value-type="float" office:value="0.137513362146">
                <text:p>0.137513362146</text:p>
              </table:table-cell>
              <table:table-cell office:value-type="float" office:value="11.56502957">
                <text:p>11.56502957</text:p>
              </table:table-cell>
              <table:table-cell office:value-type="float" office:value="18.7185407836">
                <text:p>18.71854078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6080657">
                <text:p>11.7026080657</text:p>
              </table:table-cell>
              <table:table-cell office:value-type="float" office:value="0.145963416147">
                <text:p>0.145963416147</text:p>
              </table:table-cell>
              <table:table-cell office:value-type="float" office:value="11.5566446495">
                <text:p>11.5566446495</text:p>
              </table:table-cell>
              <table:table-cell office:value-type="float" office:value="19.1005865729">
                <text:p>19.100586572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672144">
                <text:p>11.702672144</text:p>
              </table:table-cell>
              <table:table-cell office:value-type="float" office:value="0.152466840482">
                <text:p>0.152466840482</text:p>
              </table:table-cell>
              <table:table-cell office:value-type="float" office:value="11.5502053036">
                <text:p>11.5502053036</text:p>
              </table:table-cell>
              <table:table-cell office:value-type="float" office:value="19.4904299243">
                <text:p>19.490429924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7311569">
                <text:p>11.7027311569</text:p>
              </table:table-cell>
              <table:table-cell office:value-type="float" office:value="0.157113681769">
                <text:p>0.157113681769</text:p>
              </table:table-cell>
              <table:table-cell office:value-type="float" office:value="11.5456174752">
                <text:p>11.5456174752</text:p>
              </table:table-cell>
              <table:table-cell office:value-type="float" office:value="19.8882299863">
                <text:p>19.888229986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27815918">
                <text:p>11.7027815918</text:p>
              </table:table-cell>
              <table:table-cell office:value-type="float" office:value="0.160107293896">
                <text:p>0.160107293896</text:p>
              </table:table-cell>
              <table:table-cell office:value-type="float" office:value="11.5426742979">
                <text:p>11.5426742979</text:p>
              </table:table-cell>
              <table:table-cell office:value-type="float" office:value="20.2941491555">
                <text:p>20.294149155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28549532">
                <text:p>11.7028549532</text:p>
              </table:table-cell>
              <table:table-cell office:value-type="float" office:value="0.161782530705">
                <text:p>0.161782530705</text:p>
              </table:table-cell>
              <table:table-cell office:value-type="float" office:value="11.5410724225">
                <text:p>11.5410724225</text:p>
              </table:table-cell>
              <table:table-cell office:value-type="float" office:value="20.7083531429">
                <text:p>20.7083531429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3125633">
                <text:p>11.703125633</text:p>
              </table:table-cell>
              <table:table-cell office:value-type="float" office:value="0.163274519394">
                <text:p>0.163274519394</text:p>
              </table:table-cell>
              <table:table-cell office:value-type="float" office:value="11.5398511136">
                <text:p>11.5398511136</text:p>
              </table:table-cell>
              <table:table-cell office:value-type="float" office:value="21.131011042">
                <text:p>21.13101104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3527029">
                <text:p>11.703527029</text:p>
              </table:table-cell>
              <table:table-cell office:value-type="float" office:value="0.166119406965">
                <text:p>0.166119406965</text:p>
              </table:table-cell>
              <table:table-cell office:value-type="float" office:value="11.537407622">
                <text:p>11.537407622</text:p>
              </table:table-cell>
              <table:table-cell office:value-type="float" office:value="21.5622953972">
                <text:p>21.562295397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39715999">
                <text:p>11.7039715999</text:p>
              </table:table-cell>
              <table:table-cell office:value-type="float" office:value="0.17135649571">
                <text:p>0.17135649571</text:p>
              </table:table-cell>
              <table:table-cell office:value-type="float" office:value="11.5326151042">
                <text:p>11.5326151042</text:p>
              </table:table-cell>
              <table:table-cell office:value-type="float" office:value="22.0023822746">
                <text:p>22.002382274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4.1972538161">
                <text:p>14.1972538161</text:p>
              </table:table-cell>
              <table:table-cell office:value-type="float" office:value="0.156446163903">
                <text:p>0.156446163903</text:p>
              </table:table-cell>
              <table:table-cell office:value-type="float" office:value="14.0408076522">
                <text:p>14.0408076522</text:p>
              </table:table-cell>
              <table:table-cell office:value-type="float" office:value="22.4514513339">
                <text:p>22.451451333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4.198521557">
                <text:p>14.198521557</text:p>
              </table:table-cell>
              <table:table-cell office:value-type="float" office:value="0.172745352256">
                <text:p>0.172745352256</text:p>
              </table:table-cell>
              <table:table-cell office:value-type="float" office:value="14.0257762048">
                <text:p>14.0257762048</text:p>
              </table:table-cell>
              <table:table-cell office:value-type="float" office:value="22.9096859017">
                <text:p>22.909685901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2002629956">
                <text:p>14.2002629956</text:p>
              </table:table-cell>
              <table:table-cell office:value-type="float" office:value="0.194648113252">
                <text:p>0.194648113252</text:p>
              </table:table-cell>
              <table:table-cell office:value-type="float" office:value="14.0056148823">
                <text:p>14.0056148823</text:p>
              </table:table-cell>
              <table:table-cell office:value-type="float" office:value="23.3772730461">
                <text:p>23.377273046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4.2020677283">
                <text:p>14.2020677283</text:p>
              </table:table-cell>
              <table:table-cell office:value-type="float" office:value="0.226564070808">
                <text:p>0.226564070808</text:p>
              </table:table-cell>
              <table:table-cell office:value-type="float" office:value="13.9755036575">
                <text:p>13.9755036575</text:p>
              </table:table-cell>
              <table:table-cell office:value-type="float" office:value="23.8544036534">
                <text:p>23.854403653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4.2034619287">
                <text:p>14.2034619287</text:p>
              </table:table-cell>
              <table:table-cell office:value-type="float" office:value="0.26675209995">
                <text:p>0.26675209995</text:p>
              </table:table-cell>
              <table:table-cell office:value-type="float" office:value="13.9367098288">
                <text:p>13.9367098288</text:p>
              </table:table-cell>
              <table:table-cell office:value-type="float" office:value="24.3412725059">
                <text:p>24.341272505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2040100385">
                <text:p>14.2040100385</text:p>
              </table:table-cell>
              <table:table-cell office:value-type="float" office:value="0.311263726646">
                <text:p>0.311263726646</text:p>
              </table:table-cell>
              <table:table-cell office:value-type="float" office:value="13.8927463118">
                <text:p>13.8927463118</text:p>
              </table:table-cell>
              <table:table-cell office:value-type="float" office:value="24.8380783614">
                <text:p>24.838078361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2034068649">
                <text:p>14.2034068649</text:p>
              </table:table-cell>
              <table:table-cell office:value-type="float" office:value="0.354470905548">
                <text:p>0.354470905548</text:p>
              </table:table-cell>
              <table:table-cell office:value-type="float" office:value="13.8489359593">
                <text:p>13.8489359593</text:p>
              </table:table-cell>
              <table:table-cell office:value-type="float" office:value="25.3450240342">
                <text:p>25.345024034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2015939943">
                <text:p>14.2015939943</text:p>
              </table:table-cell>
              <table:table-cell office:value-type="float" office:value="0.390220108922">
                <text:p>0.390220108922</text:p>
              </table:table-cell>
              <table:table-cell office:value-type="float" office:value="13.8113738853">
                <text:p>13.8113738853</text:p>
              </table:table-cell>
              <table:table-cell office:value-type="float" office:value="25.8623164782">
                <text:p>25.86231647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1988892975">
                <text:p>14.1988892975</text:p>
              </table:table-cell>
              <table:table-cell office:value-type="float" office:value="0.41364082651">
                <text:p>0.41364082651</text:p>
              </table:table-cell>
              <table:table-cell office:value-type="float" office:value="13.785248471">
                <text:p>13.785248471</text:p>
              </table:table-cell>
              <table:table-cell office:value-type="float" office:value="26.3901668714">
                <text:p>26.39016687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1961428013">
                <text:p>14.1961428013</text:p>
              </table:table-cell>
              <table:table-cell office:value-type="float" office:value="0.423840819662">
                <text:p>0.423840819662</text:p>
              </table:table-cell>
              <table:table-cell office:value-type="float" office:value="13.7723019816">
                <text:p>13.7723019816</text:p>
              </table:table-cell>
              <table:table-cell office:value-type="float" office:value="26.9287907015">
                <text:p>26.928790701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1948969696">
                <text:p>14.1948969696</text:p>
              </table:table-cell>
              <table:table-cell office:value-type="float" office:value="0.427483839225">
                <text:p>0.427483839225</text:p>
              </table:table-cell>
              <table:table-cell office:value-type="float" office:value="13.7674131303">
                <text:p>13.7674131303</text:p>
              </table:table-cell>
              <table:table-cell office:value-type="float" office:value="27.4784078547">
                <text:p>27.478407854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1948333266">
                <text:p>14.1948333266</text:p>
              </table:table-cell>
              <table:table-cell office:value-type="float" office:value="0.431921326617">
                <text:p>0.431921326617</text:p>
              </table:table-cell>
              <table:table-cell office:value-type="float" office:value="13.762912">
                <text:p>13.762912</text:p>
              </table:table-cell>
              <table:table-cell office:value-type="float" office:value="28.039242705">
                <text:p>28.03924270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1947744519">
                <text:p>14.1947744519</text:p>
              </table:table-cell>
              <table:table-cell office:value-type="float" office:value="0.436156857943">
                <text:p>0.436156857943</text:p>
              </table:table-cell>
              <table:table-cell office:value-type="float" office:value="13.7586175939">
                <text:p>13.7586175939</text:p>
              </table:table-cell>
              <table:table-cell office:value-type="float" office:value="28.6115242056">
                <text:p>28.611524205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1947206636">
                <text:p>14.1947206636</text:p>
              </table:table-cell>
              <table:table-cell office:value-type="float" office:value="0.440222665352">
                <text:p>0.440222665352</text:p>
              </table:table-cell>
              <table:table-cell office:value-type="float" office:value="13.7544979983">
                <text:p>13.7544979983</text:p>
              </table:table-cell>
              <table:table-cell office:value-type="float" office:value="29.1954859831">
                <text:p>29.195485983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1946710865">
                <text:p>14.1946710865</text:p>
              </table:table-cell>
              <table:table-cell office:value-type="float" office:value="0.444079079006">
                <text:p>0.444079079006</text:p>
              </table:table-cell>
              <table:table-cell office:value-type="float" office:value="13.7505920075">
                <text:p>13.7505920075</text:p>
              </table:table-cell>
              <table:table-cell office:value-type="float" office:value="29.791366432">
                <text:p>29.79136643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1946231968">
                <text:p>14.1946231968</text:p>
              </table:table-cell>
              <table:table-cell office:value-type="float" office:value="0.447672004283">
                <text:p>0.447672004283</text:p>
              </table:table-cell>
              <table:table-cell office:value-type="float" office:value="13.7469511925">
                <text:p>13.7469511925</text:p>
              </table:table-cell>
              <table:table-cell office:value-type="float" office:value="30.3994088128">
                <text:p>30.399408812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1945790656">
                <text:p>14.1945790656</text:p>
              </table:table-cell>
              <table:table-cell office:value-type="float" office:value="0.450854023028">
                <text:p>0.450854023028</text:p>
              </table:table-cell>
              <table:table-cell office:value-type="float" office:value="13.7437250426">
                <text:p>13.7437250426</text:p>
              </table:table-cell>
              <table:table-cell office:value-type="float" office:value="31.0198613506">
                <text:p>31.019861350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1945423752">
                <text:p>14.1945423752</text:p>
              </table:table-cell>
              <table:table-cell office:value-type="float" office:value="0.453803068268">
                <text:p>0.453803068268</text:p>
              </table:table-cell>
              <table:table-cell office:value-type="float" office:value="13.740739307">
                <text:p>13.740739307</text:p>
              </table:table-cell>
              <table:table-cell office:value-type="float" office:value="31.6529773371">
                <text:p>31.652977337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194507013">
                <text:p>14.194507013</text:p>
              </table:table-cell>
              <table:table-cell office:value-type="float" office:value="0.45649595465">
                <text:p>0.45649595465</text:p>
              </table:table-cell>
              <table:table-cell office:value-type="float" office:value="13.7380110584">
                <text:p>13.7380110584</text:p>
              </table:table-cell>
              <table:table-cell office:value-type="float" office:value="32.2990152334">
                <text:p>32.299015233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6982048453">
                <text:p>22.6982048453</text:p>
              </table:table-cell>
              <table:table-cell office:value-type="float" office:value="1.03452584992">
                <text:p>1.03452584992</text:p>
              </table:table-cell>
              <table:table-cell office:value-type="float" office:value="21.6636789954">
                <text:p>21.6636789954</text:p>
              </table:table-cell>
              <table:table-cell office:value-type="float" office:value="32.958238776">
                <text:p>32.95823877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6977919886">
                <text:p>22.6977919886</text:p>
              </table:table-cell>
              <table:table-cell office:value-type="float" office:value="1.04584103185">
                <text:p>1.04584103185</text:p>
              </table:table-cell>
              <table:table-cell office:value-type="float" office:value="21.6519509568">
                <text:p>21.6519509568</text:p>
              </table:table-cell>
              <table:table-cell office:value-type="float" office:value="33.6309170842">
                <text:p>33.630917084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6971771031">
                <text:p>22.6971771031</text:p>
              </table:table-cell>
              <table:table-cell office:value-type="float" office:value="1.0549322689">
                <text:p>1.0549322689</text:p>
              </table:table-cell>
              <table:table-cell office:value-type="float" office:value="21.6422448342">
                <text:p>21.6422448342</text:p>
              </table:table-cell>
              <table:table-cell office:value-type="float" office:value="34.31732477">
                <text:p>34.3173247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6966806644">
                <text:p>22.6966806644</text:p>
              </table:table-cell>
              <table:table-cell office:value-type="float" office:value="1.06161004801">
                <text:p>1.06161004801</text:p>
              </table:table-cell>
              <table:table-cell office:value-type="float" office:value="21.6350706164">
                <text:p>21.6350706164</text:p>
              </table:table-cell>
              <table:table-cell office:value-type="float" office:value="35.0177420504">
                <text:p>35.017742050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6962827818">
                <text:p>22.6962827818</text:p>
              </table:table-cell>
              <table:table-cell office:value-type="float" office:value="1.06603429909">
                <text:p>1.06603429909</text:p>
              </table:table-cell>
              <table:table-cell office:value-type="float" office:value="21.6302484827">
                <text:p>21.6302484827</text:p>
              </table:table-cell>
              <table:table-cell office:value-type="float" office:value="35.7324548613">
                <text:p>35.7324548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6959799838">
                <text:p>22.6959799838</text:p>
              </table:table-cell>
              <table:table-cell office:value-type="float" office:value="1.06832870401">
                <text:p>1.06832870401</text:p>
              </table:table-cell>
              <table:table-cell office:value-type="float" office:value="21.6276512798">
                <text:p>21.6276512798</text:p>
              </table:table-cell>
              <table:table-cell office:value-type="float" office:value="36.4617549749">
                <text:p>36.4617549749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6956347861">
                <text:p>22.6956347861</text:p>
              </table:table-cell>
              <table:table-cell office:value-type="float" office:value="1.06622706146">
                <text:p>1.06622706146</text:p>
              </table:table-cell>
              <table:table-cell office:value-type="float" office:value="21.6294077247">
                <text:p>21.6294077247</text:p>
              </table:table-cell>
              <table:table-cell office:value-type="float" office:value="37.2059401184">
                <text:p>37.205940118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6954197319">
                <text:p>22.6954197319</text:p>
              </table:table-cell>
              <table:table-cell office:value-type="float" office:value="1.05823347001">
                <text:p>1.05823347001</text:p>
              </table:table-cell>
              <table:table-cell office:value-type="float" office:value="21.6371862619">
                <text:p>21.6371862619</text:p>
              </table:table-cell>
              <table:table-cell office:value-type="float" office:value="37.9653140953">
                <text:p>37.965314095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6999884083">
                <text:p>22.6999884083</text:p>
              </table:table-cell>
              <table:table-cell office:value-type="float" office:value="1.05882875823">
                <text:p>1.05882875823</text:p>
              </table:table-cell>
              <table:table-cell office:value-type="float" office:value="21.64115965">
                <text:p>21.64115965</text:p>
              </table:table-cell>
              <table:table-cell office:value-type="float" office:value="38.7401869103">
                <text:p>38.740186910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7111414974">
                <text:p>22.7111414974</text:p>
              </table:table-cell>
              <table:table-cell office:value-type="float" office:value="1.09840406098">
                <text:p>1.09840406098</text:p>
              </table:table-cell>
              <table:table-cell office:value-type="float" office:value="21.6127374364">
                <text:p>21.6127374364</text:p>
              </table:table-cell>
              <table:table-cell office:value-type="float" office:value="39.5308748948">
                <text:p>39.53087489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7214396095">
                <text:p>22.7214396095</text:p>
              </table:table-cell>
              <table:table-cell office:value-type="float" office:value="1.19878610455">
                <text:p>1.19878610455</text:p>
              </table:table-cell>
              <table:table-cell office:value-type="float" office:value="21.522653505">
                <text:p>21.522653505</text:p>
              </table:table-cell>
              <table:table-cell office:value-type="float" office:value="40.3377008368">
                <text:p>40.337700836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7235708244">
                <text:p>22.7235708244</text:p>
              </table:table-cell>
              <table:table-cell office:value-type="float" office:value="1.33123434101">
                <text:p>1.33123434101</text:p>
              </table:table-cell>
              <table:table-cell office:value-type="float" office:value="21.3923364834">
                <text:p>21.3923364834</text:p>
              </table:table-cell>
              <table:table-cell office:value-type="float" office:value="41.1609941122">
                <text:p>41.160994112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7110344011">
                <text:p>22.7110344011</text:p>
              </table:table-cell>
              <table:table-cell office:value-type="float" office:value="1.44249003047">
                <text:p>1.44249003047</text:p>
              </table:table-cell>
              <table:table-cell office:value-type="float" office:value="21.2685443706">
                <text:p>21.2685443706</text:p>
              </table:table-cell>
              <table:table-cell office:value-type="float" office:value="42.0010908198">
                <text:p>42.001090819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6952220936">
                <text:p>22.6952220936</text:p>
              </table:table-cell>
              <table:table-cell office:value-type="float" office:value="1.47760158918">
                <text:p>1.47760158918</text:p>
              </table:table-cell>
              <table:table-cell office:value-type="float" office:value="21.2176205044">
                <text:p>21.2176205044</text:p>
              </table:table-cell>
              <table:table-cell office:value-type="float" office:value="42.8583339179">
                <text:p>42.858333917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694190236">
                <text:p>22.694190236</text:p>
              </table:table-cell>
              <table:table-cell office:value-type="float" office:value="1.47902782132">
                <text:p>1.47902782132</text:p>
              </table:table-cell>
              <table:table-cell office:value-type="float" office:value="21.2151624147">
                <text:p>21.2151624147</text:p>
              </table:table-cell>
              <table:table-cell office:value-type="float" office:value="43.7330733646">
                <text:p>43.73307336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694055375">
                <text:p>22.694055375</text:p>
              </table:table-cell>
              <table:table-cell office:value-type="float" office:value="1.47859491039">
                <text:p>1.47859491039</text:p>
              </table:table-cell>
              <table:table-cell office:value-type="float" office:value="21.2154604646">
                <text:p>21.2154604646</text:p>
              </table:table-cell>
              <table:table-cell office:value-type="float" office:value="44.6256662608">
                <text:p>44.625666260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6938926264">
                <text:p>22.6938926264</text:p>
              </table:table-cell>
              <table:table-cell office:value-type="float" office:value="1.47888437088">
                <text:p>1.47888437088</text:p>
              </table:table-cell>
              <table:table-cell office:value-type="float" office:value="21.2150082555">
                <text:p>21.2150082555</text:p>
              </table:table-cell>
              <table:table-cell office:value-type="float" office:value="45.5364769958">
                <text:p>45.536476995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6937769899">
                <text:p>22.6937769899</text:p>
              </table:table-cell>
              <table:table-cell office:value-type="float" office:value="1.48501516129">
                <text:p>1.48501516129</text:p>
              </table:table-cell>
              <table:table-cell office:value-type="float" office:value="21.2087618286">
                <text:p>21.2087618286</text:p>
              </table:table-cell>
              <table:table-cell office:value-type="float" office:value="46.465877396">
                <text:p>46.46587739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693697693">
                <text:p>22.693697693</text:p>
              </table:table-cell>
              <table:table-cell office:value-type="float" office:value="1.48784901712">
                <text:p>1.48784901712</text:p>
              </table:table-cell>
              <table:table-cell office:value-type="float" office:value="21.2058486759">
                <text:p>21.2058486759</text:p>
              </table:table-cell>
              <table:table-cell office:value-type="float" office:value="47.4142468768">
                <text:p>47.414246876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6934686964">
                <text:p>22.6934686964</text:p>
              </table:table-cell>
              <table:table-cell office:value-type="float" office:value="1.4887169004">
                <text:p>1.4887169004</text:p>
              </table:table-cell>
              <table:table-cell office:value-type="float" office:value="21.204751796">
                <text:p>21.204751796</text:p>
              </table:table-cell>
              <table:table-cell office:value-type="float" office:value="48.3819725975">
                <text:p>48.38197259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6932933371">
                <text:p>22.6932933371</text:p>
              </table:table-cell>
              <table:table-cell office:value-type="float" office:value="1.48950446447">
                <text:p>1.48950446447</text:p>
              </table:table-cell>
              <table:table-cell office:value-type="float" office:value="21.2037888726">
                <text:p>21.2037888726</text:p>
              </table:table-cell>
              <table:table-cell office:value-type="float" office:value="49.3694496194">
                <text:p>49.3694496194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6931439484">
                <text:p>22.6931439484</text:p>
              </table:table-cell>
              <table:table-cell office:value-type="float" office:value="1.49026404935">
                <text:p>1.49026404935</text:p>
              </table:table-cell>
              <table:table-cell office:value-type="float" office:value="21.202879899">
                <text:p>21.202879899</text:p>
              </table:table-cell>
              <table:table-cell office:value-type="float" office:value="50.377081067">
                <text:p>50.37708106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6930110833">
                <text:p>22.6930110833</text:p>
              </table:table-cell>
              <table:table-cell office:value-type="float" office:value="1.49099116636">
                <text:p>1.49099116636</text:p>
              </table:table-cell>
              <table:table-cell office:value-type="float" office:value="21.202019917">
                <text:p>21.202019917</text:p>
              </table:table-cell>
              <table:table-cell office:value-type="float" office:value="51.4052782924">
                <text:p>51.405278292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6928890543">
                <text:p>22.6928890543</text:p>
              </table:table-cell>
              <table:table-cell office:value-type="float" office:value="1.49156799597">
                <text:p>1.49156799597</text:p>
              </table:table-cell>
              <table:table-cell office:value-type="float" office:value="21.2013210583">
                <text:p>21.2013210583</text:p>
              </table:table-cell>
              <table:table-cell office:value-type="float" office:value="52.4544610437">
                <text:p>52.454461043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692788007">
                <text:p>22.692788007</text:p>
              </table:table-cell>
              <table:table-cell office:value-type="float" office:value="1.49224980288">
                <text:p>1.49224980288</text:p>
              </table:table-cell>
              <table:table-cell office:value-type="float" office:value="21.2005382041">
                <text:p>21.2005382041</text:p>
              </table:table-cell>
              <table:table-cell office:value-type="float" office:value="53.5250576357">
                <text:p>53.52505763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6926953073">
                <text:p>22.6926953073</text:p>
              </table:table-cell>
              <table:table-cell office:value-type="float" office:value="1.49329885003">
                <text:p>1.49329885003</text:p>
              </table:table-cell>
              <table:table-cell office:value-type="float" office:value="21.1993964572">
                <text:p>21.1993964572</text:p>
              </table:table-cell>
              <table:table-cell office:value-type="float" office:value="54.6175051254">
                <text:p>54.617505125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2.6925523297">
                <text:p>22.6925523297</text:p>
              </table:table-cell>
              <table:table-cell office:value-type="float" office:value="1.49341833145">
                <text:p>1.49341833145</text:p>
              </table:table-cell>
              <table:table-cell office:value-type="float" office:value="21.1991339982">
                <text:p>21.1991339982</text:p>
              </table:table-cell>
              <table:table-cell office:value-type="float" office:value="55.7322494901">
                <text:p>55.732249490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2.692405705">
                <text:p>22.692405705</text:p>
              </table:table-cell>
              <table:table-cell office:value-type="float" office:value="1.49131337051">
                <text:p>1.49131337051</text:p>
              </table:table-cell>
              <table:table-cell office:value-type="float" office:value="21.2010923345">
                <text:p>21.2010923345</text:p>
              </table:table-cell>
              <table:table-cell office:value-type="float" office:value="56.8697458095">
                <text:p>56.869745809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2.6922456351">
                <text:p>22.6922456351</text:p>
              </table:table-cell>
              <table:table-cell office:value-type="float" office:value="1.48660067796">
                <text:p>1.48660067796</text:p>
              </table:table-cell>
              <table:table-cell office:value-type="float" office:value="21.2056449571">
                <text:p>21.2056449571</text:p>
              </table:table-cell>
              <table:table-cell office:value-type="float" office:value="58.0304584513">
                <text:p>58.030458451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2.6923124023">
                <text:p>22.6923124023</text:p>
              </table:table-cell>
              <table:table-cell office:value-type="float" office:value="1.4783267293">
                <text:p>1.4783267293</text:p>
              </table:table-cell>
              <table:table-cell office:value-type="float" office:value="21.213985673">
                <text:p>21.213985673</text:p>
              </table:table-cell>
              <table:table-cell office:value-type="float" office:value="59.2148612612">
                <text:p>59.21486126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2.565480987">
                <text:p>42.565480987</text:p>
              </table:table-cell>
              <table:table-cell office:value-type="float" office:value="3.6236416643">
                <text:p>3.6236416643</text:p>
              </table:table-cell>
              <table:table-cell office:value-type="float" office:value="38.9418393227">
                <text:p>38.9418393227</text:p>
              </table:table-cell>
              <table:table-cell office:value-type="float" office:value="60.4234377559">
                <text:p>60.423437755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2.5646513446">
                <text:p>42.5646513446</text:p>
              </table:table-cell>
              <table:table-cell office:value-type="float" office:value="3.63643977686">
                <text:p>3.63643977686</text:p>
              </table:table-cell>
              <table:table-cell office:value-type="float" office:value="38.9282115677">
                <text:p>38.9282115677</text:p>
              </table:table-cell>
              <table:table-cell office:value-type="float" office:value="61.656681321">
                <text:p>61.65668132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2.5641106086">
                <text:p>42.5641106086</text:p>
              </table:table-cell>
              <table:table-cell office:value-type="float" office:value="3.64475697906">
                <text:p>3.64475697906</text:p>
              </table:table-cell>
              <table:table-cell office:value-type="float" office:value="38.9193536295">
                <text:p>38.9193536295</text:p>
              </table:table-cell>
              <table:table-cell office:value-type="float" office:value="62.9150954117">
                <text:p>62.915095411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2.563867931">
                <text:p>42.563867931</text:p>
              </table:table-cell>
              <table:table-cell office:value-type="float" office:value="3.65188207734">
                <text:p>3.65188207734</text:p>
              </table:table-cell>
              <table:table-cell office:value-type="float" office:value="38.9119858537">
                <text:p>38.9119858537</text:p>
              </table:table-cell>
              <table:table-cell office:value-type="float" office:value="64.199193759">
                <text:p>64.19919375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2.5635704773">
                <text:p>42.5635704773</text:p>
              </table:table-cell>
              <table:table-cell office:value-type="float" office:value="3.65643877642">
                <text:p>3.65643877642</text:p>
              </table:table-cell>
              <table:table-cell office:value-type="float" office:value="38.9071317008">
                <text:p>38.9071317008</text:p>
              </table:table-cell>
              <table:table-cell office:value-type="float" office:value="65.5095005791">
                <text:p>65.509500579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2.5633370065">
                <text:p>42.5633370065</text:p>
              </table:table-cell>
              <table:table-cell office:value-type="float" office:value="3.660259465">
                <text:p>3.660259465</text:p>
              </table:table-cell>
              <table:table-cell office:value-type="float" office:value="38.9030775415">
                <text:p>38.9030775415</text:p>
              </table:table-cell>
              <table:table-cell office:value-type="float" office:value="66.8465507874">
                <text:p>66.846550787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2.5631059307">
                <text:p>42.5631059307</text:p>
              </table:table-cell>
              <table:table-cell office:value-type="float" office:value="3.66316698866">
                <text:p>3.66316698866</text:p>
              </table:table-cell>
              <table:table-cell office:value-type="float" office:value="38.899938942">
                <text:p>38.899938942</text:p>
              </table:table-cell>
              <table:table-cell office:value-type="float" office:value="68.210890217">
                <text:p>68.21089021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2.5629695496">
                <text:p>42.5629695496</text:p>
              </table:table-cell>
              <table:table-cell office:value-type="float" office:value="3.66556659755">
                <text:p>3.66556659755</text:p>
              </table:table-cell>
              <table:table-cell office:value-type="float" office:value="38.8974029521">
                <text:p>38.8974029521</text:p>
              </table:table-cell>
              <table:table-cell office:value-type="float" office:value="69.6030758415">
                <text:p>69.603075841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2.5626452233">
                <text:p>42.5626452233</text:p>
              </table:table-cell>
              <table:table-cell office:value-type="float" office:value="3.66762024807">
                <text:p>3.66762024807</text:p>
              </table:table-cell>
              <table:table-cell office:value-type="float" office:value="38.8950249753">
                <text:p>38.8950249753</text:p>
              </table:table-cell>
              <table:table-cell office:value-type="float" office:value="71.0236760022">
                <text:p>71.023676002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2.5624198499">
                <text:p>42.5624198499</text:p>
              </table:table-cell>
              <table:table-cell office:value-type="float" office:value="3.66841434104">
                <text:p>3.66841434104</text:p>
              </table:table-cell>
              <table:table-cell office:value-type="float" office:value="38.8940055089">
                <text:p>38.8940055089</text:p>
              </table:table-cell>
              <table:table-cell office:value-type="float" office:value="72.4732706404">
                <text:p>72.47327064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2.5618105597">
                <text:p>42.5618105597</text:p>
              </table:table-cell>
              <table:table-cell office:value-type="float" office:value="3.66487814872">
                <text:p>3.66487814872</text:p>
              </table:table-cell>
              <table:table-cell office:value-type="float" office:value="38.896932411">
                <text:p>38.896932411</text:p>
              </table:table-cell>
              <table:table-cell office:value-type="float" office:value="73.9524515341">
                <text:p>73.952451534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2.5659438769">
                <text:p>42.5659438769</text:p>
              </table:table-cell>
              <table:table-cell office:value-type="float" office:value="3.65361005883">
                <text:p>3.65361005883</text:p>
              </table:table-cell>
              <table:table-cell office:value-type="float" office:value="38.912333818">
                <text:p>38.912333818</text:p>
              </table:table-cell>
              <table:table-cell office:value-type="float" office:value="75.4618225391">
                <text:p>75.461822539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2.5637019437">
                <text:p>42.5637019437</text:p>
              </table:table-cell>
              <table:table-cell office:value-type="float" office:value="3.65374237153">
                <text:p>3.65374237153</text:p>
              </table:table-cell>
              <table:table-cell office:value-type="float" office:value="38.9099595721">
                <text:p>38.9099595721</text:p>
              </table:table-cell>
              <table:table-cell office:value-type="float" office:value="77.0019998363">
                <text:p>77.001999836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2.5618211471">
                <text:p>42.5618211471</text:p>
              </table:table-cell>
              <table:table-cell office:value-type="float" office:value="3.64969432169">
                <text:p>3.64969432169</text:p>
              </table:table-cell>
              <table:table-cell office:value-type="float" office:value="38.9121268254">
                <text:p>38.9121268254</text:p>
              </table:table-cell>
              <table:table-cell office:value-type="float" office:value="78.5736121828">
                <text:p>78.573612182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2.5601259305">
                <text:p>42.5601259305</text:p>
              </table:table-cell>
              <table:table-cell office:value-type="float" office:value="3.63520892978">
                <text:p>3.63520892978</text:p>
              </table:table-cell>
              <table:table-cell office:value-type="float" office:value="38.9249170008">
                <text:p>38.9249170008</text:p>
              </table:table-cell>
              <table:table-cell office:value-type="float" office:value="80.1773011685">
                <text:p>80.177301168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2.5633026032">
                <text:p>42.5633026032</text:p>
              </table:table-cell>
              <table:table-cell office:value-type="float" office:value="3.59232443292">
                <text:p>3.59232443292</text:p>
              </table:table-cell>
              <table:table-cell office:value-type="float" office:value="38.9709781703">
                <text:p>38.9709781703</text:p>
              </table:table-cell>
              <table:table-cell office:value-type="float" office:value="81.8137214782">
                <text:p>81.813721478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2.6252529663">
                <text:p>42.6252529663</text:p>
              </table:table-cell>
              <table:table-cell office:value-type="float" office:value="3.78744599285">
                <text:p>3.78744599285</text:p>
              </table:table-cell>
              <table:table-cell office:value-type="float" office:value="38.8378069735">
                <text:p>38.8378069735</text:p>
              </table:table-cell>
              <table:table-cell office:value-type="float" office:value="83.483541159">
                <text:p>83.48354115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2.6497241717">
                <text:p>42.6497241717</text:p>
              </table:table-cell>
              <table:table-cell office:value-type="float" office:value="4.34659787117">
                <text:p>4.34659787117</text:p>
              </table:table-cell>
              <table:table-cell office:value-type="float" office:value="38.3031263005">
                <text:p>38.3031263005</text:p>
              </table:table-cell>
              <table:table-cell office:value-type="float" office:value="85.1874418926">
                <text:p>85.187441892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2.5605255201">
                <text:p>42.5605255201</text:p>
              </table:table-cell>
              <table:table-cell office:value-type="float" office:value="4.67327604805">
                <text:p>4.67327604805</text:p>
              </table:table-cell>
              <table:table-cell office:value-type="float" office:value="37.8872494721">
                <text:p>37.8872494721</text:p>
              </table:table-cell>
              <table:table-cell office:value-type="float" office:value="86.9261192741">
                <text:p>86.926119274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2.5565149026">
                <text:p>42.5565149026</text:p>
              </table:table-cell>
              <table:table-cell office:value-type="float" office:value="4.68260388355">
                <text:p>4.68260388355</text:p>
              </table:table-cell>
              <table:table-cell office:value-type="float" office:value="37.873911019">
                <text:p>37.873911019</text:p>
              </table:table-cell>
              <table:table-cell office:value-type="float" office:value="88.7002830955">
                <text:p>88.70028309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8.1154968394">
                <text:p>78.1154968394</text:p>
              </table:table-cell>
              <table:table-cell office:value-type="float" office:value="7.59151115773">
                <text:p>7.59151115773</text:p>
              </table:table-cell>
              <table:table-cell office:value-type="float" office:value="70.5239856816">
                <text:p>70.5239856816</text:p>
              </table:table-cell>
              <table:table-cell office:value-type="float" office:value="90.5106576357">
                <text:p>90.510657635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78.1135243884">
                <text:p>78.1135243884</text:p>
              </table:table-cell>
              <table:table-cell office:value-type="float" office:value="7.56976944195">
                <text:p>7.56976944195</text:p>
              </table:table-cell>
              <table:table-cell office:value-type="float" office:value="70.5437549464">
                <text:p>70.5437549464</text:p>
              </table:table-cell>
              <table:table-cell office:value-type="float" office:value="92.3579819562">
                <text:p>92.357981956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78.1103988199">
                <text:p>78.1103988199</text:p>
              </table:table-cell>
              <table:table-cell office:value-type="float" office:value="7.53732007407">
                <text:p>7.53732007407</text:p>
              </table:table-cell>
              <table:table-cell office:value-type="float" office:value="70.5730787458">
                <text:p>70.5730787458</text:p>
              </table:table-cell>
              <table:table-cell office:value-type="float" office:value="94.2430102028">
                <text:p>94.243010202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78.1109615032">
                <text:p>78.1109615032</text:p>
              </table:table-cell>
              <table:table-cell office:value-type="float" office:value="7.52289433632">
                <text:p>7.52289433632</text:p>
              </table:table-cell>
              <table:table-cell office:value-type="float" office:value="70.5880671669">
                <text:p>70.5880671669</text:p>
              </table:table-cell>
              <table:table-cell office:value-type="float" office:value="96.1665119134">
                <text:p>96.166511913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78.1101300537">
                <text:p>78.1101300537</text:p>
              </table:table-cell>
              <table:table-cell office:value-type="float" office:value="7.52451801579">
                <text:p>7.52451801579</text:p>
              </table:table-cell>
              <table:table-cell office:value-type="float" office:value="70.5856120379">
                <text:p>70.5856120379</text:p>
              </table:table-cell>
              <table:table-cell office:value-type="float" office:value="98.1292723321">
                <text:p>98.129272332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78.1099295533">
                <text:p>78.1099295533</text:p>
              </table:table-cell>
              <table:table-cell office:value-type="float" office:value="7.52726587979">
                <text:p>7.52726587979</text:p>
              </table:table-cell>
              <table:table-cell office:value-type="float" office:value="70.5826636735">
                <text:p>70.5826636735</text:p>
              </table:table-cell>
              <table:table-cell office:value-type="float" office:value="100.13209273">
                <text:p>100.1320927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78.1090276818">
                <text:p>78.1090276818</text:p>
              </table:table-cell>
              <table:table-cell office:value-type="float" office:value="7.53621547275">
                <text:p>7.53621547275</text:p>
              </table:table-cell>
              <table:table-cell office:value-type="float" office:value="70.5728122091">
                <text:p>70.5728122091</text:p>
              </table:table-cell>
              <table:table-cell office:value-type="float" office:value="102.175790732">
                <text:p>102.175790732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78.1085179738">
                <text:p>78.1085179738</text:p>
              </table:table-cell>
              <table:table-cell office:value-type="float" office:value="7.54287412427">
                <text:p>7.54287412427</text:p>
              </table:table-cell>
              <table:table-cell office:value-type="float" office:value="70.5656438495">
                <text:p>70.5656438495</text:p>
              </table:table-cell>
              <table:table-cell office:value-type="float" office:value="104.261200651">
                <text:p>104.261200651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78.1099303884">
                <text:p>78.1099303884</text:p>
              </table:table-cell>
              <table:table-cell office:value-type="float" office:value="7.56108883793">
                <text:p>7.56108883793</text:p>
              </table:table-cell>
              <table:table-cell office:value-type="float" office:value="70.5488415504">
                <text:p>70.5488415504</text:p>
              </table:table-cell>
              <table:table-cell office:value-type="float" office:value="106.389173827">
                <text:p>106.38917382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78.109309204">
                <text:p>78.109309204</text:p>
              </table:table-cell>
              <table:table-cell office:value-type="float" office:value="7.58513629913">
                <text:p>7.58513629913</text:p>
              </table:table-cell>
              <table:table-cell office:value-type="float" office:value="70.5241729048">
                <text:p>70.5241729048</text:p>
              </table:table-cell>
              <table:table-cell office:value-type="float" office:value="108.560578979">
                <text:p>108.56057897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8.1091119573">
                <text:p>78.1091119573</text:p>
              </table:table-cell>
              <table:table-cell office:value-type="float" office:value="7.57421420923">
                <text:p>7.57421420923</text:p>
              </table:table-cell>
              <table:table-cell office:value-type="float" office:value="70.5348977481">
                <text:p>70.5348977481</text:p>
              </table:table-cell>
              <table:table-cell office:value-type="float" office:value="110.776302553">
                <text:p>110.776302553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78.1090178296">
                <text:p>78.1090178296</text:p>
              </table:table-cell>
              <table:table-cell office:value-type="float" office:value="7.52953037235">
                <text:p>7.52953037235</text:p>
              </table:table-cell>
              <table:table-cell office:value-type="float" office:value="70.5794874572">
                <text:p>70.5794874572</text:p>
              </table:table-cell>
              <table:table-cell office:value-type="float" office:value="113.037249088">
                <text:p>113.037249088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78.1079838346">
                <text:p>78.1079838346</text:p>
              </table:table-cell>
              <table:table-cell office:value-type="float" office:value="7.46144303053">
                <text:p>7.46144303053</text:p>
              </table:table-cell>
              <table:table-cell office:value-type="float" office:value="70.646540804">
                <text:p>70.646540804</text:p>
              </table:table-cell>
              <table:table-cell office:value-type="float" office:value="115.344341588">
                <text:p>115.34434158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78.1056385986">
                <text:p>78.1056385986</text:p>
              </table:table-cell>
              <table:table-cell office:value-type="float" office:value="7.31773987027">
                <text:p>7.31773987027</text:p>
              </table:table-cell>
              <table:table-cell office:value-type="float" office:value="70.7878987283">
                <text:p>70.7878987283</text:p>
              </table:table-cell>
              <table:table-cell office:value-type="float" office:value="117.698521891">
                <text:p>117.69852189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8.1095222194">
                <text:p>78.1095222194</text:p>
              </table:table-cell>
              <table:table-cell office:value-type="float" office:value="7.22465865642">
                <text:p>7.22465865642</text:p>
              </table:table-cell>
              <table:table-cell office:value-type="float" office:value="70.8848635629">
                <text:p>70.8848635629</text:p>
              </table:table-cell>
              <table:table-cell office:value-type="float" office:value="120.100751062">
                <text:p>120.10075106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78.0988508126">
                <text:p>78.0988508126</text:p>
              </table:table-cell>
              <table:table-cell office:value-type="float" office:value="7.21124069847">
                <text:p>7.21124069847</text:p>
              </table:table-cell>
              <table:table-cell office:value-type="float" office:value="70.8876101142">
                <text:p>70.8876101142</text:p>
              </table:table-cell>
              <table:table-cell office:value-type="float" office:value="122.552009777">
                <text:p>122.55200977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78.3181555781">
                <text:p>78.3181555781</text:p>
              </table:table-cell>
              <table:table-cell office:value-type="float" office:value="7.54511817645">
                <text:p>7.54511817645</text:p>
              </table:table-cell>
              <table:table-cell office:value-type="float" office:value="70.7730374017">
                <text:p>70.7730374017</text:p>
              </table:table-cell>
              <table:table-cell office:value-type="float" office:value="125.053298731">
                <text:p>125.05329873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8.1441281696">
                <text:p>78.1441281696</text:p>
              </table:table-cell>
              <table:table-cell office:value-type="float" office:value="9.0235138433">
                <text:p>9.0235138433</text:p>
              </table:table-cell>
              <table:table-cell office:value-type="float" office:value="69.1206143263">
                <text:p>69.1206143263</text:p>
              </table:table-cell>
              <table:table-cell office:value-type="float" office:value="127.605639043">
                <text:p>127.60563904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8.0874570387">
                <text:p>78.0874570387</text:p>
              </table:table-cell>
              <table:table-cell office:value-type="float" office:value="9.0373728743">
                <text:p>9.0373728743</text:p>
              </table:table-cell>
              <table:table-cell office:value-type="float" office:value="69.0500841644">
                <text:p>69.0500841644</text:p>
              </table:table-cell>
              <table:table-cell office:value-type="float" office:value="130.210072671">
                <text:p>130.21007267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78.0844939673">
                <text:p>78.0844939673</text:p>
              </table:table-cell>
              <table:table-cell office:value-type="float" office:value="9.03999244894">
                <text:p>9.03999244894</text:p>
              </table:table-cell>
              <table:table-cell office:value-type="float" office:value="69.0445015184">
                <text:p>69.0445015184</text:p>
              </table:table-cell>
              <table:table-cell office:value-type="float" office:value="132.867662841">
                <text:p>132.8676628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8.0814802166">
                <text:p>78.0814802166</text:p>
              </table:table-cell>
              <table:table-cell office:value-type="float" office:value="9.03967442244">
                <text:p>9.03967442244</text:p>
              </table:table-cell>
              <table:table-cell office:value-type="float" office:value="69.0418057942">
                <text:p>69.0418057942</text:p>
              </table:table-cell>
              <table:table-cell office:value-type="float" office:value="135.579494479">
                <text:p>135.57949447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78.0784133025">
                <text:p>78.0784133025</text:p>
              </table:table-cell>
              <table:table-cell office:value-type="float" office:value="9.0394407712">
                <text:p>9.0394407712</text:p>
              </table:table-cell>
              <table:table-cell office:value-type="float" office:value="69.0389725313">
                <text:p>69.0389725313</text:p>
              </table:table-cell>
              <table:table-cell office:value-type="float" office:value="138.346674655">
                <text:p>138.34667465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78.0758544274">
                <text:p>78.0758544274</text:p>
              </table:table-cell>
              <table:table-cell office:value-type="float" office:value="9.03849655307">
                <text:p>9.03849655307</text:p>
              </table:table-cell>
              <table:table-cell office:value-type="float" office:value="69.0373578743">
                <text:p>69.0373578743</text:p>
              </table:table-cell>
              <table:table-cell office:value-type="float" office:value="141.170333033">
                <text:p>141.17033303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78.0735458456">
                <text:p>78.0735458456</text:p>
              </table:table-cell>
              <table:table-cell office:value-type="float" office:value="9.03797820768">
                <text:p>9.03797820768</text:p>
              </table:table-cell>
              <table:table-cell office:value-type="float" office:value="69.0355676379">
                <text:p>69.0355676379</text:p>
              </table:table-cell>
              <table:table-cell office:value-type="float" office:value="144.051622335">
                <text:p>144.05162233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78.0713417949">
                <text:p>78.0713417949</text:p>
              </table:table-cell>
              <table:table-cell office:value-type="float" office:value="9.0378927108">
                <text:p>9.0378927108</text:p>
              </table:table-cell>
              <table:table-cell office:value-type="float" office:value="69.0334490841">
                <text:p>69.0334490841</text:p>
              </table:table-cell>
              <table:table-cell office:value-type="float" office:value="146.991718809">
                <text:p>146.99171880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8.0692811853">
                <text:p>78.0692811853</text:p>
              </table:table-cell>
              <table:table-cell office:value-type="float" office:value="9.03765476616">
                <text:p>9.03765476616</text:p>
              </table:table-cell>
              <table:table-cell office:value-type="float" office:value="69.0316264192">
                <text:p>69.0316264192</text:p>
              </table:table-cell>
              <table:table-cell office:value-type="float" office:value="149.99182271">
                <text:p>149.9918227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78.067334651">
                <text:p>78.067334651</text:p>
              </table:table-cell>
              <table:table-cell office:value-type="float" office:value="9.03675732348">
                <text:p>9.03675732348</text:p>
              </table:table-cell>
              <table:table-cell office:value-type="float" office:value="69.0305773276">
                <text:p>69.0305773276</text:p>
              </table:table-cell>
              <table:table-cell office:value-type="float" office:value="153.053158792">
                <text:p>153.05315879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78.0655038345">
                <text:p>78.0655038345</text:p>
              </table:table-cell>
              <table:table-cell office:value-type="float" office:value="9.03606849284">
                <text:p>9.03606849284</text:p>
              </table:table-cell>
              <table:table-cell office:value-type="float" office:value="69.0294353417">
                <text:p>69.0294353417</text:p>
              </table:table-cell>
              <table:table-cell office:value-type="float" office:value="156.176976803">
                <text:p>156.17697680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78.0637745562">
                <text:p>78.0637745562</text:p>
              </table:table-cell>
              <table:table-cell office:value-type="float" office:value="9.03628078311">
                <text:p>9.03628078311</text:p>
              </table:table-cell>
              <table:table-cell office:value-type="float" office:value="69.0274937731">
                <text:p>69.0274937731</text:p>
              </table:table-cell>
              <table:table-cell office:value-type="float" office:value="159.364552003">
                <text:p>159.36455200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78.0620838356">
                <text:p>78.0620838356</text:p>
              </table:table-cell>
              <table:table-cell office:value-type="float" office:value="9.036307543">
                <text:p>9.036307543</text:p>
              </table:table-cell>
              <table:table-cell office:value-type="float" office:value="69.0257762926">
                <text:p>69.0257762926</text:p>
              </table:table-cell>
              <table:table-cell office:value-type="float" office:value="162.617185675">
                <text:p>162.6171856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47.467256439">
                <text:p>147.467256439</text:p>
              </table:table-cell>
              <table:table-cell office:value-type="float" office:value="17.690324572">
                <text:p>17.690324572</text:p>
              </table:table-cell>
              <table:table-cell office:value-type="float" office:value="129.776931867">
                <text:p>129.776931867</text:p>
              </table:table-cell>
              <table:table-cell office:value-type="float" office:value="165.936205665">
                <text:p>165.93620566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47.465916058">
                <text:p>147.465916058</text:p>
              </table:table-cell>
              <table:table-cell office:value-type="float" office:value="17.6827552474">
                <text:p>17.6827552474</text:p>
              </table:table-cell>
              <table:table-cell office:value-type="float" office:value="129.783160811">
                <text:p>129.783160811</text:p>
              </table:table-cell>
              <table:table-cell office:value-type="float" office:value="169.32296692">
                <text:p>169.3229669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47.464920338">
                <text:p>147.464920338</text:p>
              </table:table-cell>
              <table:table-cell office:value-type="float" office:value="17.6744483563">
                <text:p>17.6744483563</text:p>
              </table:table-cell>
              <table:table-cell office:value-type="float" office:value="129.790471982">
                <text:p>129.790471982</text:p>
              </table:table-cell>
              <table:table-cell office:value-type="float" office:value="172.778852038">
                <text:p>172.778852038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47.464161369">
                <text:p>147.464161369</text:p>
              </table:table-cell>
              <table:table-cell office:value-type="float" office:value="17.6637210229">
                <text:p>17.6637210229</text:p>
              </table:table-cell>
              <table:table-cell office:value-type="float" office:value="129.800440346">
                <text:p>129.800440346</text:p>
              </table:table-cell>
              <table:table-cell office:value-type="float" office:value="176.305271841">
                <text:p>176.30527184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47.463561491">
                <text:p>147.463561491</text:p>
              </table:table-cell>
              <table:table-cell office:value-type="float" office:value="17.6604723802">
                <text:p>17.6604723802</text:p>
              </table:table-cell>
              <table:table-cell office:value-type="float" office:value="129.803089111">
                <text:p>129.803089111</text:p>
              </table:table-cell>
              <table:table-cell office:value-type="float" office:value="179.903665942">
                <text:p>179.90366594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47.46318464">
                <text:p>147.46318464</text:p>
              </table:table-cell>
              <table:table-cell office:value-type="float" office:value="17.6584929237">
                <text:p>17.6584929237</text:p>
              </table:table-cell>
              <table:table-cell office:value-type="float" office:value="129.804691716">
                <text:p>129.804691716</text:p>
              </table:table-cell>
              <table:table-cell office:value-type="float" office:value="183.575503338">
                <text:p>183.575503338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47.462714846">
                <text:p>147.462714846</text:p>
              </table:table-cell>
              <table:table-cell office:value-type="float" office:value="17.6617318842">
                <text:p>17.6617318842</text:p>
              </table:table-cell>
              <table:table-cell office:value-type="float" office:value="129.800982962">
                <text:p>129.800982962</text:p>
              </table:table-cell>
              <table:table-cell office:value-type="float" office:value="187.322283008">
                <text:p>187.322283008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47.462801921">
                <text:p>147.462801921</text:p>
              </table:table-cell>
              <table:table-cell office:value-type="float" office:value="17.6592454095">
                <text:p>17.6592454095</text:p>
              </table:table-cell>
              <table:table-cell office:value-type="float" office:value="129.803556512">
                <text:p>129.803556512</text:p>
              </table:table-cell>
              <table:table-cell office:value-type="float" office:value="191.145534526">
                <text:p>191.14553452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47.462595182">
                <text:p>147.462595182</text:p>
              </table:table-cell>
              <table:table-cell office:value-type="float" office:value="17.5354526361">
                <text:p>17.5354526361</text:p>
              </table:table-cell>
              <table:table-cell office:value-type="float" office:value="129.927142546">
                <text:p>129.927142546</text:p>
              </table:table-cell>
              <table:table-cell office:value-type="float" office:value="195.046818683">
                <text:p>195.04681868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47.462139568">
                <text:p>147.462139568</text:p>
              </table:table-cell>
              <table:table-cell office:value-type="float" office:value="17.5833470558">
                <text:p>17.5833470558</text:p>
              </table:table-cell>
              <table:table-cell office:value-type="float" office:value="129.878792512">
                <text:p>129.878792512</text:p>
              </table:table-cell>
              <table:table-cell office:value-type="float" office:value="199.027728128">
                <text:p>199.02772812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7.460786387">
                <text:p>147.460786387</text:p>
              </table:table-cell>
              <table:table-cell office:value-type="float" office:value="17.5817161226">
                <text:p>17.5817161226</text:p>
              </table:table-cell>
              <table:table-cell office:value-type="float" office:value="129.879070265">
                <text:p>129.879070265</text:p>
              </table:table-cell>
              <table:table-cell office:value-type="float" office:value="203.089888013">
                <text:p>203.08988801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47.462047662">
                <text:p>147.462047662</text:p>
              </table:table-cell>
              <table:table-cell office:value-type="float" office:value="17.5794420144">
                <text:p>17.5794420144</text:p>
              </table:table-cell>
              <table:table-cell office:value-type="float" office:value="129.882605648">
                <text:p>129.882605648</text:p>
              </table:table-cell>
              <table:table-cell office:value-type="float" office:value="207.234956662">
                <text:p>207.23495666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47.455447313">
                <text:p>147.455447313</text:p>
              </table:table-cell>
              <table:table-cell office:value-type="float" office:value="17.5180954055">
                <text:p>17.5180954055</text:p>
              </table:table-cell>
              <table:table-cell office:value-type="float" office:value="129.937351907">
                <text:p>129.937351907</text:p>
              </table:table-cell>
              <table:table-cell office:value-type="float" office:value="211.464626245">
                <text:p>211.46462624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47.458732676">
                <text:p>147.458732676</text:p>
              </table:table-cell>
              <table:table-cell office:value-type="float" office:value="17.490985338">
                <text:p>17.490985338</text:p>
              </table:table-cell>
              <table:table-cell office:value-type="float" office:value="129.967747338">
                <text:p>129.967747338</text:p>
              </table:table-cell>
              <table:table-cell office:value-type="float" office:value="215.780623468">
                <text:p>215.780623468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47.458768618">
                <text:p>147.458768618</text:p>
              </table:table-cell>
              <table:table-cell office:value-type="float" office:value="17.4950914199">
                <text:p>17.4950914199</text:p>
              </table:table-cell>
              <table:table-cell office:value-type="float" office:value="129.963677198">
                <text:p>129.963677198</text:p>
              </table:table-cell>
              <table:table-cell office:value-type="float" office:value="220.18471028">
                <text:p>220.18471028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47.464326051">
                <text:p>147.464326051</text:p>
              </table:table-cell>
              <table:table-cell office:value-type="float" office:value="17.5045705836">
                <text:p>17.5045705836</text:p>
              </table:table-cell>
              <table:table-cell office:value-type="float" office:value="129.959755468">
                <text:p>129.959755468</text:p>
              </table:table-cell>
              <table:table-cell office:value-type="float" office:value="224.678684591">
                <text:p>224.67868459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47.463722342">
                <text:p>147.463722342</text:p>
              </table:table-cell>
              <table:table-cell office:value-type="float" office:value="17.5614113664">
                <text:p>17.5614113664</text:p>
              </table:table-cell>
              <table:table-cell office:value-type="float" office:value="129.902310975">
                <text:p>129.902310975</text:p>
              </table:table-cell>
              <table:table-cell office:value-type="float" office:value="229.264381007">
                <text:p>229.26438100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47.463521055">
                <text:p>147.463521055</text:p>
              </table:table-cell>
              <table:table-cell office:value-type="float" office:value="17.6273275848">
                <text:p>17.6273275848</text:p>
              </table:table-cell>
              <table:table-cell office:value-type="float" office:value="129.83619347">
                <text:p>129.83619347</text:p>
              </table:table-cell>
              <table:table-cell office:value-type="float" office:value="233.943671578">
                <text:p>233.94367157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47.453342688">
                <text:p>147.453342688</text:p>
              </table:table-cell>
              <table:table-cell office:value-type="float" office:value="17.6380098651">
                <text:p>17.6380098651</text:p>
              </table:table-cell>
              <table:table-cell office:value-type="float" office:value="129.815332823">
                <text:p>129.815332823</text:p>
              </table:table-cell>
              <table:table-cell office:value-type="float" office:value="238.718466563">
                <text:p>238.71846656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47.446804272">
                <text:p>147.446804272</text:p>
              </table:table-cell>
              <table:table-cell office:value-type="float" office:value="17.7193441442">
                <text:p>17.7193441442</text:p>
              </table:table-cell>
              <table:table-cell office:value-type="float" office:value="129.727460128">
                <text:p>129.727460128</text:p>
              </table:table-cell>
              <table:table-cell office:value-type="float" office:value="243.590715208">
                <text:p>243.59071520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48.562406545">
                <text:p>248.562406545</text:p>
              </table:table-cell>
              <table:table-cell office:value-type="float" office:value="36.8406547904">
                <text:p>36.8406547904</text:p>
              </table:table-cell>
              <table:table-cell office:value-type="float" office:value="211.721751755">
                <text:p>211.721751755</text:p>
              </table:table-cell>
              <table:table-cell office:value-type="float" office:value="248.562406545">
                <text:p>248.562406545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48.296566262">
                <text:p>248.296566262</text:p>
              </table:table-cell>
              <table:table-cell office:value-type="float" office:value="39.3190855003">
                <text:p>39.3190855003</text:p>
              </table:table-cell>
              <table:table-cell office:value-type="float" office:value="208.977480761">
                <text:p>208.977480761</text:p>
              </table:table-cell>
              <table:table-cell office:value-type="float" office:value="253.635570201">
                <text:p>253.635570201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48.02457312">
                <text:p>248.02457312</text:p>
              </table:table-cell>
              <table:table-cell office:value-type="float" office:value="39.2271091878">
                <text:p>39.2271091878</text:p>
              </table:table-cell>
              <table:table-cell office:value-type="float" office:value="208.797463933">
                <text:p>208.797463933</text:p>
              </table:table-cell>
              <table:table-cell office:value-type="float" office:value="258.812277228">
                <text:p>258.81227722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47.840864497">
                <text:p>247.840864497</text:p>
              </table:table-cell>
              <table:table-cell office:value-type="float" office:value="39.1708446101">
                <text:p>39.1708446101</text:p>
              </table:table-cell>
              <table:table-cell office:value-type="float" office:value="208.670019886">
                <text:p>208.670019886</text:p>
              </table:table-cell>
              <table:table-cell office:value-type="float" office:value="264.094640948">
                <text:p>264.09464094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47.696554255">
                <text:p>247.696554255</text:p>
              </table:table-cell>
              <table:table-cell office:value-type="float" office:value="39.1376815832">
                <text:p>39.1376815832</text:p>
              </table:table-cell>
              <table:table-cell office:value-type="float" office:value="208.558872672">
                <text:p>208.558872672</text:p>
              </table:table-cell>
              <table:table-cell office:value-type="float" office:value="269.484817816">
                <text:p>269.48481781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47.575766677">
                <text:p>247.575766677</text:p>
              </table:table-cell>
              <table:table-cell office:value-type="float" office:value="39.0939080632">
                <text:p>39.0939080632</text:p>
              </table:table-cell>
              <table:table-cell office:value-type="float" office:value="208.481858614">
                <text:p>208.481858614</text:p>
              </table:table-cell>
              <table:table-cell office:value-type="float" office:value="274.985008302">
                <text:p>274.98500830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47.470666591">
                <text:p>247.470666591</text:p>
              </table:table-cell>
              <table:table-cell office:value-type="float" office:value="39.061426008">
                <text:p>39.061426008</text:p>
              </table:table-cell>
              <table:table-cell office:value-type="float" office:value="208.409240583">
                <text:p>208.409240583</text:p>
              </table:table-cell>
              <table:table-cell office:value-type="float" office:value="280.597457784">
                <text:p>280.59745778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47.378612854">
                <text:p>247.378612854</text:p>
              </table:table-cell>
              <table:table-cell office:value-type="float" office:value="39.058840748">
                <text:p>39.058840748</text:p>
              </table:table-cell>
              <table:table-cell office:value-type="float" office:value="208.319772106">
                <text:p>208.319772106</text:p>
              </table:table-cell>
              <table:table-cell office:value-type="float" office:value="286.324457472">
                <text:p>286.32445747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47.29266693">
                <text:p>247.29266693</text:p>
              </table:table-cell>
              <table:table-cell office:value-type="float" office:value="39.0395115397">
                <text:p>39.0395115397</text:p>
              </table:table-cell>
              <table:table-cell office:value-type="float" office:value="208.253155391">
                <text:p>208.253155391</text:p>
              </table:table-cell>
              <table:table-cell office:value-type="float" office:value="292.168345338">
                <text:p>292.16834533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47.214144682">
                <text:p>247.214144682</text:p>
              </table:table-cell>
              <table:table-cell office:value-type="float" office:value="39.0200196575">
                <text:p>39.0200196575</text:p>
              </table:table-cell>
              <table:table-cell office:value-type="float" office:value="208.194125025">
                <text:p>208.194125025</text:p>
              </table:table-cell>
              <table:table-cell office:value-type="float" office:value="298.131507071">
                <text:p>298.13150707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47.141997145">
                <text:p>247.141997145</text:p>
              </table:table-cell>
              <table:table-cell office:value-type="float" office:value="39.0055293728">
                <text:p>39.0055293728</text:p>
              </table:table-cell>
              <table:table-cell office:value-type="float" office:value="208.136467772">
                <text:p>208.136467772</text:p>
              </table:table-cell>
              <table:table-cell office:value-type="float" office:value="304.216377053">
                <text:p>304.216377053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47.074302816">
                <text:p>247.074302816</text:p>
              </table:table-cell>
              <table:table-cell office:value-type="float" office:value="38.9873249925">
                <text:p>38.9873249925</text:p>
              </table:table-cell>
              <table:table-cell office:value-type="float" office:value="208.086977824">
                <text:p>208.086977824</text:p>
              </table:table-cell>
              <table:table-cell office:value-type="float" office:value="310.425439353">
                <text:p>310.42543935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47.007208257">
                <text:p>247.007208257</text:p>
              </table:table-cell>
              <table:table-cell office:value-type="float" office:value="38.7494583109">
                <text:p>38.7494583109</text:p>
              </table:table-cell>
              <table:table-cell office:value-type="float" office:value="208.257749946">
                <text:p>208.257749946</text:p>
              </table:table-cell>
              <table:table-cell office:value-type="float" office:value="316.761228737">
                <text:p>316.76122873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46.944420518">
                <text:p>246.944420518</text:p>
              </table:table-cell>
              <table:table-cell office:value-type="float" office:value="38.735533174">
                <text:p>38.735533174</text:p>
              </table:table-cell>
              <table:table-cell office:value-type="float" office:value="208.208887344">
                <text:p>208.208887344</text:p>
              </table:table-cell>
              <table:table-cell office:value-type="float" office:value="323.226331709">
                <text:p>323.226331709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46.881674647">
                <text:p>246.881674647</text:p>
              </table:table-cell>
              <table:table-cell office:value-type="float" office:value="38.5740351899">
                <text:p>38.5740351899</text:p>
              </table:table-cell>
              <table:table-cell office:value-type="float" office:value="208.307639457">
                <text:p>208.307639457</text:p>
              </table:table-cell>
              <table:table-cell office:value-type="float" office:value="329.823387561">
                <text:p>329.82338756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46.824029125">
                <text:p>246.824029125</text:p>
              </table:table-cell>
              <table:table-cell office:value-type="float" office:value="38.5530844566">
                <text:p>38.5530844566</text:p>
              </table:table-cell>
              <table:table-cell office:value-type="float" office:value="208.270944668">
                <text:p>208.270944668</text:p>
              </table:table-cell>
              <table:table-cell office:value-type="float" office:value="336.555089453">
                <text:p>336.55508945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46.790977629">
                <text:p>246.790977629</text:p>
              </table:table-cell>
              <table:table-cell office:value-type="float" office:value="38.5915656708">
                <text:p>38.5915656708</text:p>
              </table:table-cell>
              <table:table-cell office:value-type="float" office:value="208.199411959">
                <text:p>208.199411959</text:p>
              </table:table-cell>
              <table:table-cell office:value-type="float" office:value="343.424185516">
                <text:p>343.424185516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46.715172447">
                <text:p>246.715172447</text:p>
              </table:table-cell>
              <table:table-cell office:value-type="float" office:value="38.6410891338">
                <text:p>38.6410891338</text:p>
              </table:table-cell>
              <table:table-cell office:value-type="float" office:value="208.074083313">
                <text:p>208.074083313</text:p>
              </table:table-cell>
              <table:table-cell office:value-type="float" office:value="350.433479965">
                <text:p>350.43347996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49.345422548">
                <text:p>249.345422548</text:p>
              </table:table-cell>
              <table:table-cell office:value-type="float" office:value="39.9720989912">
                <text:p>39.9720989912</text:p>
              </table:table-cell>
              <table:table-cell office:value-type="float" office:value="209.373323557">
                <text:p>209.373323557</text:p>
              </table:table-cell>
              <table:table-cell office:value-type="float" office:value="357.585834253">
                <text:p>357.585834253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46.040804135">
                <text:p>246.040804135</text:p>
              </table:table-cell>
              <table:table-cell office:value-type="float" office:value="43.5972536049">
                <text:p>43.5972536049</text:p>
              </table:table-cell>
              <table:table-cell office:value-type="float" office:value="202.44355053">
                <text:p>202.44355053</text:p>
              </table:table-cell>
              <table:table-cell office:value-type="float" office:value="364.884168234">
                <text:p>364.88416823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45.634181468">
                <text:p>245.634181468</text:p>
              </table:table-cell>
              <table:table-cell office:value-type="float" office:value="43.5409889748">
                <text:p>43.5409889748</text:p>
              </table:table-cell>
              <table:table-cell office:value-type="float" office:value="202.093192493">
                <text:p>202.093192493</text:p>
              </table:table-cell>
              <table:table-cell office:value-type="float" office:value="372.331461357">
                <text:p>372.331461357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45.327901119">
                <text:p>245.327901119</text:p>
              </table:table-cell>
              <table:table-cell office:value-type="float" office:value="43.4964375337">
                <text:p>43.4964375337</text:p>
              </table:table-cell>
              <table:table-cell office:value-type="float" office:value="201.831463585">
                <text:p>201.831463585</text:p>
              </table:table-cell>
              <table:table-cell office:value-type="float" office:value="379.930753881">
                <text:p>379.93075388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45.076623615">
                <text:p>245.076623615</text:p>
              </table:table-cell>
              <table:table-cell office:value-type="float" office:value="43.4588255496">
                <text:p>43.4588255496</text:p>
              </table:table-cell>
              <table:table-cell office:value-type="float" office:value="201.617798066">
                <text:p>201.617798066</text:p>
              </table:table-cell>
              <table:table-cell office:value-type="float" office:value="387.685148115">
                <text:p>387.68514811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44.860459979">
                <text:p>244.860459979</text:p>
              </table:table-cell>
              <table:table-cell office:value-type="float" office:value="43.4239290933">
                <text:p>43.4239290933</text:p>
              </table:table-cell>
              <table:table-cell office:value-type="float" office:value="201.436530886">
                <text:p>201.436530886</text:p>
              </table:table-cell>
              <table:table-cell office:value-type="float" office:value="395.597809691">
                <text:p>395.59780969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44.669374664">
                <text:p>244.669374664</text:p>
              </table:table-cell>
              <table:table-cell office:value-type="float" office:value="43.3902953926">
                <text:p>43.3902953926</text:p>
              </table:table-cell>
              <table:table-cell office:value-type="float" office:value="201.279079271">
                <text:p>201.279079271</text:p>
              </table:table-cell>
              <table:table-cell office:value-type="float" office:value="403.671968846">
                <text:p>403.67196884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44.496910446">
                <text:p>244.496910446</text:p>
              </table:table-cell>
              <table:table-cell office:value-type="float" office:value="43.3561860858">
                <text:p>43.3561860858</text:p>
              </table:table-cell>
              <table:table-cell office:value-type="float" office:value="201.14072436">
                <text:p>201.14072436</text:p>
              </table:table-cell>
              <table:table-cell office:value-type="float" office:value="411.91092175">
                <text:p>411.910921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44.339104728">
                <text:p>244.339104728</text:p>
              </table:table-cell>
              <table:table-cell office:value-type="float" office:value="43.3261949696">
                <text:p>43.3261949696</text:p>
              </table:table-cell>
              <table:table-cell office:value-type="float" office:value="201.012909758">
                <text:p>201.012909758</text:p>
              </table:table-cell>
              <table:table-cell office:value-type="float" office:value="420.318031846">
                <text:p>420.31803184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44.193031021">
                <text:p>244.193031021</text:p>
              </table:table-cell>
              <table:table-cell office:value-type="float" office:value="43.2930395919">
                <text:p>43.2930395919</text:p>
              </table:table-cell>
              <table:table-cell office:value-type="float" office:value="200.899991429">
                <text:p>200.899991429</text:p>
              </table:table-cell>
              <table:table-cell office:value-type="float" office:value="428.896731227">
                <text:p>428.89673122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44.056809806">
                <text:p>244.056809806</text:p>
              </table:table-cell>
              <table:table-cell office:value-type="float" office:value="43.2553545663">
                <text:p>43.2553545663</text:p>
              </table:table-cell>
              <table:table-cell office:value-type="float" office:value="200.80145524">
                <text:p>200.80145524</text:p>
              </table:table-cell>
              <table:table-cell office:value-type="float" office:value="437.650522032">
                <text:p>437.650522032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43.928139989">
                <text:p>243.928139989</text:p>
              </table:table-cell>
              <table:table-cell office:value-type="float" office:value="43.2314318476">
                <text:p>43.2314318476</text:p>
              </table:table-cell>
              <table:table-cell office:value-type="float" office:value="200.696708142">
                <text:p>200.696708142</text:p>
              </table:table-cell>
              <table:table-cell office:value-type="float" office:value="446.582977882">
                <text:p>446.58297788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62.298983482">
                <text:p>462.298983482</text:p>
              </table:table-cell>
              <table:table-cell office:value-type="float" office:value="83.4061249346">
                <text:p>83.4061249346</text:p>
              </table:table-cell>
              <table:table-cell office:value-type="float" office:value="378.892858547">
                <text:p>378.892858547</text:p>
              </table:table-cell>
              <table:table-cell office:value-type="float" office:value="455.697745333">
                <text:p>455.69774533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462.173816365">
                <text:p>462.173816365</text:p>
              </table:table-cell>
              <table:table-cell office:value-type="float" office:value="83.3722423571">
                <text:p>83.3722423571</text:p>
              </table:table-cell>
              <table:table-cell office:value-type="float" office:value="378.801574008">
                <text:p>378.801574008</text:p>
              </table:table-cell>
              <table:table-cell office:value-type="float" office:value="464.998545368">
                <text:p>464.998545368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462.057262628">
                <text:p>462.057262628</text:p>
              </table:table-cell>
              <table:table-cell office:value-type="float" office:value="83.3544894589">
                <text:p>83.3544894589</text:p>
              </table:table-cell>
              <table:table-cell office:value-type="float" office:value="378.70277317">
                <text:p>378.70277317</text:p>
              </table:table-cell>
              <table:table-cell office:value-type="float" office:value="474.489174917">
                <text:p>474.489174917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461.947103501">
                <text:p>461.947103501</text:p>
              </table:table-cell>
              <table:table-cell office:value-type="float" office:value="83.3400459073">
                <text:p>83.3400459073</text:p>
              </table:table-cell>
              <table:table-cell office:value-type="float" office:value="378.607057594">
                <text:p>378.607057594</text:p>
              </table:table-cell>
              <table:table-cell office:value-type="float" office:value="484.173508404">
                <text:p>484.17350840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461.839587377">
                <text:p>461.839587377</text:p>
              </table:table-cell>
              <table:table-cell office:value-type="float" office:value="83.3204612301">
                <text:p>83.3204612301</text:p>
              </table:table-cell>
              <table:table-cell office:value-type="float" office:value="378.519126147">
                <text:p>378.519126147</text:p>
              </table:table-cell>
              <table:table-cell office:value-type="float" office:value="494.05549933">
                <text:p>494.0554993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61.736017638">
                <text:p>461.736017638</text:p>
              </table:table-cell>
              <table:table-cell office:value-type="float" office:value="83.2982831784">
                <text:p>83.2982831784</text:p>
              </table:table-cell>
              <table:table-cell office:value-type="float" office:value="378.43773446">
                <text:p>378.43773446</text:p>
              </table:table-cell>
              <table:table-cell office:value-type="float" office:value="504.139181887">
                <text:p>504.139181887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461.635319384">
                <text:p>461.635319384</text:p>
              </table:table-cell>
              <table:table-cell office:value-type="float" office:value="83.2804966474">
                <text:p>83.2804966474</text:p>
              </table:table-cell>
              <table:table-cell office:value-type="float" office:value="378.354822737">
                <text:p>378.354822737</text:p>
              </table:table-cell>
              <table:table-cell office:value-type="float" office:value="514.428672605">
                <text:p>514.428672605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461.512481713">
                <text:p>461.512481713</text:p>
              </table:table-cell>
              <table:table-cell office:value-type="float" office:value="82.9838471373">
                <text:p>82.9838471373</text:p>
              </table:table-cell>
              <table:table-cell office:value-type="float" office:value="378.528634575">
                <text:p>378.528634575</text:p>
              </table:table-cell>
              <table:table-cell office:value-type="float" office:value="524.928172033">
                <text:p>524.92817203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461.373132003">
                <text:p>461.373132003</text:p>
              </table:table-cell>
              <table:table-cell office:value-type="float" office:value="82.9133425114">
                <text:p>82.9133425114</text:p>
              </table:table-cell>
              <table:table-cell office:value-type="float" office:value="378.459789492">
                <text:p>378.459789492</text:p>
              </table:table-cell>
              <table:table-cell office:value-type="float" office:value="535.641966453">
                <text:p>535.64196645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461.248909408">
                <text:p>461.248909408</text:p>
              </table:table-cell>
              <table:table-cell office:value-type="float" office:value="82.8627033578">
                <text:p>82.8627033578</text:p>
              </table:table-cell>
              <table:table-cell office:value-type="float" office:value="378.38620605">
                <text:p>378.38620605</text:p>
              </table:table-cell>
              <table:table-cell office:value-type="float" office:value="546.57442963">
                <text:p>546.5744296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61.129876846">
                <text:p>461.129876846</text:p>
              </table:table-cell>
              <table:table-cell office:value-type="float" office:value="82.8056064384">
                <text:p>82.8056064384</text:p>
              </table:table-cell>
              <table:table-cell office:value-type="float" office:value="378.324270408">
                <text:p>378.324270408</text:p>
              </table:table-cell>
              <table:table-cell office:value-type="float" office:value="557.730024597">
                <text:p>557.73002459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60.883906145">
                <text:p>460.883906145</text:p>
              </table:table-cell>
              <table:table-cell office:value-type="float" office:value="82.3149641353">
                <text:p>82.3149641353</text:p>
              </table:table-cell>
              <table:table-cell office:value-type="float" office:value="378.568942009">
                <text:p>378.568942009</text:p>
              </table:table-cell>
              <table:table-cell office:value-type="float" office:value="569.11330548">
                <text:p>569.1133054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460.744529635">
                <text:p>460.744529635</text:p>
              </table:table-cell>
              <table:table-cell office:value-type="float" office:value="82.1858093723">
                <text:p>82.1858093723</text:p>
              </table:table-cell>
              <table:table-cell office:value-type="float" office:value="378.558720263">
                <text:p>378.558720263</text:p>
              </table:table-cell>
              <table:table-cell office:value-type="float" office:value="580.728919352">
                <text:p>580.728919352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460.53685703">
                <text:p>460.53685703</text:p>
              </table:table-cell>
              <table:table-cell office:value-type="float" office:value="82.0730435305">
                <text:p>82.0730435305</text:p>
              </table:table-cell>
              <table:table-cell office:value-type="float" office:value="378.4638135">
                <text:p>378.4638135</text:p>
              </table:table-cell>
              <table:table-cell office:value-type="float" office:value="592.581608133">
                <text:p>592.58160813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460.336640852">
                <text:p>460.336640852</text:p>
              </table:table-cell>
              <table:table-cell office:value-type="float" office:value="81.9590071856">
                <text:p>81.9590071856</text:p>
              </table:table-cell>
              <table:table-cell office:value-type="float" office:value="378.377633666">
                <text:p>378.377633666</text:p>
              </table:table-cell>
              <table:table-cell office:value-type="float" office:value="604.676210528">
                <text:p>604.67621052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460.148737235">
                <text:p>460.148737235</text:p>
              </table:table-cell>
              <table:table-cell office:value-type="float" office:value="81.859688498">
                <text:p>81.859688498</text:p>
              </table:table-cell>
              <table:table-cell office:value-type="float" office:value="378.289048737">
                <text:p>378.289048737</text:p>
              </table:table-cell>
              <table:table-cell office:value-type="float" office:value="617.017663998">
                <text:p>617.017663998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459.963511732">
                <text:p>459.963511732</text:p>
              </table:table-cell>
              <table:table-cell office:value-type="float" office:value="81.7645018856">
                <text:p>81.7645018856</text:p>
              </table:table-cell>
              <table:table-cell office:value-type="float" office:value="378.199009846">
                <text:p>378.199009846</text:p>
              </table:table-cell>
              <table:table-cell office:value-type="float" office:value="629.611006779">
                <text:p>629.61100677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459.763267441">
                <text:p>459.763267441</text:p>
              </table:table-cell>
              <table:table-cell office:value-type="float" office:value="81.6197648219">
                <text:p>81.6197648219</text:p>
              </table:table-cell>
              <table:table-cell office:value-type="float" office:value="378.14350262">
                <text:p>378.14350262</text:p>
              </table:table-cell>
              <table:table-cell office:value-type="float" office:value="642.461379935">
                <text:p>642.46137993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459.580331349">
                <text:p>459.580331349</text:p>
              </table:table-cell>
              <table:table-cell office:value-type="float" office:value="81.1405755654">
                <text:p>81.1405755654</text:p>
              </table:table-cell>
              <table:table-cell office:value-type="float" office:value="378.439755783">
                <text:p>378.439755783</text:p>
              </table:table-cell>
              <table:table-cell office:value-type="float" office:value="655.574029464">
                <text:p>655.57402946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459.38414388">
                <text:p>459.38414388</text:p>
              </table:table-cell>
              <table:table-cell office:value-type="float" office:value="80.8067350482">
                <text:p>80.8067350482</text:p>
              </table:table-cell>
              <table:table-cell office:value-type="float" office:value="378.577408831">
                <text:p>378.577408831</text:p>
              </table:table-cell>
              <table:table-cell office:value-type="float" office:value="668.95430843">
                <text:p>668.954308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5.147470618">
                <text:p>365.147470618</text:p>
              </table:table-cell>
              <table:table-cell office:value-type="float" office:value="122.510356267">
                <text:p>122.510356267</text:p>
              </table:table-cell>
              <table:table-cell office:value-type="float" office:value="242.637114351">
                <text:p>242.637114351</text:p>
              </table:table-cell>
              <table:table-cell office:value-type="float" office:value="682.607679155">
                <text:p>682.607679155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64.919200347">
                <text:p>364.919200347</text:p>
              </table:table-cell>
              <table:table-cell office:value-type="float" office:value="122.970309496">
                <text:p>122.970309496</text:p>
              </table:table-cell>
              <table:table-cell office:value-type="float" office:value="241.948890851">
                <text:p>241.948890851</text:p>
              </table:table-cell>
              <table:table-cell office:value-type="float" office:value="696.539715448">
                <text:p>696.53971544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64.598883381">
                <text:p>364.598883381</text:p>
              </table:table-cell>
              <table:table-cell office:value-type="float" office:value="127.969729212">
                <text:p>127.969729212</text:p>
              </table:table-cell>
              <table:table-cell office:value-type="float" office:value="236.629154169">
                <text:p>236.629154169</text:p>
              </table:table-cell>
              <table:table-cell office:value-type="float" office:value="710.756104878">
                <text:p>710.75610487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64.468912747">
                <text:p>364.468912747</text:p>
              </table:table-cell>
              <table:table-cell office:value-type="float" office:value="127.864615788">
                <text:p>127.864615788</text:p>
              </table:table-cell>
              <table:table-cell office:value-type="float" office:value="236.604296959">
                <text:p>236.604296959</text:p>
              </table:table-cell>
              <table:table-cell office:value-type="float" office:value="725.2626511">
                <text:p>725.262651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64.350047005">
                <text:p>364.350047005</text:p>
              </table:table-cell>
              <table:table-cell office:value-type="float" office:value="127.775960127">
                <text:p>127.775960127</text:p>
              </table:table-cell>
              <table:table-cell office:value-type="float" office:value="236.574086878">
                <text:p>236.574086878</text:p>
              </table:table-cell>
              <table:table-cell office:value-type="float" office:value="740.065276218">
                <text:p>740.06527621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64.238497348">
                <text:p>364.238497348</text:p>
              </table:table-cell>
              <table:table-cell office:value-type="float" office:value="127.692505283">
                <text:p>127.692505283</text:p>
              </table:table-cell>
              <table:table-cell office:value-type="float" office:value="236.545992065">
                <text:p>236.545992065</text:p>
              </table:table-cell>
              <table:table-cell office:value-type="float" office:value="755.170023208">
                <text:p>755.17002320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64.093619436">
                <text:p>364.093619436</text:p>
              </table:table-cell>
              <table:table-cell office:value-type="float" office:value="127.630675519">
                <text:p>127.630675519</text:p>
              </table:table-cell>
              <table:table-cell office:value-type="float" office:value="236.462943916">
                <text:p>236.462943916</text:p>
              </table:table-cell>
              <table:table-cell office:value-type="float" office:value="770.583058385">
                <text:p>770.583058385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63.969602625">
                <text:p>363.969602625</text:p>
              </table:table-cell>
              <table:table-cell office:value-type="float" office:value="127.551645367">
                <text:p>127.551645367</text:p>
              </table:table-cell>
              <table:table-cell office:value-type="float" office:value="236.417957258">
                <text:p>236.417957258</text:p>
              </table:table-cell>
              <table:table-cell office:value-type="float" office:value="786.310673916">
                <text:p>786.310673916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63.848558322">
                <text:p>363.848558322</text:p>
              </table:table-cell>
              <table:table-cell office:value-type="float" office:value="127.5110597">
                <text:p>127.5110597</text:p>
              </table:table-cell>
              <table:table-cell office:value-type="float" office:value="236.337498622">
                <text:p>236.337498622</text:p>
              </table:table-cell>
              <table:table-cell office:value-type="float" office:value="802.359290392">
                <text:p>802.35929039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63.734793736">
                <text:p>363.734793736</text:p>
              </table:table-cell>
              <table:table-cell office:value-type="float" office:value="127.479662362">
                <text:p>127.479662362</text:p>
              </table:table-cell>
              <table:table-cell office:value-type="float" office:value="236.255131374">
                <text:p>236.255131374</text:p>
              </table:table-cell>
              <table:table-cell office:value-type="float" office:value="818.73545945">
                <text:p>818.7354594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63.626512132">
                <text:p>363.626512132</text:p>
              </table:table-cell>
              <table:table-cell office:value-type="float" office:value="127.414989382">
                <text:p>127.414989382</text:p>
              </table:table-cell>
              <table:table-cell office:value-type="float" office:value="236.21152275">
                <text:p>236.21152275</text:p>
              </table:table-cell>
              <table:table-cell office:value-type="float" office:value="835.445866443">
                <text:p>835.44586644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63.445198964">
                <text:p>363.445198964</text:p>
              </table:table-cell>
              <table:table-cell office:value-type="float" office:value="126.809921862">
                <text:p>126.809921862</text:p>
              </table:table-cell>
              <table:table-cell office:value-type="float" office:value="236.635277102">
                <text:p>236.635277102</text:p>
              </table:table-cell>
              <table:table-cell office:value-type="float" office:value="852.497333175">
                <text:p>852.4973331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63.134812567">
                <text:p>363.134812567</text:p>
              </table:table-cell>
              <table:table-cell office:value-type="float" office:value="126.491901319">
                <text:p>126.491901319</text:p>
              </table:table-cell>
              <table:table-cell office:value-type="float" office:value="236.642911248">
                <text:p>236.642911248</text:p>
              </table:table-cell>
              <table:table-cell office:value-type="float" office:value="869.896820682">
                <text:p>869.896820682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62.82549637">
                <text:p>362.82549637</text:p>
              </table:table-cell>
              <table:table-cell office:value-type="float" office:value="126.259106205">
                <text:p>126.259106205</text:p>
              </table:table-cell>
              <table:table-cell office:value-type="float" office:value="236.566390166">
                <text:p>236.566390166</text:p>
              </table:table-cell>
              <table:table-cell office:value-type="float" office:value="887.651432074">
                <text:p>887.65143207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61.905330732">
                <text:p>361.905330732</text:p>
              </table:table-cell>
              <table:table-cell office:value-type="float" office:value="124.52790107">
                <text:p>124.52790107</text:p>
              </table:table-cell>
              <table:table-cell office:value-type="float" office:value="237.377429661">
                <text:p>237.377429661</text:p>
              </table:table-cell>
              <table:table-cell office:value-type="float" office:value="905.768415438">
                <text:p>905.76841543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61.009237037">
                <text:p>361.009237037</text:p>
              </table:table-cell>
              <table:table-cell office:value-type="float" office:value="123.72589921">
                <text:p>123.72589921</text:p>
              </table:table-cell>
              <table:table-cell office:value-type="float" office:value="237.283337827">
                <text:p>237.283337827</text:p>
              </table:table-cell>
              <table:table-cell office:value-type="float" office:value="924.255166792">
                <text:p>924.25516679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60.170420292">
                <text:p>360.170420292</text:p>
              </table:table-cell>
              <table:table-cell office:value-type="float" office:value="122.993756981">
                <text:p>122.993756981</text:p>
              </table:table-cell>
              <table:table-cell office:value-type="float" office:value="237.176663311">
                <text:p>237.176663311</text:p>
              </table:table-cell>
              <table:table-cell office:value-type="float" office:value="943.119233109">
                <text:p>943.11923310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59.168114701">
                <text:p>359.168114701</text:p>
              </table:table-cell>
              <table:table-cell office:value-type="float" office:value="121.431214597">
                <text:p>121.431214597</text:p>
              </table:table-cell>
              <table:table-cell office:value-type="float" office:value="237.736900104">
                <text:p>237.736900104</text:p>
              </table:table-cell>
              <table:table-cell office:value-type="float" office:value="962.368315394">
                <text:p>962.36831539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58.299212654">
                <text:p>358.299212654</text:p>
              </table:table-cell>
              <table:table-cell office:value-type="float" office:value="120.241379763">
                <text:p>120.241379763</text:p>
              </table:table-cell>
              <table:table-cell office:value-type="float" office:value="238.057832891">
                <text:p>238.057832891</text:p>
              </table:table-cell>
              <table:table-cell office:value-type="float" office:value="982.01027183">
                <text:p>982.0102718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56.861368009">
                <text:p>356.861368009</text:p>
              </table:table-cell>
              <table:table-cell office:value-type="float" office:value="119.804693579">
                <text:p>119.804693579</text:p>
              </table:table-cell>
              <table:table-cell office:value-type="float" office:value="237.05667443">
                <text:p>237.05667443</text:p>
              </table:table-cell>
              <table:table-cell office:value-type="float" office:value="1002.05312099">
                <text:p>1002.0531209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55.770023528">
                <text:p>355.770023528</text:p>
              </table:table-cell>
              <table:table-cell office:value-type="float" office:value="123.654890502">
                <text:p>123.654890502</text:p>
              </table:table-cell>
              <table:table-cell office:value-type="float" office:value="232.115133027">
                <text:p>232.115133027</text:p>
              </table:table-cell>
              <table:table-cell office:value-type="float" office:value="1022.5050451">
                <text:p>1022.5050451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54.671613603">
                <text:p>354.671613603</text:p>
              </table:table-cell>
              <table:table-cell office:value-type="float" office:value="122.87361618">
                <text:p>122.87361618</text:p>
              </table:table-cell>
              <table:table-cell office:value-type="float" office:value="231.797997423">
                <text:p>231.797997423</text:p>
              </table:table-cell>
              <table:table-cell office:value-type="float" office:value="1043.37439338">
                <text:p>1043.37439338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53.697511053">
                <text:p>353.697511053</text:p>
              </table:table-cell>
              <table:table-cell office:value-type="float" office:value="122.094113475">
                <text:p>122.094113475</text:p>
              </table:table-cell>
              <table:table-cell office:value-type="float" office:value="231.603397578">
                <text:p>231.603397578</text:p>
              </table:table-cell>
              <table:table-cell office:value-type="float" office:value="1064.66968548">
                <text:p>1064.66968548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52.773562167">
                <text:p>352.773562167</text:p>
              </table:table-cell>
              <table:table-cell office:value-type="float" office:value="121.355415114">
                <text:p>121.355415114</text:p>
              </table:table-cell>
              <table:table-cell office:value-type="float" office:value="231.418147053">
                <text:p>231.418147053</text:p>
              </table:table-cell>
              <table:table-cell office:value-type="float" office:value="1086.39961491">
                <text:p>1086.3996149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51.892170278">
                <text:p>351.892170278</text:p>
              </table:table-cell>
              <table:table-cell office:value-type="float" office:value="120.650815086">
                <text:p>120.650815086</text:p>
              </table:table-cell>
              <table:table-cell office:value-type="float" office:value="231.241355192">
                <text:p>231.241355192</text:p>
              </table:table-cell>
              <table:table-cell office:value-type="float" office:value="1108.57305263">
                <text:p>1108.5730526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51.051743206">
                <text:p>351.051743206</text:p>
              </table:table-cell>
              <table:table-cell office:value-type="float" office:value="119.971096708">
                <text:p>119.971096708</text:p>
              </table:table-cell>
              <table:table-cell office:value-type="float" office:value="231.080646498">
                <text:p>231.080646498</text:p>
              </table:table-cell>
              <table:table-cell office:value-type="float" office:value="1131.19905066">
                <text:p>1131.19905066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350.24764234">
                <text:p>350.24764234</text:p>
              </table:table-cell>
              <table:table-cell office:value-type="float" office:value="119.319976505">
                <text:p>119.319976505</text:p>
              </table:table-cell>
              <table:table-cell office:value-type="float" office:value="230.927665835">
                <text:p>230.927665835</text:p>
              </table:table-cell>
              <table:table-cell office:value-type="float" office:value="1154.28684576">
                <text:p>1154.28684576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49.477007312">
                <text:p>349.477007312</text:p>
              </table:table-cell>
              <table:table-cell office:value-type="float" office:value="118.701714452">
                <text:p>118.701714452</text:p>
              </table:table-cell>
              <table:table-cell office:value-type="float" office:value="230.775292859">
                <text:p>230.775292859</text:p>
              </table:table-cell>
              <table:table-cell office:value-type="float" office:value="1177.84586321">
                <text:p>1177.8458632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48.737164514">
                <text:p>348.737164514</text:p>
              </table:table-cell>
              <table:table-cell office:value-type="float" office:value="118.103944669">
                <text:p>118.103944669</text:p>
              </table:table-cell>
              <table:table-cell office:value-type="float" office:value="230.633219845">
                <text:p>230.633219845</text:p>
              </table:table-cell>
              <table:table-cell office:value-type="float" office:value="1201.88572068">
                <text:p>1201.8857206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48.050547414">
                <text:p>348.050547414</text:p>
              </table:table-cell>
              <table:table-cell office:value-type="float" office:value="117.533764218">
                <text:p>117.533764218</text:p>
              </table:table-cell>
              <table:table-cell office:value-type="float" office:value="230.516783196">
                <text:p>230.516783196</text:p>
              </table:table-cell>
              <table:table-cell office:value-type="float" office:value="1226.41623212">
                <text:p>1226.4162321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47.330456051">
                <text:p>347.330456051</text:p>
              </table:table-cell>
              <table:table-cell office:value-type="float" office:value="116.990135388">
                <text:p>116.990135388</text:p>
              </table:table-cell>
              <table:table-cell office:value-type="float" office:value="230.340320663">
                <text:p>230.340320663</text:p>
              </table:table-cell>
              <table:table-cell office:value-type="float" office:value="1251.44741178">
                <text:p>1251.44741178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659.245111683">
                <text:p>659.245111683</text:p>
              </table:table-cell>
              <table:table-cell office:value-type="float" office:value="223.529893156">
                <text:p>223.529893156</text:p>
              </table:table-cell>
              <table:table-cell office:value-type="float" office:value="435.715218527">
                <text:p>435.715218527</text:p>
              </table:table-cell>
              <table:table-cell office:value-type="float" office:value="1276.98947832">
                <text:p>1276.9894783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659.058725429">
                <text:p>659.058725429</text:p>
              </table:table-cell>
              <table:table-cell office:value-type="float" office:value="223.452683475">
                <text:p>223.452683475</text:p>
              </table:table-cell>
              <table:table-cell office:value-type="float" office:value="435.606041955">
                <text:p>435.606041955</text:p>
              </table:table-cell>
              <table:table-cell office:value-type="float" office:value="1303.05285894">
                <text:p>1303.05285894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658.905680235">
                <text:p>658.905680235</text:p>
              </table:table-cell>
              <table:table-cell office:value-type="float" office:value="223.180535526">
                <text:p>223.180535526</text:p>
              </table:table-cell>
              <table:table-cell office:value-type="float" office:value="435.725144709">
                <text:p>435.725144709</text:p>
              </table:table-cell>
              <table:table-cell office:value-type="float" office:value="1329.64819368">
                <text:p>1329.6481936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658.763329783">
                <text:p>658.763329783</text:p>
              </table:table-cell>
              <table:table-cell office:value-type="float" office:value="223.123556554">
                <text:p>223.123556554</text:p>
              </table:table-cell>
              <table:table-cell office:value-type="float" office:value="435.639773229">
                <text:p>435.639773229</text:p>
              </table:table-cell>
              <table:table-cell office:value-type="float" office:value="1356.78633973">
                <text:p>1356.7863397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658.608918235">
                <text:p>658.608918235</text:p>
              </table:table-cell>
              <table:table-cell office:value-type="float" office:value="223.061100021">
                <text:p>223.061100021</text:p>
              </table:table-cell>
              <table:table-cell office:value-type="float" office:value="435.547818214">
                <text:p>435.547818214</text:p>
              </table:table-cell>
              <table:table-cell office:value-type="float" office:value="1384.47837588">
                <text:p>1384.47837588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658.411908806">
                <text:p>658.411908806</text:p>
              </table:table-cell>
              <table:table-cell office:value-type="float" office:value="222.70136783">
                <text:p>222.70136783</text:p>
              </table:table-cell>
              <table:table-cell office:value-type="float" office:value="435.710540976">
                <text:p>435.710540976</text:p>
              </table:table-cell>
              <table:table-cell office:value-type="float" office:value="1412.73560704">
                <text:p>1412.73560704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658.158274434">
                <text:p>658.158274434</text:p>
              </table:table-cell>
              <table:table-cell office:value-type="float" office:value="222.557726019">
                <text:p>222.557726019</text:p>
              </table:table-cell>
              <table:table-cell office:value-type="float" office:value="435.600548416">
                <text:p>435.600548416</text:p>
              </table:table-cell>
              <table:table-cell office:value-type="float" office:value="1441.56956885">
                <text:p>1441.5695688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657.788482882">
                <text:p>657.788482882</text:p>
              </table:table-cell>
              <table:table-cell office:value-type="float" office:value="222.427107929">
                <text:p>222.427107929</text:p>
              </table:table-cell>
              <table:table-cell office:value-type="float" office:value="435.361374953">
                <text:p>435.361374953</text:p>
              </table:table-cell>
              <table:table-cell office:value-type="float" office:value="1470.99203239">
                <text:p>1470.9920323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657.393695598">
                <text:p>657.393695598</text:p>
              </table:table-cell>
              <table:table-cell office:value-type="float" office:value="222.221670083">
                <text:p>222.221670083</text:p>
              </table:table-cell>
              <table:table-cell office:value-type="float" office:value="435.172025516">
                <text:p>435.172025516</text:p>
              </table:table-cell>
              <table:table-cell office:value-type="float" office:value="1501.01500899">
                <text:p>1501.0150089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56.86775625">
                <text:p>656.86775625</text:p>
              </table:table-cell>
              <table:table-cell office:value-type="float" office:value="222.011365073">
                <text:p>222.011365073</text:p>
              </table:table-cell>
              <table:table-cell office:value-type="float" office:value="434.856391177">
                <text:p>434.856391177</text:p>
              </table:table-cell>
              <table:table-cell office:value-type="float" office:value="1531.65075515">
                <text:p>1531.65075515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656.323594397">
                <text:p>656.323594397</text:p>
              </table:table-cell>
              <table:table-cell office:value-type="float" office:value="221.42183211">
                <text:p>221.42183211</text:p>
              </table:table-cell>
              <table:table-cell office:value-type="float" office:value="434.901762287">
                <text:p>434.901762287</text:p>
              </table:table-cell>
              <table:table-cell office:value-type="float" office:value="1562.91177749">
                <text:p>1562.91177749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655.723942075">
                <text:p>655.723942075</text:p>
              </table:table-cell>
              <table:table-cell office:value-type="float" office:value="220.767142562">
                <text:p>220.767142562</text:p>
              </table:table-cell>
              <table:table-cell office:value-type="float" office:value="434.956799513">
                <text:p>434.956799513</text:p>
              </table:table-cell>
              <table:table-cell office:value-type="float" office:value="1594.81083792">
                <text:p>1594.8108379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655.083562096">
                <text:p>655.083562096</text:p>
              </table:table-cell>
              <table:table-cell office:value-type="float" office:value="220.434553461">
                <text:p>220.434553461</text:p>
              </table:table-cell>
              <table:table-cell office:value-type="float" office:value="434.649008634">
                <text:p>434.649008634</text:p>
              </table:table-cell>
              <table:table-cell office:value-type="float" office:value="1627.3609588">
                <text:p>1627.3609588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654.395941911">
                <text:p>654.395941911</text:p>
              </table:table-cell>
              <table:table-cell office:value-type="float" office:value="220.160264561">
                <text:p>220.160264561</text:p>
              </table:table-cell>
              <table:table-cell office:value-type="float" office:value="434.235677349">
                <text:p>434.235677349</text:p>
              </table:table-cell>
              <table:table-cell office:value-type="float" office:value="1660.5754283">
                <text:p>1660.575428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653.692883204">
                <text:p>653.692883204</text:p>
              </table:table-cell>
              <table:table-cell office:value-type="float" office:value="219.741324868">
                <text:p>219.741324868</text:p>
              </table:table-cell>
              <table:table-cell office:value-type="float" office:value="433.951558336">
                <text:p>433.951558336</text:p>
              </table:table-cell>
              <table:table-cell office:value-type="float" office:value="1694.46780579">
                <text:p>1694.4678057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652.998524579">
                <text:p>652.998524579</text:p>
              </table:table-cell>
              <table:table-cell office:value-type="float" office:value="219.36923642">
                <text:p>219.36923642</text:p>
              </table:table-cell>
              <table:table-cell office:value-type="float" office:value="433.629288159">
                <text:p>433.629288159</text:p>
              </table:table-cell>
              <table:table-cell office:value-type="float" office:value="1729.05192737">
                <text:p>1729.0519273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651.739037109">
                <text:p>651.739037109</text:p>
              </table:table-cell>
              <table:table-cell office:value-type="float" office:value="217.645229164">
                <text:p>217.645229164</text:p>
              </table:table-cell>
              <table:table-cell office:value-type="float" office:value="434.093807945">
                <text:p>434.093807945</text:p>
              </table:table-cell>
              <table:table-cell office:value-type="float" office:value="1764.34191155">
                <text:p>1764.3419115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649.514545959">
                <text:p>649.514545959</text:p>
              </table:table-cell>
              <table:table-cell office:value-type="float" office:value="215.728842894">
                <text:p>215.728842894</text:p>
              </table:table-cell>
              <table:table-cell office:value-type="float" office:value="433.785703065">
                <text:p>433.785703065</text:p>
              </table:table-cell>
              <table:table-cell office:value-type="float" office:value="1800.35216502">
                <text:p>1800.35216502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643.539024121">
                <text:p>643.539024121</text:p>
              </table:table-cell>
              <table:table-cell office:value-type="float" office:value="209.118576579">
                <text:p>209.118576579</text:p>
              </table:table-cell>
              <table:table-cell office:value-type="float" office:value="434.420447542">
                <text:p>434.420447542</text:p>
              </table:table-cell>
              <table:table-cell office:value-type="float" office:value="1837.09738848">
                <text:p>1837.0973884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88.445247623">
                <text:p>588.445247623</text:p>
              </table:table-cell>
              <table:table-cell office:value-type="float" office:value="307.46746069">
                <text:p>307.46746069</text:p>
              </table:table-cell>
              <table:table-cell office:value-type="float" office:value="280.977786933">
                <text:p>280.977786933</text:p>
              </table:table-cell>
              <table:table-cell office:value-type="float" office:value="1874.59258267">
                <text:p>1874.59258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